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6827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439in"/>
    </style:style>
    <style:style style:name="co7" style:family="table-column">
      <style:table-column-properties fo:break-before="auto" style:column-width="2.1689in"/>
    </style:style>
    <style:style style:name="co8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ort_exclu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opt/build/glibc/glibc-2.24/elf/dl-fini.c</text:p>
          </table:table-cell>
          <table:table-cell office:value-type="string" calcext:value-type="string">
            <text:p>_dl_fini</text:p>
          </table:table-cell>
          <table:table-cell table:number-columns-repeated="2" office:value-type="float" office:value="576" calcext:value-type="float">
            <text:p>576</text:p>
          </table:table-cell>
          <table:table-cell table:formula="of:=[.C1]-[.D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free_charset</text:p>
          </table:table-cell>
          <table:table-cell table:number-columns-repeated="2" office:value-type="float" office:value="578" calcext:value-type="float">
            <text:p>578</text:p>
          </table:table-cell>
          <table:table-cell table:formula="of:=[.C2]-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misc/../sysdeps/unix/syscall-template.S</text:p>
          </table:table-cell>
          <table:table-cell office:value-type="string" calcext:value-type="string">
            <text:p>ioctl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/home/ykuznetsov/klish-2.1.3/clish/shell/shell_command.c</text:p>
          </table:table-cell>
          <table:table-cell office:value-type="string" calcext:value-type="string">
            <text:p>clish_shell_resolve_command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/opt/build/glibc/glibc-2.24/io/../sysdeps/unix/syscall-template.S</text:p>
          </table:table-cell>
          <table:table-cell office:value-type="string" calcext:value-type="string">
            <text:p>__write_nocancel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/home/ykuznetsov/klish-2.1.3/clish/param/param.c</text:p>
          </table:table-cell>
          <table:table-cell office:value-type="string" calcext:value-type="string">
            <text:p>clish_paramv_delete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[.C6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free_state</text:p>
          </table:table-cell>
          <table:table-cell table:number-columns-repeated="2" office:value-type="float" office:value="644" calcext:value-type="float">
            <text:p>644</text:p>
          </table:table-cell>
          <table:table-cell table:formula="of:=[.C7]-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key_backspace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/home/ykuznetsov/klish-2.1.3/clish/param/param.c</text:p>
          </table:table-cell>
          <table:table-cell office:value-type="string" calcext:value-type="string">
            <text:p>clish_param_delete</text:p>
          </table:table-cell>
          <table:table-cell table:number-columns-repeated="2" office:value-type="float" office:value="660" calcext:value-type="float">
            <text:p>660</text:p>
          </table:table-cell>
          <table:table-cell table:formula="of:=[.C9]-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delete_matches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oflush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/home/ykuznetsov/klish-2.1.3/clish/shell/shell_execute.c</text:p>
          </table:table-cell>
          <table:table-cell office:value-type="string" calcext:value-type="string">
            <text:p>clish_shell_execute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_get_count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/opt/build/glibc/glibc-2.24/libio/genops.c</text:p>
          </table:table-cell>
          <table:table-cell office:value-type="string" calcext:value-type="string">
            <text:p>__overflow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/home/ykuznetsov/klish-2.1.3/clish/shell/shell_var.c</text:p>
          </table:table-cell>
          <table:table-cell office:value-type="string" calcext:value-type="string">
            <text:p>clish_shell_expand_var_ex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resolve_command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/home/ykuznetsov/klish-2.1.3/clish/shell/shell_view.c</text:p>
          </table:table-cell>
          <table:table-cell office:value-type="string" calcext:value-type="string">
            <text:p>clish_shell__get_view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element_end</text:p>
          </table:table-cell>
          <table:table-cell office:value-type="float" office:value="1176" calcext:value-type="float">
            <text:p>1176</text:p>
          </table:table-cell>
          <table:table-cell office:value-type="float" office:value="588" calcext:value-type="float">
            <text:p>588</text:p>
          </table:table-cell>
          <table:table-cell table:formula="of:=[.C18]-[.D18]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</text:p>
          </table:table-cell>
          <table:table-cell office:value-type="float" office:value="1190" calcext:value-type="float">
            <text:p>1190</text:p>
          </table:table-cell>
          <table:table-cell office:value-type="float" office:value="595" calcext:value-type="float">
            <text:p>595</text:p>
          </table:table-cell>
          <table:table-cell table:formula="of:=[.C19]-[.D19]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/opt/build/glibc/glibc-2.24/dirent/../sysdeps/posix/readdir.c</text:p>
          </table:table-cell>
          <table:table-cell office:value-type="string" calcext:value-type="string">
            <text:p>readdir</text:p>
          </table:table-cell>
          <table:table-cell office:value-type="float" office:value="1192" calcext:value-type="float">
            <text:p>1192</text:p>
          </table:table-cell>
          <table:table-cell office:value-type="float" office:value="596" calcext:value-type="float">
            <text:p>596</text:p>
          </table:table-cell>
          <table:table-cell table:formula="of:=[.C20]-[.D20]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/home/ykuznetsov/klish-2.1.3/lub/bintree/bintree_iterator_next.c</text:p>
          </table:table-cell>
          <table:table-cell office:value-type="string" calcext:value-type="string">
            <text:p>lub_bintree_iterator_next</text:p>
          </table:table-cell>
          <table:table-cell office:value-type="float" office:value="1194" calcext:value-type="float">
            <text:p>1194</text:p>
          </table:table-cell>
          <table:table-cell office:value-type="float" office:value="597" calcext:value-type="float">
            <text:p>597</text:p>
          </table:table-cell>
          <table:table-cell table:formula="of:=[.C21]-[.D21]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/opt/build/glibc/glibc-2.24/elf/dl-close.c</text:p>
          </table:table-cell>
          <table:table-cell office:value-type="string" calcext:value-type="string">
            <text:p>_dl_close_worker</text:p>
          </table:table-cell>
          <table:table-cell table:number-columns-repeated="2" office:value-type="float" office:value="1209" calcext:value-type="float">
            <text:p>1209</text:p>
          </table:table-cell>
          <table:table-cell table:formula="of:=[.C22]-[.D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lub/bintree/bintree_findfirst.c</text:p>
          </table:table-cell>
          <table:table-cell office:value-type="string" calcext:value-type="string">
            <text:p>lub_bintree_findfirst</text:p>
          </table:table-cell>
          <table:table-cell office:value-type="float" office:value="1252" calcext:value-type="float">
            <text:p>1252</text:p>
          </table:table-cell>
          <table:table-cell office:value-type="float" office:value="1210" calcext:value-type="float">
            <text:p>1210</text:p>
          </table:table-cell>
          <table:table-cell table:formula="of:=[.C23]-[.D23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/home/ykuznetsov/klish-2.1.3/clish/command/command.c</text:p>
          </table:table-cell>
          <table:table-cell office:value-type="string" calcext:value-type="string">
            <text:p>clish_command_fini</text:p>
          </table:table-cell>
          <table:table-cell table:number-columns-repeated="2" office:value-type="float" office:value="1309" calcext:value-type="float">
            <text:p>1309</text:p>
          </table:table-cell>
          <table:table-cell table:formula="of:=[.C24]-[.D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clish/command/command.c</text:p>
          </table:table-cell>
          <table:table-cell office:value-type="string" calcext:value-type="string">
            <text:p>clish_command_diff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formula="of:=[.C25]-[.D25]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5686938</text:p>
          </table:table-cell>
          <table:table-cell table:number-columns-repeated="2" office:value-type="float" office:value="1556" calcext:value-type="float">
            <text:p>1556</text:p>
          </table:table-cell>
          <table:table-cell table:formula="of:=[.C26]-[.D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is_quoting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/home/ykuznetsov/klish-2.1.3/lub/bintree/bintree_remove.c</text:p>
          </table:table-cell>
          <table:table-cell office:value-type="string" calcext:value-type="string">
            <text:p>lub_bintree_remove</text:p>
          </table:table-cell>
          <table:table-cell table:number-columns-repeated="2" office:value-type="float" office:value="1676" calcext:value-type="float">
            <text:p>1676</text:p>
          </table:table-cell>
          <table:table-cell table:formula="of:=[.C28]-[.D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elf/dl-fini.c</text:p>
          </table:table-cell>
          <table:table-cell office:value-type="string" calcext:value-type="string">
            <text:p>_dl_sort_fini</text:p>
          </table:table-cell>
          <table:table-cell table:number-columns-repeated="2" office:value-type="float" office:value="1693" calcext:value-type="float">
            <text:p>1693</text:p>
          </table:table-cell>
          <table:table-cell table:formula="of:=[.C29]-[.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clish/shell/shell_command.c</text:p>
          </table:table-cell>
          <table:table-cell office:value-type="string" calcext:value-type="string">
            <text:p>clish_shell_param_generator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table:formula="of:=[.C30]-[.D30]"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/opt/build/glibc/glibc-2.24/stdio-common/_itoa.c</text:p>
          </table:table-cell>
          <table:table-cell office:value-type="string" calcext:value-type="string">
            <text:p>_itoa_word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table:formula="of:=[.C31]-[.D31]"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/opt/build/glibc/glibc-2.24/libio/iogetline.c</text:p>
          </table:table-cell>
          <table:table-cell office:value-type="string" calcext:value-type="string">
            <text:p>_IO_getline_info</text:p>
          </table:table-cell>
          <table:table-cell office:value-type="float" office:value="1857" calcext:value-type="float">
            <text:p>1857</text:p>
          </table:table-cell>
          <table:table-cell office:value-type="float" office:value="1238" calcext:value-type="float">
            <text:p>1238</text:p>
          </table:table-cell>
          <table:table-cell table:formula="of:=[.C32]-[.D32]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reg_exp'2</text:p>
          </table:table-cell>
          <table:table-cell office:value-type="float" office:value="1881" calcext:value-type="float">
            <text:p>1881</text:p>
          </table:table-cell>
          <table:table-cell office:value-type="float" office:value="1254" calcext:value-type="float">
            <text:p>1254</text:p>
          </table:table-cell>
          <table:table-cell table:formula="of:=[.C33]-[.D33]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free_token</text:p>
          </table:table-cell>
          <table:table-cell table:number-columns-repeated="2" office:value-type="float" office:value="1893" calcext:value-type="float">
            <text:p>1893</text:p>
          </table:table-cell>
          <table:table-cell table:formula="of:=[.C34]-[.D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71d0</text:p>
          </table:table-cell>
          <table:table-cell office:value-type="float" office:value="1935" calcext:value-type="float">
            <text:p>1935</text:p>
          </table:table-cell>
          <table:table-cell office:value-type="float" office:value="1290" calcext:value-type="float">
            <text:p>1290</text:p>
          </table:table-cell>
          <table:table-cell table:formula="of:=[.C35]-[.D35]"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select__get_name.isra.0</text:p>
          </table:table-cell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table:formula="of:=[.C36]-[.D36]"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_init_state</text:p>
          </table:table-cell>
          <table:table-cell office:value-type="float" office:value="1944" calcext:value-type="float">
            <text:p>1944</text:p>
          </table:table-cell>
          <table:table-cell office:value-type="float" office:value="1296" calcext:value-type="float">
            <text:p>1296</text:p>
          </table:table-cell>
          <table:table-cell table:formula="of:=[.C37]-[.D37]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b4f0</text:p>
          </table:table-cell>
          <table:table-cell office:value-type="float" office:value="1950" calcext:value-type="float">
            <text:p>1950</text:p>
          </table:table-cell>
          <table:table-cell office:value-type="float" office:value="1300" calcext:value-type="float">
            <text:p>1300</text:p>
          </table:table-cell>
          <table:table-cell table:formula="of:=[.C38]-[.D38]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_release</text:p>
          </table:table-cell>
          <table:table-cell office:value-type="float" office:value="1983" calcext:value-type="float">
            <text:p>1983</text:p>
          </table:table-cell>
          <table:table-cell office:value-type="float" office:value="1322" calcext:value-type="float">
            <text:p>1322</text:p>
          </table:table-cell>
          <table:table-cell table:formula="of:=[.C39]-[.D39]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/home/ykuznetsov/klish-2.1.3/clish/shell/shell_wdog.c</text:p>
          </table:table-cell>
          <table:table-cell office:value-type="string" calcext:value-type="string">
            <text:p>clish_shell_keypress_fn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table:formula="of:=[.C40]-[.D40]"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new_command</text:p>
          </table:table-cell>
          <table:table-cell office:value-type="float" office:value="2019" calcext:value-type="float">
            <text:p>2019</text:p>
          </table:table-cell>
          <table:table-cell office:value-type="float" office:value="1346" calcext:value-type="float">
            <text:p>1346</text:p>
          </table:table-cell>
          <table:table-cell table:formula="of:=[.C41]-[.D41]"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/opt/build/glibc/glibc-2.24/elf/dl-load.c</text:p>
          </table:table-cell>
          <table:table-cell office:value-type="string" calcext:value-type="string">
            <text:p>decompose_rpath</text:p>
          </table:table-cell>
          <table:table-cell office:value-type="float" office:value="2058" calcext:value-type="float">
            <text:p>2058</text:p>
          </table:table-cell>
          <table:table-cell office:value-type="float" office:value="1372" calcext:value-type="float">
            <text:p>1372</text:p>
          </table:table-cell>
          <table:table-cell table:formula="of:=[.C42]-[.D42]"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_get_argv</text:p>
          </table:table-cell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  <table:table-cell table:formula="of:=[.C43]-[.D43]"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insert_text</text:p>
          </table:table-cell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  <table:table-cell table:formula="of:=[.C44]-[.D44]"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610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table:formula="of:=[.C45]-[.D4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new</text:p>
          </table:table-cell>
          <table:table-cell office:value-type="float" office:value="2103" calcext:value-type="float">
            <text:p>2103</text:p>
          </table:table-cell>
          <table:table-cell office:value-type="float" office:value="1402" calcext:value-type="float">
            <text:p>1402</text:p>
          </table:table-cell>
          <table:table-cell table:formula="of:=[.C46]-[.D46]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iterate_paramv'2</text:p>
          </table:table-cell>
          <table:table-cell office:value-type="float" office:value="2103" calcext:value-type="float">
            <text:p>2103</text:p>
          </table:table-cell>
          <table:table-cell office:value-type="float" office:value="1402" calcext:value-type="float">
            <text:p>1402</text:p>
          </table:table-cell>
          <table:table-cell table:formula="of:=[.C47]-[.D47]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GetBuffer</text:p>
          </table:table-cell>
          <table:table-cell office:value-type="float" office:value="2154" calcext:value-type="float">
            <text:p>2154</text:p>
          </table:table-cell>
          <table:table-cell office:value-type="float" office:value="1436" calcext:value-type="float">
            <text:p>1436</text:p>
          </table:table-cell>
          <table:table-cell table:formula="of:=[.C48]-[.D48]"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/opt/build/glibc/glibc-2.24/libio/fileno.c</text:p>
          </table:table-cell>
          <table:table-cell office:value-type="string" calcext:value-type="string">
            <text:p>fileno</text:p>
          </table:table-cell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  <table:table-cell table:formula="of:=[.C49]-[.D49]"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validate_or_translate</text:p>
          </table:table-cell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  <table:table-cell table:formula="of:=[.C50]-[.D50]" office:value-type="float" office:value="2218" calcext:value-type="float">
            <text:p>2218</text:p>
          </table:table-cell>
        </table:table-row>
        <table:table-row table:style-name="ro1">
          <table:table-cell office:value-type="string" calcext:value-type="string">
            <text:p>/home/ykuznetsov/klish-2.1.3/clish/plugin/plugin.c</text:p>
          </table:table-cell>
          <table:table-cell office:value-type="string" calcext:value-type="string">
            <text:p>clish_plugin_get_sym</text:p>
          </table:table-cell>
          <table:table-cell office:value-type="float" office:value="2220" calcext:value-type="float">
            <text:p>2220</text:p>
          </table:table-cell>
          <table:table-cell office:value-type="float" office:value="1480" calcext:value-type="float">
            <text:p>1480</text:p>
          </table:table-cell>
          <table:table-cell table:formula="of:=[.C51]-[.D51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/opt/build/glibc/glibc-2.24/elf/../sysdeps/x86_64/dl-trampoline.h</text:p>
          </table:table-cell>
          <table:table-cell office:value-type="string" calcext:value-type="string">
            <text:p>_dl_runtime_resolve_fxsave</text:p>
          </table:table-cell>
          <table:table-cell office:value-type="float" office:value="2240" calcext:value-type="float">
            <text:p>2240</text:p>
          </table:table-cell>
          <table:table-cell office:value-type="float" office:value="1540" calcext:value-type="float">
            <text:p>1540</text:p>
          </table:table-cell>
          <table:table-cell table:formula="of:=[.C52]-[.D52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d00</text:p>
          </table:table-cell>
          <table:table-cell office:value-type="float" office:value="2250" calcext:value-type="float">
            <text:p>2250</text:p>
          </table:table-cell>
          <table:table-cell office:value-type="float" office:value="1500" calcext:value-type="float">
            <text:p>1500</text:p>
          </table:table-cell>
          <table:table-cell table:formula="of:=[.C53]-[.D53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free</text:p>
          </table:table-cell>
          <table:table-cell office:value-type="float" office:value="2266" calcext:value-type="float">
            <text:p>2266</text:p>
          </table:table-cell>
          <table:table-cell office:value-type="float" office:value="1692" calcext:value-type="float">
            <text:p>1692</text:p>
          </table:table-cell>
          <table:table-cell table:formula="of:=[.C54]-[.D54]"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/opt/build/glibc/glibc-2.24/libio/fileops.c</text:p>
          </table:table-cell>
          <table:table-cell office:value-type="string" calcext:value-type="string">
            <text:p>_IO_do_write@@GLIBC_2.2.5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table:formula="of:=[.C55]-[.D55]"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/opt/build/glibc/glibc-2.24/elf/dl-deps.c</text:p>
          </table:table-cell>
          <table:table-cell office:value-type="string" calcext:value-type="string">
            <text:p>openaux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table:formula="of:=[.C56]-[.D56]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branch</text:p>
          </table:table-cell>
          <table:table-cell office:value-type="float" office:value="2310" calcext:value-type="float">
            <text:p>2310</text:p>
          </table:table-cell>
          <table:table-cell office:value-type="float" office:value="1540" calcext:value-type="float">
            <text:p>1540</text:p>
          </table:table-cell>
          <table:table-cell table:formula="of:=[.C57]-[.D57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multiarch/memset-vec-unaligned-erms.S</text:p>
          </table:table-cell>
          <table:table-cell office:value-type="string" calcext:value-type="string">
            <text:p>memset</text:p>
          </table:table-cell>
          <table:table-cell office:value-type="float" office:value="2324" calcext:value-type="float">
            <text:p>2324</text:p>
          </table:table-cell>
          <table:table-cell office:value-type="float" office:value="1644" calcext:value-type="float">
            <text:p>1644</text:p>
          </table:table-cell>
          <table:table-cell table:formula="of:=[.C58]-[.D58]"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/home/ykuznetsov/klish-2.1.3/clish/shell/shell_parse.c</text:p>
          </table:table-cell>
          <table:table-cell office:value-type="string" calcext:value-type="string">
            <text:p>clish_shell_parse_pargv</text:p>
          </table:table-cell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  <table:table-cell table:formula="of:=[.C59]-[.D59]" office:value-type="float" office:value="2336" calcext:value-type="float">
            <text:p>2336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__GI_strncmp</text:p>
          </table:table-cell>
          <table:table-cell office:value-type="float" office:value="2340" calcext:value-type="float">
            <text:p>2340</text:p>
          </table:table-cell>
          <table:table-cell office:value-type="float" office:value="1560" calcext:value-type="float">
            <text:p>1560</text:p>
          </table:table-cell>
          <table:table-cell table:formula="of:=[.C60]-[.D60]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vprintf</text:p>
          </table:table-cell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  <table:table-cell table:formula="of:=[.C61]-[.D61]"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bt_compare</text:p>
          </table:table-cell>
          <table:table-cell office:value-type="float" office:value="2382" calcext:value-type="float">
            <text:p>2382</text:p>
          </table:table-cell>
          <table:table-cell office:value-type="float" office:value="1614" calcext:value-type="float">
            <text:p>1614</text:p>
          </table:table-cell>
          <table:table-cell table:formula="of:=[.C62]-[.D62]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multiarch/memmove-vec-unaligned-erms.S</text:p>
          </table:table-cell>
          <table:table-cell office:value-type="string" calcext:value-type="string">
            <text:p>memcpy</text:p>
          </table:table-cell>
          <table:table-cell office:value-type="float" office:value="2382" calcext:value-type="float">
            <text:p>2382</text:p>
          </table:table-cell>
          <table:table-cell office:value-type="float" office:value="1596" calcext:value-type="float">
            <text:p>1596</text:p>
          </table:table-cell>
          <table:table-cell table:formula="of:=[.C63]-[.D63]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/home/ykuznetsov/klish-2.1.3/tinyrl/history/history.c</text:p>
          </table:table-cell>
          <table:table-cell office:value-type="string" calcext:value-type="string">
            <text:p>remove_duplicate</text:p>
          </table:table-cell>
          <table:table-cell office:value-type="float" office:value="2395" calcext:value-type="float">
            <text:p>2395</text:p>
          </table:table-cell>
          <table:table-cell office:value-type="float" office:value="1423" calcext:value-type="float">
            <text:p>1423</text:p>
          </table:table-cell>
          <table:table-cell table:formula="of:=[.C64]-[.D64]"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/opt/build/glibc/glibc-2.24/stdlib/../stdlib/strtol_l.c</text:p>
          </table:table-cell>
          <table:table-cell office:value-type="string" calcext:value-type="string">
            <text:p>____strtol_l_internal</text:p>
          </table:table-cell>
          <table:table-cell office:value-type="float" office:value="2415" calcext:value-type="float">
            <text:p>2415</text:p>
          </table:table-cell>
          <table:table-cell office:value-type="float" office:value="1610" calcext:value-type="float">
            <text:p>1610</text:p>
          </table:table-cell>
          <table:table-cell table:formula="of:=[.C65]-[.D65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clish_shell_load_scheme</text:p>
          </table:table-cell>
          <table:table-cell office:value-type="float" office:value="2418" calcext:value-type="float">
            <text:p>2418</text:p>
          </table:table-cell>
          <table:table-cell office:value-type="float" office:value="1612" calcext:value-type="float">
            <text:p>1612</text:p>
          </table:table-cell>
          <table:table-cell table:formula="of:=[.C66]-[.D66]"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resolve_ptype</text:p>
          </table:table-cell>
          <table:table-cell office:value-type="float" office:value="2448" calcext:value-type="float">
            <text:p>2448</text:p>
          </table:table-cell>
          <table:table-cell office:value-type="float" office:value="1632" calcext:value-type="float">
            <text:p>1632</text:p>
          </table:table-cell>
          <table:table-cell table:formula="of:=[.C67]-[.D67]"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delete_text</text:p>
          </table:table-cell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  <table:table-cell table:formula="of:=[.C68]-[.D68]"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6340</text:p>
          </table:table-cell>
          <table:table-cell office:value-type="float" office:value="2460" calcext:value-type="float">
            <text:p>2460</text:p>
          </table:table-cell>
          <table:table-cell office:value-type="float" office:value="1640" calcext:value-type="float">
            <text:p>1640</text:p>
          </table:table-cell>
          <table:table-cell table:formula="of:=[.C69]-[.D69]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/opt/build/glibc/glibc-2.24/locale/setlocale.c</text:p>
          </table:table-cell>
          <table:table-cell office:value-type="string" calcext:value-type="string">
            <text:p>setlocale</text:p>
          </table:table-cell>
          <table:table-cell office:value-type="float" office:value="2505" calcext:value-type="float">
            <text:p>2505</text:p>
          </table:table-cell>
          <table:table-cell office:value-type="float" office:value="1670" calcext:value-type="float">
            <text:p>1670</text:p>
          </table:table-cell>
          <table:table-cell table:formula="of:=[.C70]-[.D70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display_matches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table:formula="of:=[.C71]-[.D71]"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/opt/build/glibc/glibc-2.24/misc/../sysdeps/unix/sysv/linux/wordsize-64/mmap.c</text:p>
          </table:table-cell>
          <table:table-cell office:value-type="string" calcext:value-type="string">
            <text:p>mmap</text:p>
          </table:table-cell>
          <table:table-cell office:value-type="float" office:value="2568" calcext:value-type="float">
            <text:p>2568</text:p>
          </table:table-cell>
          <table:table-cell office:value-type="float" office:value="1712" calcext:value-type="float">
            <text:p>1712</text:p>
          </table:table-cell>
          <table:table-cell table:formula="of:=[.C72]-[.D72]"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ptype</text:p>
          </table:table-cell>
          <table:table-cell office:value-type="float" office:value="2598" calcext:value-type="float">
            <text:p>2598</text:p>
          </table:table-cell>
          <table:table-cell office:value-type="float" office:value="1732" calcext:value-type="float">
            <text:p>1732</text:p>
          </table:table-cell>
          <table:table-cell table:formula="of:=[.C73]-[.D73]"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doc_read</text:p>
          </table:table-cell>
          <table:table-cell office:value-type="float" office:value="2652" calcext:value-type="float">
            <text:p>2652</text:p>
          </table:table-cell>
          <table:table-cell office:value-type="float" office:value="1768" calcext:value-type="float">
            <text:p>1768</text:p>
          </table:table-cell>
          <table:table-cell table:formula="of:=[.C74]-[.D74]"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node_set_insert_last</text:p>
          </table:table-cell>
          <table:table-cell office:value-type="float" office:value="2652" calcext:value-type="float">
            <text:p>2652</text:p>
          </table:table-cell>
          <table:table-cell office:value-type="float" office:value="1768" calcext:value-type="float">
            <text:p>1768</text:p>
          </table:table-cell>
          <table:table-cell table:formula="of:=[.C75]-[.D75]"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/home/ykuznetsov/klish-2.1.3/lub/list/list.c</text:p>
          </table:table-cell>
          <table:table-cell office:value-type="string" calcext:value-type="string">
            <text:p>lub_list_add</text:p>
          </table:table-cell>
          <table:table-cell office:value-type="float" office:value="2775" calcext:value-type="float">
            <text:p>2775</text:p>
          </table:table-cell>
          <table:table-cell office:value-type="float" office:value="1850" calcext:value-type="float">
            <text:p>1850</text:p>
          </table:table-cell>
          <table:table-cell table:formula="of:=[.C76]-[.D76]"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/opt/build/glibc/glibc-2.24/wctype/wcfuncs.c</text:p>
          </table:table-cell>
          <table:table-cell office:value-type="string" calcext:value-type="string">
            <text:p>iswalnum</text:p>
          </table:table-cell>
          <table:table-cell office:value-type="float" office:value="2781" calcext:value-type="float">
            <text:p>2781</text:p>
          </table:table-cell>
          <table:table-cell office:value-type="float" office:value="1854" calcext:value-type="float">
            <text:p>1854</text:p>
          </table:table-cell>
          <table:table-cell table:formula="of:=[.C77]-[.D77]"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/opt/build/glibc/glibc-2.24/libio/iopadn.c</text:p>
          </table:table-cell>
          <table:table-cell office:value-type="string" calcext:value-type="string">
            <text:p>_IO_padn</text:p>
          </table:table-cell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  <table:table-cell table:formula="of:=[.C78]-[.D78]"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_get_arg</text:p>
          </table:table-cell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  <table:table-cell table:formula="of:=[.C79]-[.D79]"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/opt/build/glibc/glibc-2.24/elf/dl-error.c</text:p>
          </table:table-cell>
          <table:table-cell office:value-type="string" calcext:value-type="string">
            <text:p>_dl_catch_error'2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[.C80]-[.D80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/opt/build/glibc/glibc-2.24/string/../sysdeps/x86/cacheinfo.c</text:p>
          </table:table-cell>
          <table:table-cell office:value-type="string" calcext:value-type="string">
            <text:p>intel_check_word</text:p>
          </table:table-cell>
          <table:table-cell office:value-type="float" office:value="3024" calcext:value-type="float">
            <text:p>3024</text:p>
          </table:table-cell>
          <table:table-cell office:value-type="float" office:value="2016" calcext:value-type="float">
            <text:p>2016</text:p>
          </table:table-cell>
          <table:table-cell table:formula="of:=[.C81]-[.D81]"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/opt/build/glibc/glibc-2.24/setjmp/../sysdeps/x86_64/setjmp.S</text:p>
          </table:table-cell>
          <table:table-cell office:value-type="string" calcext:value-type="string">
            <text:p>__sigsetjmp</text:p>
          </table:table-cell>
          <table:table-cell office:value-type="float" office:value="3037" calcext:value-type="float">
            <text:p>3037</text:p>
          </table:table-cell>
          <table:table-cell office:value-type="float" office:value="2031" calcext:value-type="float">
            <text:p>2031</text:p>
          </table:table-cell>
          <table:table-cell table:formula="of:=[.C82]-[.D82]"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find_command</text:p>
          </table:table-cell>
          <table:table-cell office:value-type="float" office:value="3068" calcext:value-type="float">
            <text:p>3068</text:p>
          </table:table-cell>
          <table:table-cell office:value-type="float" office:value="628" calcext:value-type="float">
            <text:p>628</text:p>
          </table:table-cell>
          <table:table-cell table:formula="of:=[.C83]-[.D83]" office:value-type="float" office:value="2440" calcext:value-type="float">
            <text:p>2440</text:p>
          </table:table-cell>
        </table:table-row>
        <table:table-row table:style-name="ro1">
          <table:table-cell office:value-type="string" calcext:value-type="string">
            <text:p>/opt/build/glibc/glibc-2.24/locale/loadarchive.c</text:p>
          </table:table-cell>
          <table:table-cell office:value-type="string" calcext:value-type="string">
            <text:p>_nl_load_locale_from_archive</text:p>
          </table:table-cell>
          <table:table-cell office:value-type="float" office:value="3117" calcext:value-type="float">
            <text:p>3117</text:p>
          </table:table-cell>
          <table:table-cell office:value-type="float" office:value="2078" calcext:value-type="float">
            <text:p>2078</text:p>
          </table:table-cell>
          <table:table-cell table:formula="of:=[.C84]-[.D84]"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/opt/build/glibc/glibc-2.24/elf/dl-cache.c</text:p>
          </table:table-cell>
          <table:table-cell office:value-type="string" calcext:value-type="string">
            <text:p>_dl_load_cache_lookup</text:p>
          </table:table-cell>
          <table:table-cell office:value-type="float" office:value="3123" calcext:value-type="float">
            <text:p>3123</text:p>
          </table:table-cell>
          <table:table-cell office:value-type="float" office:value="2082" calcext:value-type="float">
            <text:p>2082</text:p>
          </table:table-cell>
          <table:table-cell table:formula="of:=[.C85]-[.D85]"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/home/ykuznetsov/klish-2.1.3/clish/command/command.c</text:p>
          </table:table-cell>
          <table:table-cell office:value-type="string" calcext:value-type="string">
            <text:p>clish_command__get_name</text:p>
          </table:table-cell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  <table:table-cell table:formula="of:=[.C86]-[.D86]"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/opt/build/glibc/glibc-2.24/string/../sysdeps/x86_64/memchr.S</text:p>
          </table:table-cell>
          <table:table-cell office:value-type="string" calcext:value-type="string">
            <text:p>memchr</text:p>
          </table:table-cell>
          <table:table-cell office:value-type="float" office:value="3219" calcext:value-type="float">
            <text:p>3219</text:p>
          </table:table-cell>
          <table:table-cell office:value-type="float" office:value="2088" calcext:value-type="float">
            <text:p>2088</text:p>
          </table:table-cell>
          <table:table-cell table:formula="of:=[.C87]-[.D87]"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multiarch/memmove-vec-unaligned-erms.S</text:p>
          </table:table-cell>
          <table:table-cell office:value-type="string" calcext:value-type="string">
            <text:p>mempcpy</text:p>
          </table:table-cell>
          <table:table-cell office:value-type="float" office:value="3252" calcext:value-type="float">
            <text:p>3252</text:p>
          </table:table-cell>
          <table:table-cell office:value-type="float" office:value="2168" calcext:value-type="float">
            <text:p>2168</text:p>
          </table:table-cell>
          <table:table-cell table:formula="of:=[.C88]-[.D88]"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/opt/build/glibc/glibc-2.24/locale/findlocale.c</text:p>
          </table:table-cell>
          <table:table-cell office:value-type="string" calcext:value-type="string">
            <text:p>_nl_find_locale</text:p>
          </table:table-cell>
          <table:table-cell office:value-type="float" office:value="3276" calcext:value-type="float">
            <text:p>3276</text:p>
          </table:table-cell>
          <table:table-cell office:value-type="float" office:value="2184" calcext:value-type="float">
            <text:p>2184</text:p>
          </table:table-cell>
          <table:table-cell table:formula="of:=[.C89]-[.D89]"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/opt/build/glibc/glibc-2.24/elf/dl-error.c</text:p>
          </table:table-cell>
          <table:table-cell office:value-type="string" calcext:value-type="string">
            <text:p>_dl_catch_error</text:p>
          </table:table-cell>
          <table:table-cell office:value-type="float" office:value="3280" calcext:value-type="float">
            <text:p>3280</text:p>
          </table:table-cell>
          <table:table-cell office:value-type="float" office:value="2200" calcext:value-type="float">
            <text:p>2200</text:p>
          </table:table-cell>
          <table:table-cell table:formula="of:=[.C90]-[.D90]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37d0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  <table:table-cell table:formula="of:=[.C91]-[.D91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iterate_paramv</text:p>
          </table:table-cell>
          <table:table-cell office:value-type="float" office:value="3321" calcext:value-type="float">
            <text:p>3321</text:p>
          </table:table-cell>
          <table:table-cell office:value-type="float" office:value="2214" calcext:value-type="float">
            <text:p>2214</text:p>
          </table:table-cell>
          <table:table-cell table:formula="of:=[.C92]-[.D92]"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add</text:p>
          </table:table-cell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table:formula="of:=[.C93]-[.D93]"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dupn</text:p>
          </table:table-cell>
          <table:table-cell office:value-type="float" office:value="3330" calcext:value-type="float">
            <text:p>3330</text:p>
          </table:table-cell>
          <table:table-cell office:value-type="float" office:value="510" calcext:value-type="float">
            <text:p>510</text:p>
          </table:table-cell>
          <table:table-cell table:formula="of:=[.C94]-[.D94]" office:value-type="float" office:value="2820" calcext:value-type="float">
            <text:p>2820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memcmp.S</text:p>
          </table:table-cell>
          <table:table-cell office:value-type="string" calcext:value-type="string">
            <text:p>bcmp</text:p>
          </table:table-cell>
          <table:table-cell office:value-type="float" office:value="3351" calcext:value-type="float">
            <text:p>3351</text:p>
          </table:table-cell>
          <table:table-cell office:value-type="float" office:value="2234" calcext:value-type="float">
            <text:p>2234</text:p>
          </table:table-cell>
          <table:table-cell table:formula="of:=[.C95]-[.D95]"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/opt/build/glibc/glibc-2.24/signal/../sysdeps/unix/sysv/linux/x86_64/sigaction.c</text:p>
          </table:table-cell>
          <table:table-cell office:value-type="string" calcext:value-type="string">
            <text:p>__libc_sigaction</text:p>
          </table:table-cell>
          <table:table-cell office:value-type="float" office:value="3361" calcext:value-type="float">
            <text:p>3361</text:p>
          </table:table-cell>
          <table:table-cell office:value-type="float" office:value="1366" calcext:value-type="float">
            <text:p>1366</text:p>
          </table:table-cell>
          <table:table-cell table:formula="of:=[.C96]-[.D96]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clish_shell_prepare</text:p>
          </table:table-cell>
          <table:table-cell office:value-type="float" office:value="3381" calcext:value-type="float">
            <text:p>3381</text:p>
          </table:table-cell>
          <table:table-cell office:value-type="float" office:value="2254" calcext:value-type="float">
            <text:p>2254</text:p>
          </table:table-cell>
          <table:table-cell table:formula="of:=[.C97]-[.D97]"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/opt/build/glibc/glibc-2.24/elf/rtld.c</text:p>
          </table:table-cell>
          <table:table-cell office:value-type="string" calcext:value-type="string">
            <text:p>dl_main</text:p>
          </table:table-cell>
          <table:table-cell office:value-type="float" office:value="3387" calcext:value-type="float">
            <text:p>3387</text:p>
          </table:table-cell>
          <table:table-cell office:value-type="float" office:value="2258" calcext:value-type="float">
            <text:p>2258</text:p>
          </table:table-cell>
          <table:table-cell table:formula="of:=[.C98]-[.D98]"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new</text:p>
          </table:table-cell>
          <table:table-cell office:value-type="float" office:value="3408" calcext:value-type="float">
            <text:p>3408</text:p>
          </table:table-cell>
          <table:table-cell office:value-type="float" office:value="2272" calcext:value-type="float">
            <text:p>2272</text:p>
          </table:table-cell>
          <table:table-cell table:formula="of:=[.C99]-[.D99]"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/home/ykuznetsov/klish-2.1.3/clish/param/param.c</text:p>
          </table:table-cell>
          <table:table-cell office:value-type="string" calcext:value-type="string">
            <text:p>clish_param_new</text:p>
          </table:table-cell>
          <table:table-cell office:value-type="float" office:value="3450" calcext:value-type="float">
            <text:p>3450</text:p>
          </table:table-cell>
          <table:table-cell office:value-type="float" office:value="2300" calcext:value-type="float">
            <text:p>2300</text:p>
          </table:table-cell>
          <table:table-cell table:formula="of:=[.C100]-[.D100]"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/opt/build/glibc/glibc-2.24/elf/dl-reloc.c</text:p>
          </table:table-cell>
          <table:table-cell office:value-type="string" calcext:value-type="string">
            <text:p>_dl_relocate_object</text:p>
          </table:table-cell>
          <table:table-cell office:value-type="float" office:value="3477" calcext:value-type="float">
            <text:p>3477</text:p>
          </table:table-cell>
          <table:table-cell office:value-type="float" office:value="2318" calcext:value-type="float">
            <text:p>2318</text:p>
          </table:table-cell>
          <table:table-cell table:formula="of:=[.C101]-[.D101]"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/opt/build/glibc/glibc-2.24/string/../sysdeps/x86_64/strtok.S</text:p>
          </table:table-cell>
          <table:table-cell office:value-type="string" calcext:value-type="string">
            <text:p>strtok_r</text:p>
          </table:table-cell>
          <table:table-cell office:value-type="float" office:value="3573" calcext:value-type="float">
            <text:p>3573</text:p>
          </table:table-cell>
          <table:table-cell office:value-type="float" office:value="2382" calcext:value-type="float">
            <text:p>2382</text:p>
          </table:table-cell>
          <table:table-cell table:formula="of:=[.C102]-[.D102]"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/opt/build/glibc/glibc-2.24/elf/dl-minimal.c</text:p>
          </table:table-cell>
          <table:table-cell office:value-type="string" calcext:value-type="string">
            <text:p>__libc_memalign</text:p>
          </table:table-cell>
          <table:table-cell office:value-type="float" office:value="3606" calcext:value-type="float">
            <text:p>3606</text:p>
          </table:table-cell>
          <table:table-cell office:value-type="float" office:value="2404" calcext:value-type="float">
            <text:p>2404</text:p>
          </table:table-cell>
          <table:table-cell table:formula="of:=[.C103]-[.D103]"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_set_pattern</text:p>
          </table:table-cell>
          <table:table-cell office:value-type="float" office:value="3669" calcext:value-type="float">
            <text:p>3669</text:p>
          </table:table-cell>
          <table:table-cell office:value-type="float" office:value="2446" calcext:value-type="float">
            <text:p>2446</text:p>
          </table:table-cell>
          <table:table-cell table:formula="of:=[.C104]-[.D104]"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/opt/build/glibc/glibc-2.24/elf/dl-minimal.c</text:p>
          </table:table-cell>
          <table:table-cell office:value-type="string" calcext:value-type="string">
            <text:p>strsep</text:p>
          </table:table-cell>
          <table:table-cell office:value-type="float" office:value="3804" calcext:value-type="float">
            <text:p>3804</text:p>
          </table:table-cell>
          <table:table-cell office:value-type="float" office:value="2536" calcext:value-type="float">
            <text:p>2536</text:p>
          </table:table-cell>
          <table:table-cell table:formula="of:=[.C105]-[.D105]"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free_node</text:p>
          </table:table-cell>
          <table:table-cell office:value-type="float" office:value="3840" calcext:value-type="float">
            <text:p>3840</text:p>
          </table:table-cell>
          <table:table-cell office:value-type="float" office:value="2560" calcext:value-type="float">
            <text:p>2560</text:p>
          </table:table-cell>
          <table:table-cell table:formula="of:=[.C106]-[.D106]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memcmp-sse4.S</text:p>
          </table:table-cell>
          <table:table-cell office:value-type="string" calcext:value-type="string">
            <text:p>__memcmp_sse4_1</text:p>
          </table:table-cell>
          <table:table-cell office:value-type="float" office:value="3903" calcext:value-type="float">
            <text:p>3903</text:p>
          </table:table-cell>
          <table:table-cell office:value-type="float" office:value="2602" calcext:value-type="float">
            <text:p>2602</text:p>
          </table:table-cell>
          <table:table-cell table:formula="of:=[.C107]-[.D107]"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/home/ykuznetsov/klish-2.1.3/clish/command/command.c</text:p>
          </table:table-cell>
          <table:table-cell office:value-type="string" calcext:value-type="string">
            <text:p>clish_command_new</text:p>
          </table:table-cell>
          <table:table-cell office:value-type="float" office:value="4086" calcext:value-type="float">
            <text:p>4086</text:p>
          </table:table-cell>
          <table:table-cell office:value-type="float" office:value="2724" calcext:value-type="float">
            <text:p>2724</text:p>
          </table:table-cell>
          <table:table-cell table:formula="of:=[.C108]-[.D108]"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4cd0</text:p>
          </table:table-cell>
          <table:table-cell office:value-type="float" office:value="4158" calcext:value-type="float">
            <text:p>4158</text:p>
          </table:table-cell>
          <table:table-cell office:value-type="float" office:value="2772" calcext:value-type="float">
            <text:p>2772</text:p>
          </table:table-cell>
          <table:table-cell table:formula="of:=[.C109]-[.D109]"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Create_MM</text:p>
          </table:table-cell>
          <table:table-cell office:value-type="float" office:value="4170" calcext:value-type="float">
            <text:p>4170</text:p>
          </table:table-cell>
          <table:table-cell office:value-type="float" office:value="2780" calcext:value-type="float">
            <text:p>2780</text:p>
          </table:table-cell>
          <table:table-cell table:formula="of:=[.C110]-[.D110]"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internal_position.isra.5</text:p>
          </table:table-cell>
          <table:table-cell office:value-type="float" office:value="4253" calcext:value-type="float">
            <text:p>4253</text:p>
          </table:table-cell>
          <table:table-cell office:value-type="float" office:value="0" calcext:value-type="float">
            <text:p>0</text:p>
          </table:table-cell>
          <table:table-cell table:formula="of:=[.C111]-[.D111]" office:value-type="float" office:value="4253" calcext:value-type="float">
            <text:p>4253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_get_width</text:p>
          </table:table-cell>
          <table:table-cell office:value-type="float" office:value="4306" calcext:value-type="float">
            <text:p>4306</text:p>
          </table:table-cell>
          <table:table-cell office:value-type="float" office:value="0" calcext:value-type="float">
            <text:p>0</text:p>
          </table:table-cell>
          <table:table-cell table:formula="of:=[.C112]-[.D112]"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do_complete</text:p>
          </table:table-cell>
          <table:table-cell office:value-type="float" office:value="4551" calcext:value-type="float">
            <text:p>4551</text:p>
          </table:table-cell>
          <table:table-cell office:value-type="float" office:value="0" calcext:value-type="float">
            <text:p>0</text:p>
          </table:table-cell>
          <table:table-cell table:formula="of:=[.C113]-[.D113]" office:value-type="float" office:value="4551" calcext:value-type="float">
            <text:p>4551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dup</text:p>
          </table:table-cell>
          <table:table-cell office:value-type="float" office:value="4588" calcext:value-type="float">
            <text:p>4588</text:p>
          </table:table-cell>
          <table:table-cell office:value-type="float" office:value="2388" calcext:value-type="float">
            <text:p>2388</text:p>
          </table:table-cell>
          <table:table-cell table:formula="of:=[.C114]-[.D114]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resolve_prefix</text:p>
          </table:table-cell>
          <table:table-cell office:value-type="float" office:value="4597" calcext:value-type="float">
            <text:p>4597</text:p>
          </table:table-cell>
          <table:table-cell office:value-type="float" office:value="0" calcext:value-type="float">
            <text:p>0</text:p>
          </table:table-cell>
          <table:table-cell table:formula="of:=[.C115]-[.D115]" office:value-type="float" office:value="4597" calcext:value-type="float">
            <text:p>4597</text:p>
          </table:table-cell>
        </table:table-row>
        <table:table-row table:style-name="ro1">
          <table:table-cell office:value-type="string" calcext:value-type="string">
            <text:p>/home/ykuznetsov/klish-2.1.3/clish/shell/shell_var.c</text:p>
          </table:table-cell>
          <table:table-cell office:value-type="string" calcext:value-type="string">
            <text:p>clish_shell_expand</text:p>
          </table:table-cell>
          <table:table-cell office:value-type="float" office:value="4626" calcext:value-type="float">
            <text:p>4626</text:p>
          </table:table-cell>
          <table:table-cell office:value-type="float" office:value="1253" calcext:value-type="float">
            <text:p>1253</text:p>
          </table:table-cell>
          <table:table-cell table:formula="of:=[.C116]-[.D116]"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9b10</text:p>
          </table:table-cell>
          <table:table-cell office:value-type="float" office:value="4650" calcext:value-type="float">
            <text:p>4650</text:p>
          </table:table-cell>
          <table:table-cell office:value-type="float" office:value="3100" calcext:value-type="float">
            <text:p>3100</text:p>
          </table:table-cell>
          <table:table-cell table:formula="of:=[.C117]-[.D117]"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94a0</text:p>
          </table:table-cell>
          <table:table-cell office:value-type="float" office:value="4740" calcext:value-type="float">
            <text:p>4740</text:p>
          </table:table-cell>
          <table:table-cell office:value-type="float" office:value="3160" calcext:value-type="float">
            <text:p>3160</text:p>
          </table:table-cell>
          <table:table-cell table:formula="of:=[.C118]-[.D118]"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node_set_init_copy</text:p>
          </table:table-cell>
          <table:table-cell office:value-type="float" office:value="4914" calcext:value-type="float">
            <text:p>4914</text:p>
          </table:table-cell>
          <table:table-cell office:value-type="float" office:value="3276" calcext:value-type="float">
            <text:p>3276</text:p>
          </table:table-cell>
          <table:table-cell table:formula="of:=[.C119]-[.D119]"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action</text:p>
          </table:table-cell>
          <table:table-cell office:value-type="float" office:value="4926" calcext:value-type="float">
            <text:p>4926</text:p>
          </table:table-cell>
          <table:table-cell office:value-type="float" office:value="3284" calcext:value-type="float">
            <text:p>3284</text:p>
          </table:table-cell>
          <table:table-cell table:formula="of:=[.C120]-[.D120]"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strchr.S</text:p>
          </table:table-cell>
          <table:table-cell office:value-type="string" calcext:value-type="string">
            <text:p>index</text:p>
          </table:table-cell>
          <table:table-cell office:value-type="float" office:value="4995" calcext:value-type="float">
            <text:p>4995</text:p>
          </table:table-cell>
          <table:table-cell office:value-type="float" office:value="3330" calcext:value-type="float">
            <text:p>3330</text:p>
          </table:table-cell>
          <table:table-cell table:formula="of:=[.C121]-[.D121]"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strchr.S</text:p>
          </table:table-cell>
          <table:table-cell office:value-type="string" calcext:value-type="string">
            <text:p>__GI_strchr</text:p>
          </table:table-cell>
          <table:table-cell office:value-type="float" office:value="5208" calcext:value-type="float">
            <text:p>5208</text:p>
          </table:table-cell>
          <table:table-cell office:value-type="float" office:value="1520" calcext:value-type="float">
            <text:p>1520</text:p>
          </table:table-cell>
          <table:table-cell table:formula="of:=[.C122]-[.D122]"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getchar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formula="of:=[.C123]-[.D123]" office:value-type="float" office:value="5210" calcext:value-type="float">
            <text:p>521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3740</text:p>
          </table:table-cell>
          <table:table-cell office:value-type="float" office:value="5280" calcext:value-type="float">
            <text:p>5280</text:p>
          </table:table-cell>
          <table:table-cell office:value-type="float" office:value="3520" calcext:value-type="float">
            <text:p>3520</text:p>
          </table:table-cell>
          <table:table-cell table:formula="of:=[.C124]-[.D124]"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/home/ykuznetsov/klish-2.1.3/lub/bintree/bintree_insert.c</text:p>
          </table:table-cell>
          <table:table-cell office:value-type="string" calcext:value-type="string">
            <text:p>lub_bintree_insert</text:p>
          </table:table-cell>
          <table:table-cell office:value-type="float" office:value="5316" calcext:value-type="float">
            <text:p>5316</text:p>
          </table:table-cell>
          <table:table-cell office:value-type="float" office:value="3544" calcext:value-type="float">
            <text:p>3544</text:p>
          </table:table-cell>
          <table:table-cell table:formula="of:=[.C125]-[.D125]"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branch'2</text:p>
          </table:table-cell>
          <table:table-cell office:value-type="float" office:value="5397" calcext:value-type="float">
            <text:p>5397</text:p>
          </table:table-cell>
          <table:table-cell office:value-type="float" office:value="3598" calcext:value-type="float">
            <text:p>3598</text:p>
          </table:table-cell>
          <table:table-cell table:formula="of:=[.C126]-[.D126]"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f930</text:p>
          </table:table-cell>
          <table:table-cell office:value-type="float" office:value="5430" calcext:value-type="float">
            <text:p>5430</text:p>
          </table:table-cell>
          <table:table-cell office:value-type="float" office:value="3620" calcext:value-type="float">
            <text:p>3620</text:p>
          </table:table-cell>
          <table:table-cell table:formula="of:=[.C127]-[.D127]"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strcpy-sse2-unaligned.S</text:p>
          </table:table-cell>
          <table:table-cell office:value-type="string" calcext:value-type="string">
            <text:p>__strcpy_sse2_unaligned</text:p>
          </table:table-cell>
          <table:table-cell office:value-type="float" office:value="5481" calcext:value-type="float">
            <text:p>5481</text:p>
          </table:table-cell>
          <table:table-cell office:value-type="float" office:value="3955" calcext:value-type="float">
            <text:p>3955</text:p>
          </table:table-cell>
          <table:table-cell table:formula="of:=[.C128]-[.D128]"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duplicate_node_closure'2</text:p>
          </table:table-cell>
          <table:table-cell office:value-type="float" office:value="5586" calcext:value-type="float">
            <text:p>5586</text:p>
          </table:table-cell>
          <table:table-cell office:value-type="float" office:value="3724" calcext:value-type="float">
            <text:p>3724</text:p>
          </table:table-cell>
          <table:table-cell table:formula="of:=[.C129]-[.D129]"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/opt/build/glibc/glibc-2.24/libio/fileops.c</text:p>
          </table:table-cell>
          <table:table-cell office:value-type="string" calcext:value-type="string">
            <text:p>_IO_file_sync@@GLIBC_2.2.5</text:p>
          </table:table-cell>
          <table:table-cell office:value-type="float" office:value="5587" calcext:value-type="float">
            <text:p>5587</text:p>
          </table:table-cell>
          <table:table-cell office:value-type="float" office:value="0" calcext:value-type="float">
            <text:p>0</text:p>
          </table:table-cell>
          <table:table-cell table:formula="of:=[.C130]-[.D130]" office:value-type="float" office:value="5587" calcext:value-type="float">
            <text:p>5587</text:p>
          </table:table-cell>
        </table:table-row>
        <table:table-row table:style-name="ro1">
          <table:table-cell office:value-type="string" calcext:value-type="string">
            <text:p>/opt/build/glibc/glibc-2.24/elf/dl-object.c</text:p>
          </table:table-cell>
          <table:table-cell office:value-type="string" calcext:value-type="string">
            <text:p>_dl_new_object</text:p>
          </table:table-cell>
          <table:table-cell office:value-type="float" office:value="6084" calcext:value-type="float">
            <text:p>6084</text:p>
          </table:table-cell>
          <table:table-cell office:value-type="float" office:value="4056" calcext:value-type="float">
            <text:p>4056</text:p>
          </table:table-cell>
          <table:table-cell table:formula="of:=[.C131]-[.D131]"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/home/ykuznetsov/klish-2.1.3/clish/shell/shell_command.c</text:p>
          </table:table-cell>
          <table:table-cell office:value-type="string" calcext:value-type="string">
            <text:p>clish_shell_find_next_completion</text:p>
          </table:table-cell>
          <table:table-cell office:value-type="float" office:value="6089" calcext:value-type="float">
            <text:p>6089</text:p>
          </table:table-cell>
          <table:table-cell office:value-type="float" office:value="0" calcext:value-type="float">
            <text:p>0</text:p>
          </table:table-cell>
          <table:table-cell table:formula="of:=[.C132]-[.D132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element_start</text:p>
          </table:table-cell>
          <table:table-cell office:value-type="float" office:value="6090" calcext:value-type="float">
            <text:p>6090</text:p>
          </table:table-cell>
          <table:table-cell office:value-type="float" office:value="4060" calcext:value-type="float">
            <text:p>4060</text:p>
          </table:table-cell>
          <table:table-cell table:formula="of:=[.C133]-[.D133]"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next_child</text:p>
          </table:table-cell>
          <table:table-cell office:value-type="float" office:value="6102" calcext:value-type="float">
            <text:p>6102</text:p>
          </table:table-cell>
          <table:table-cell office:value-type="float" office:value="4068" calcext:value-type="float">
            <text:p>4068</text:p>
          </table:table-cell>
          <table:table-cell table:formula="of:=[.C134]-[.D134]"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bracket_element.isra.11.constprop.32</text:p>
          </table:table-cell>
          <table:table-cell office:value-type="float" office:value="6231" calcext:value-type="float">
            <text:p>6231</text:p>
          </table:table-cell>
          <table:table-cell office:value-type="float" office:value="4154" calcext:value-type="float">
            <text:p>4154</text:p>
          </table:table-cell>
          <table:table-cell table:formula="of:=[.C135]-[.D135]"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5686930</text:p>
          </table:table-cell>
          <table:table-cell office:value-type="float" office:value="6287" calcext:value-type="float">
            <text:p>6287</text:p>
          </table:table-cell>
          <table:table-cell office:value-type="float" office:value="3868" calcext:value-type="float">
            <text:p>3868</text:p>
          </table:table-cell>
          <table:table-cell table:formula="of:=[.C136]-[.D136]" office:value-type="float" office:value="2419" calcext:value-type="float">
            <text:p>2419</text:p>
          </table:table-cell>
        </table:table-row>
        <table:table-row table:style-name="ro1"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isspace</text:p>
          </table:table-cell>
          <table:table-cell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  <table:table-cell table:formula="of:=[.C137]-[.D137]" office:value-type="float" office:value="6290" calcext:value-type="float">
            <text:p>6290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get_type</text:p>
          </table:table-cell>
          <table:table-cell office:value-type="float" office:value="6405" calcext:value-type="float">
            <text:p>6405</text:p>
          </table:table-cell>
          <table:table-cell office:value-type="float" office:value="4270" calcext:value-type="float">
            <text:p>4270</text:p>
          </table:table-cell>
          <table:table-cell table:formula="of:=[.C138]-[.D138]"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/opt/build/glibc/glibc-2.24/elf/dl-version.c</text:p>
          </table:table-cell>
          <table:table-cell office:value-type="string" calcext:value-type="string">
            <text:p>match_symbol</text:p>
          </table:table-cell>
          <table:table-cell office:value-type="float" office:value="6528" calcext:value-type="float">
            <text:p>6528</text:p>
          </table:table-cell>
          <table:table-cell office:value-type="float" office:value="4352" calcext:value-type="float">
            <text:p>4352</text:p>
          </table:table-cell>
          <table:table-cell table:formula="of:=[.C139]-[.D139]"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optimize_subexps</text:p>
          </table:table-cell>
          <table:table-cell office:value-type="float" office:value="6549" calcext:value-type="float">
            <text:p>6549</text:p>
          </table:table-cell>
          <table:table-cell office:value-type="float" office:value="4366" calcext:value-type="float">
            <text:p>4366</text:p>
          </table:table-cell>
          <table:table-cell table:formula="of:=[.C140]-[.D140]" office:value-type="float" office:value="2183" calcext:value-type="float">
            <text:p>2183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suffix</text:p>
          </table:table-cell>
          <table:table-cell office:value-type="float" office:value="6571" calcext:value-type="float">
            <text:p>6571</text:p>
          </table:table-cell>
          <table:table-cell office:value-type="float" office:value="0" calcext:value-type="float">
            <text:p>0</text:p>
          </table:table-cell>
          <table:table-cell table:formula="of:=[.C141]-[.D141]" office:value-type="float" office:value="6571" calcext:value-type="float">
            <text:p>6571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duplicate_node_closure</text:p>
          </table:table-cell>
          <table:table-cell office:value-type="float" office:value="6582" calcext:value-type="float">
            <text:p>6582</text:p>
          </table:table-cell>
          <table:table-cell office:value-type="float" office:value="4388" calcext:value-type="float">
            <text:p>4388</text:p>
          </table:table-cell>
          <table:table-cell table:formula="of:=[.C142]-[.D142]"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/home/ykuznetsov/klish-2.1.3/clish/shell/shell_tinyrl.c</text:p>
          </table:table-cell>
          <table:table-cell office:value-type="string" calcext:value-type="string">
            <text:p>clish_shell_tinyrl_completion</text:p>
          </table:table-cell>
          <table:table-cell office:value-type="float" office:value="6677" calcext:value-type="float">
            <text:p>6677</text:p>
          </table:table-cell>
          <table:table-cell office:value-type="float" office:value="0" calcext:value-type="float">
            <text:p>0</text:p>
          </table:table-cell>
          <table:table-cell table:formula="of:=[.C143]-[.D143]" office:value-type="float" office:value="6677" calcext:value-type="float">
            <text:p>6677</text:p>
          </table:table-cell>
        </table:table-row>
        <table:table-row table:style-name="ro1">
          <table:table-cell office:value-type="string" calcext:value-type="string">
            <text:p>/opt/build/glibc/glibc-2.24/elf/dl-load.c</text:p>
          </table:table-cell>
          <table:table-cell office:value-type="string" calcext:value-type="string">
            <text:p>open_verify.constprop.8</text:p>
          </table:table-cell>
          <table:table-cell office:value-type="float" office:value="6699" calcext:value-type="float">
            <text:p>6699</text:p>
          </table:table-cell>
          <table:table-cell office:value-type="float" office:value="4466" calcext:value-type="float">
            <text:p>4466</text:p>
          </table:table-cell>
          <table:table-cell table:formula="of:=[.C144]-[.D144]"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/opt/build/glibc/glibc-2.24/stdio-common/vfscanf.c</text:p>
          </table:table-cell>
          <table:table-cell office:value-type="string" calcext:value-type="string">
            <text:p>_IO_vfscanf</text:p>
          </table:table-cell>
          <table:table-cell office:value-type="float" office:value="7086" calcext:value-type="float">
            <text:p>7086</text:p>
          </table:table-cell>
          <table:table-cell office:value-type="float" office:value="4724" calcext:value-type="float">
            <text:p>4724</text:p>
          </table:table-cell>
          <table:table-cell table:formula="of:=[.C145]-[.D145]" office:value-type="float" office:value="2362" calcext:value-type="float">
            <text:p>2362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internal_readline</text:p>
          </table:table-cell>
          <table:table-cell office:value-type="float" office:value="7106" calcext:value-type="float">
            <text:p>7106</text:p>
          </table:table-cell>
          <table:table-cell office:value-type="float" office:value="0" calcext:value-type="float">
            <text:p>0</text:p>
          </table:table-cell>
          <table:table-cell table:formula="of:=[.C146]-[.D146]" office:value-type="float" office:value="7106" calcext:value-type="float">
            <text:p>7106</text:p>
          </table:table-cell>
        </table:table-row>
        <table:table-row table:style-name="ro1">
          <table:table-cell office:value-type="string" calcext:value-type="string">
            <text:p>/home/ykuznetsov/klish-2.1.3/lub/bintree/bintree_find.c</text:p>
          </table:table-cell>
          <table:table-cell office:value-type="string" calcext:value-type="string">
            <text:p>lub_bintree_find</text:p>
          </table:table-cell>
          <table:table-cell office:value-type="float" office:value="7450" calcext:value-type="float">
            <text:p>7450</text:p>
          </table:table-cell>
          <table:table-cell office:value-type="float" office:value="3654" calcext:value-type="float">
            <text:p>3654</text:p>
          </table:table-cell>
          <table:table-cell table:formula="of:=[.C147]-[.D147]"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hildren</text:p>
          </table:table-cell>
          <table:table-cell office:value-type="float" office:value="7536" calcext:value-type="float">
            <text:p>7536</text:p>
          </table:table-cell>
          <table:table-cell office:value-type="float" office:value="5024" calcext:value-type="float">
            <text:p>5024</text:p>
          </table:table-cell>
          <table:table-cell table:formula="of:=[.C148]-[.D148]"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/opt/build/glibc/glibc-2.24/stdio-common/snprintf.c</text:p>
          </table:table-cell>
          <table:table-cell office:value-type="string" calcext:value-type="string">
            <text:p>snprintf</text:p>
          </table:table-cell>
          <table:table-cell office:value-type="float" office:value="7632" calcext:value-type="float">
            <text:p>7632</text:p>
          </table:table-cell>
          <table:table-cell office:value-type="float" office:value="5088" calcext:value-type="float">
            <text:p>5088</text:p>
          </table:table-cell>
          <table:table-cell table:formula="of:=[.C149]-[.D149]"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duplicate_node</text:p>
          </table:table-cell>
          <table:table-cell office:value-type="float" office:value="7644" calcext:value-type="float">
            <text:p>7644</text:p>
          </table:table-cell>
          <table:table-cell office:value-type="float" office:value="5096" calcext:value-type="float">
            <text:p>5096</text:p>
          </table:table-cell>
          <table:table-cell table:formula="of:=[.C150]-[.D150]"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/opt/build/glibc/glibc-2.24/libio/fileops.c</text:p>
          </table:table-cell>
          <table:table-cell office:value-type="string" calcext:value-type="string">
            <text:p>_IO_file_write@@GLIBC_2.2.5</text:p>
          </table:table-cell>
          <table:table-cell office:value-type="float" office:value="7696" calcext:value-type="float">
            <text:p>7696</text:p>
          </table:table-cell>
          <table:table-cell office:value-type="float" office:value="518" calcext:value-type="float">
            <text:p>518</text:p>
          </table:table-cell>
          <table:table-cell table:formula="of:=[.C151]-[.D151]" office:value-type="float" office:value="7178" calcext:value-type="float">
            <text:p>7178</text:p>
          </table:table-cell>
        </table:table-row>
        <table:table-row table:style-name="ro1">
          <table:table-cell office:value-type="string" calcext:value-type="string">
            <text:p>/opt/build/glibc/glibc-2.24/libio/iofflush.c</text:p>
          </table:table-cell>
          <table:table-cell office:value-type="string" calcext:value-type="string">
            <text:p>fflush</text:p>
          </table:table-cell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table:formula="of:=[.C152]-[.D152]" office:value-type="float" office:value="7820" calcext:value-type="float">
            <text:p>782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a50</text:p>
          </table:table-cell>
          <table:table-cell office:value-type="float" office:value="7968" calcext:value-type="float">
            <text:p>7968</text:p>
          </table:table-cell>
          <table:table-cell office:value-type="float" office:value="5312" calcext:value-type="float">
            <text:p>5312</text:p>
          </table:table-cell>
          <table:table-cell table:formula="of:=[.C153]-[.D153]"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/opt/build/glibc/glibc-2.24/elf/dl-load.c</text:p>
          </table:table-cell>
          <table:table-cell office:value-type="string" calcext:value-type="string">
            <text:p>open_path</text:p>
          </table:table-cell>
          <table:table-cell office:value-type="float" office:value="8151" calcext:value-type="float">
            <text:p>8151</text:p>
          </table:table-cell>
          <table:table-cell office:value-type="float" office:value="5434" calcext:value-type="float">
            <text:p>5434</text:p>
          </table:table-cell>
          <table:table-cell table:formula="of:=[.C154]-[.D154]" office:value-type="float" office:value="2717" calcext:value-type="float">
            <text:p>2717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duplicate_tree</text:p>
          </table:table-cell>
          <table:table-cell office:value-type="float" office:value="8241" calcext:value-type="float">
            <text:p>8241</text:p>
          </table:table-cell>
          <table:table-cell office:value-type="float" office:value="5494" calcext:value-type="float">
            <text:p>5494</text:p>
          </table:table-cell>
          <table:table-cell table:formula="of:=[.C155]-[.D155]" office:value-type="float" office:value="2747" calcext:value-type="float">
            <text:p>2747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cat</text:p>
          </table:table-cell>
          <table:table-cell office:value-type="float" office:value="8592" calcext:value-type="float">
            <text:p>8592</text:p>
          </table:table-cell>
          <table:table-cell office:value-type="float" office:value="4066" calcext:value-type="float">
            <text:p>4066</text:p>
          </table:table-cell>
          <table:table-cell table:formula="of:=[.C156]-[.D156]" office:value-type="float" office:value="4526" calcext:value-type="float">
            <text:p>4526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gister_state</text:p>
          </table:table-cell>
          <table:table-cell office:value-type="float" office:value="8886" calcext:value-type="float">
            <text:p>8886</text:p>
          </table:table-cell>
          <table:table-cell office:value-type="float" office:value="5924" calcext:value-type="float">
            <text:p>5924</text:p>
          </table:table-cell>
          <table:table-cell table:formula="of:=[.C157]-[.D157]"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/opt/build/glibc/glibc-2.24/libio/genops.c</text:p>
          </table:table-cell>
          <table:table-cell office:value-type="string" calcext:value-type="string">
            <text:p>_IO_setb</text:p>
          </table:table-cell>
          <table:table-cell office:value-type="float" office:value="9102" calcext:value-type="float">
            <text:p>9102</text:p>
          </table:table-cell>
          <table:table-cell office:value-type="float" office:value="6074" calcext:value-type="float">
            <text:p>6074</text:p>
          </table:table-cell>
          <table:table-cell table:formula="of:=[.C158]-[.D158]"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multiarch/memmove-vec-unaligned-erms.S</text:p>
          </table:table-cell>
          <table:table-cell office:value-type="string" calcext:value-type="string">
            <text:p>__GI_mempcpy</text:p>
          </table:table-cell>
          <table:table-cell office:value-type="float" office:value="9114" calcext:value-type="float">
            <text:p>9114</text:p>
          </table:table-cell>
          <table:table-cell office:value-type="float" office:value="0" calcext:value-type="float">
            <text:p>0</text:p>
          </table:table-cell>
          <table:table-cell table:formula="of:=[.C159]-[.D159]" office:value-type="float" office:value="9114" calcext:value-type="float">
            <text:p>9114</text:p>
          </table:table-cell>
        </table:table-row>
        <table:table-row table:style-name="ro1">
          <table:table-cell office:value-type="string" calcext:value-type="string">
            <text:p>/opt/build/glibc/glibc-2.24/elf/dl-cache.c</text:p>
          </table:table-cell>
          <table:table-cell office:value-type="string" calcext:value-type="string">
            <text:p>_dl_cache_libcmp</text:p>
          </table:table-cell>
          <table:table-cell office:value-type="float" office:value="9333" calcext:value-type="float">
            <text:p>9333</text:p>
          </table:table-cell>
          <table:table-cell office:value-type="float" office:value="6222" calcext:value-type="float">
            <text:p>6222</text:p>
          </table:table-cell>
          <table:table-cell table:formula="of:=[.C160]-[.D160]"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printf</text:p>
          </table:table-cell>
          <table:table-cell office:value-type="float" office:value="9765" calcext:value-type="float">
            <text:p>9765</text:p>
          </table:table-cell>
          <table:table-cell office:value-type="float" office:value="0" calcext:value-type="float">
            <text:p>0</text:p>
          </table:table-cell>
          <table:table-cell table:formula="of:=[.C161]-[.D161]" office:value-type="float" office:value="9765" calcext:value-type="float">
            <text:p>9765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delete</text:p>
          </table:table-cell>
          <table:table-cell office:value-type="float" office:value="10184" calcext:value-type="float">
            <text:p>10184</text:p>
          </table:table-cell>
          <table:table-cell office:value-type="float" office:value="0" calcext:value-type="float">
            <text:p>0</text:p>
          </table:table-cell>
          <table:table-cell table:formula="of:=[.C162]-[.D162]" office:value-type="float" office:value="10184" calcext:value-type="float">
            <text:p>1018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eek_token_bracket</text:p>
          </table:table-cell>
          <table:table-cell office:value-type="float" office:value="10245" calcext:value-type="float">
            <text:p>10245</text:p>
          </table:table-cell>
          <table:table-cell office:value-type="float" office:value="6830" calcext:value-type="float">
            <text:p>6830</text:p>
          </table:table-cell>
          <table:table-cell table:formula="of:=[.C163]-[.D163]" office:value-type="float" office:value="3415" calcext:value-type="float">
            <text:p>3415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multiarch/memset-vec-unaligned-erms.S</text:p>
          </table:table-cell>
          <table:table-cell office:value-type="string" calcext:value-type="string">
            <text:p>__GI_memset</text:p>
          </table:table-cell>
          <table:table-cell office:value-type="float" office:value="10254" calcext:value-type="float">
            <text:p>10254</text:p>
          </table:table-cell>
          <table:table-cell office:value-type="float" office:value="6966" calcext:value-type="float">
            <text:p>6966</text:p>
          </table:table-cell>
          <table:table-cell table:formula="of:=[.C164]-[.D164]"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__GI_strcmp</text:p>
          </table:table-cell>
          <table:table-cell office:value-type="float" office:value="10557" calcext:value-type="float">
            <text:p>10557</text:p>
          </table:table-cell>
          <table:table-cell office:value-type="float" office:value="7038" calcext:value-type="float">
            <text:p>7038</text:p>
          </table:table-cell>
          <table:table-cell table:formula="of:=[.C165]-[.D165]" office:value-type="float" office:value="3519" calcext:value-type="float">
            <text:p>3519</text:p>
          </table:table-cell>
        </table:table-row>
        <table:table-row table:style-name="ro1">
          <table:table-cell office:value-type="string" calcext:value-type="string">
            <text:p>/opt/build/glibc/glibc-2.24/libio/fileops.c</text:p>
          </table:table-cell>
          <table:table-cell office:value-type="string" calcext:value-type="string">
            <text:p>new_do_write</text:p>
          </table:table-cell>
          <table:table-cell office:value-type="float" office:value="10612" calcext:value-type="float">
            <text:p>10612</text:p>
          </table:table-cell>
          <table:table-cell office:value-type="float" office:value="716" calcext:value-type="float">
            <text:p>716</text:p>
          </table:table-cell>
          <table:table-cell table:formula="of:=[.C166]-[.D166]" office:value-type="float" office:value="9896" calcext:value-type="float">
            <text:p>9896</text:p>
          </table:table-cell>
        </table:table-row>
        <table:table-row table:style-name="ro1">
          <table:table-cell office:value-type="string" calcext:value-type="string">
            <text:p>/opt/build/glibc/glibc-2.24/libio/genops.c</text:p>
          </table:table-cell>
          <table:table-cell office:value-type="string" calcext:value-type="string">
            <text:p>_IO_old_init</text:p>
          </table:table-cell>
          <table:table-cell office:value-type="float" office:value="10917" calcext:value-type="float">
            <text:p>10917</text:p>
          </table:table-cell>
          <table:table-cell office:value-type="float" office:value="7278" calcext:value-type="float">
            <text:p>7278</text:p>
          </table:table-cell>
          <table:table-cell table:formula="of:=[.C167]-[.D167]" office:value-type="float" office:value="3639" calcext:value-type="float">
            <text:p>3639</text:p>
          </table:table-cell>
        </table:table-row>
        <table:table-row table:style-name="ro1">
          <table:table-cell office:value-type="string" calcext:value-type="string">
            <text:p>/opt/build/glibc/glibc-2.24/libio/genops.c</text:p>
          </table:table-cell>
          <table:table-cell office:value-type="string" calcext:value-type="string">
            <text:p>_IO_no_init</text:p>
          </table:table-cell>
          <table:table-cell office:value-type="float" office:value="10989" calcext:value-type="float">
            <text:p>10989</text:p>
          </table:table-cell>
          <table:table-cell office:value-type="float" office:value="7326" calcext:value-type="float">
            <text:p>7326</text:p>
          </table:table-cell>
          <table:table-cell table:formula="of:=[.C168]-[.D168]"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/opt/build/glibc/glibc-2.24/elf/dl-version.c</text:p>
          </table:table-cell>
          <table:table-cell office:value-type="string" calcext:value-type="string">
            <text:p>_dl_check_map_versions</text:p>
          </table:table-cell>
          <table:table-cell office:value-type="float" office:value="11247" calcext:value-type="float">
            <text:p>11247</text:p>
          </table:table-cell>
          <table:table-cell office:value-type="float" office:value="7498" calcext:value-type="float">
            <text:p>7498</text:p>
          </table:table-cell>
          <table:table-cell table:formula="of:=[.C169]-[.D169]"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/opt/build/glibc/glibc-2.24/elf/dl-load.c</text:p>
          </table:table-cell>
          <table:table-cell office:value-type="string" calcext:value-type="string">
            <text:p>_dl_map_object_from_fd</text:p>
          </table:table-cell>
          <table:table-cell office:value-type="float" office:value="11436" calcext:value-type="float">
            <text:p>11436</text:p>
          </table:table-cell>
          <table:table-cell office:value-type="float" office:value="7624" calcext:value-type="float">
            <text:p>7624</text:p>
          </table:table-cell>
          <table:table-cell table:formula="of:=[.C170]-[.D170]"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node_set_remove_at.part.4</text:p>
          </table:table-cell>
          <table:table-cell office:value-type="float" office:value="11610" calcext:value-type="float">
            <text:p>11610</text:p>
          </table:table-cell>
          <table:table-cell office:value-type="float" office:value="7740" calcext:value-type="float">
            <text:p>7740</text:p>
          </table:table-cell>
          <table:table-cell table:formula="of:=[.C171]-[.D171]"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next</text:p>
          </table:table-cell>
          <table:table-cell office:value-type="float" office:value="12147" calcext:value-type="float">
            <text:p>12147</text:p>
          </table:table-cell>
          <table:table-cell office:value-type="float" office:value="8098" calcext:value-type="float">
            <text:p>8098</text:p>
          </table:table-cell>
          <table:table-cell table:formula="of:=[.C172]-[.D172]"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0d0</text:p>
          </table:table-cell>
          <table:table-cell office:value-type="float" office:value="12567" calcext:value-type="float">
            <text:p>12567</text:p>
          </table:table-cell>
          <table:table-cell office:value-type="float" office:value="8378" calcext:value-type="float">
            <text:p>8378</text:p>
          </table:table-cell>
          <table:table-cell table:formula="of:=[.C173]-[.D173]"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free_dfa_content</text:p>
          </table:table-cell>
          <table:table-cell table:number-columns-repeated="2" office:value-type="float" office:value="12672" calcext:value-type="float">
            <text:p>12672</text:p>
          </table:table-cell>
          <table:table-cell table:formula="of:=[.C174]-[.D1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clish/command/command.c</text:p>
          </table:table-cell>
          <table:table-cell office:value-type="string" calcext:value-type="string">
            <text:p>clish_command_bt_compare</text:p>
          </table:table-cell>
          <table:table-cell office:value-type="float" office:value="12846" calcext:value-type="float">
            <text:p>12846</text:p>
          </table:table-cell>
          <table:table-cell office:value-type="float" office:value="1797" calcext:value-type="float">
            <text:p>1797</text:p>
          </table:table-cell>
          <table:table-cell table:formula="of:=[.C175]-[.D175]" office:value-type="float" office:value="11049" calcext:value-type="float">
            <text:p>11049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ommand</text:p>
          </table:table-cell>
          <table:table-cell office:value-type="float" office:value="13101" calcext:value-type="float">
            <text:p>13101</text:p>
          </table:table-cell>
          <table:table-cell office:value-type="float" office:value="8734" calcext:value-type="float">
            <text:p>8734</text:p>
          </table:table-cell>
          <table:table-cell table:formula="of:=[.C176]-[.D176]"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param</text:p>
          </table:table-cell>
          <table:table-cell office:value-type="float" office:value="13458" calcext:value-type="float">
            <text:p>13458</text:p>
          </table:table-cell>
          <table:table-cell office:value-type="float" office:value="8972" calcext:value-type="float">
            <text:p>8972</text:p>
          </table:table-cell>
          <table:table-cell table:formula="of:=[.C177]-[.D177]"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hildren'2</text:p>
          </table:table-cell>
          <table:table-cell office:value-type="float" office:value="13464" calcext:value-type="float">
            <text:p>13464</text:p>
          </table:table-cell>
          <table:table-cell office:value-type="float" office:value="8976" calcext:value-type="float">
            <text:p>8976</text:p>
          </table:table-cell>
          <table:table-cell table:formula="of:=[.C178]-[.D178]"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equal_part</text:p>
          </table:table-cell>
          <table:table-cell office:value-type="float" office:value="13663" calcext:value-type="float">
            <text:p>13663</text:p>
          </table:table-cell>
          <table:table-cell office:value-type="float" office:value="0" calcext:value-type="float">
            <text:p>0</text:p>
          </table:table-cell>
          <table:table-cell table:formula="of:=[.C179]-[.D179]" office:value-type="float" office:value="13663" calcext:value-type="float">
            <text:p>13663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get_name</text:p>
          </table:table-cell>
          <table:table-cell office:value-type="float" office:value="14088" calcext:value-type="float">
            <text:p>14088</text:p>
          </table:table-cell>
          <table:table-cell office:value-type="float" office:value="9392" calcext:value-type="float">
            <text:p>9392</text:p>
          </table:table-cell>
          <table:table-cell table:formula="of:=[.C180]-[.D180]" office:value-type="float" office:value="4696" calcext:value-type="float">
            <text:p>469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9f90</text:p>
          </table:table-cell>
          <table:table-cell office:value-type="float" office:value="14730" calcext:value-type="float">
            <text:p>14730</text:p>
          </table:table-cell>
          <table:table-cell office:value-type="float" office:value="9820" calcext:value-type="float">
            <text:p>9820</text:p>
          </table:table-cell>
          <table:table-cell table:formula="of:=[.C181]-[.D181]"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get_content</text:p>
          </table:table-cell>
          <table:table-cell office:value-type="float" office:value="15222" calcext:value-type="float">
            <text:p>15222</text:p>
          </table:table-cell>
          <table:table-cell office:value-type="float" office:value="10148" calcext:value-type="float">
            <text:p>10148</text:p>
          </table:table-cell>
          <table:table-cell table:formula="of:=[.C182]-[.D182]"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Free</text:p>
          </table:table-cell>
          <table:table-cell office:value-type="float" office:value="15888" calcext:value-type="float">
            <text:p>15888</text:p>
          </table:table-cell>
          <table:table-cell office:value-type="float" office:value="10598" calcext:value-type="float">
            <text:p>10598</text:p>
          </table:table-cell>
          <table:table-cell table:formula="of:=[.C183]-[.D183]"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str</text:p>
          </table:table-cell>
          <table:table-cell office:value-type="float" office:value="16463" calcext:value-type="float">
            <text:p>16463</text:p>
          </table:table-cell>
          <table:table-cell office:value-type="float" office:value="0" calcext:value-type="float">
            <text:p>0</text:p>
          </table:table-cell>
          <table:table-cell table:formula="of:=[.C184]-[.D184]" office:value-type="float" office:value="16463" calcext:value-type="float">
            <text:p>16463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first</text:p>
          </table:table-cell>
          <table:table-cell office:value-type="float" office:value="16833" calcext:value-type="float">
            <text:p>16833</text:p>
          </table:table-cell>
          <table:table-cell office:value-type="float" office:value="11222" calcext:value-type="float">
            <text:p>11222</text:p>
          </table:table-cell>
          <table:table-cell table:formula="of:=[.C185]-[.D185]" office:value-type="float" office:value="5611" calcext:value-type="float">
            <text:p>5611</text:p>
          </table:table-cell>
        </table:table-row>
        <table:table-row table:style-name="ro1">
          <table:table-cell office:value-type="string" calcext:value-type="string">
            <text:p>/opt/build/glibc/glibc-2.24/libio/strops.c</text:p>
          </table:table-cell>
          <table:table-cell office:value-type="string" calcext:value-type="string">
            <text:p>_IO_str_init_static_internal</text:p>
          </table:table-cell>
          <table:table-cell office:value-type="float" office:value="17010" calcext:value-type="float">
            <text:p>17010</text:p>
          </table:table-cell>
          <table:table-cell office:value-type="float" office:value="11340" calcext:value-type="float">
            <text:p>11340</text:p>
          </table:table-cell>
          <table:table-cell table:formula="of:=[.C186]-[.D186]" office:value-type="float" office:value="5670" calcext:value-type="float">
            <text:p>567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lower_subexps</text:p>
          </table:table-cell>
          <table:table-cell office:value-type="float" office:value="17532" calcext:value-type="float">
            <text:p>17532</text:p>
          </table:table-cell>
          <table:table-cell office:value-type="float" office:value="11688" calcext:value-type="float">
            <text:p>11688</text:p>
          </table:table-cell>
          <table:table-cell table:formula="of:=[.C187]-[.D187]" office:value-type="float" office:value="5844" calcext:value-type="float">
            <text:p>5844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redisplay</text:p>
          </table:table-cell>
          <table:table-cell office:value-type="float" office:value="17953" calcext:value-type="float">
            <text:p>17953</text:p>
          </table:table-cell>
          <table:table-cell office:value-type="float" office:value="0" calcext:value-type="float">
            <text:p>0</text:p>
          </table:table-cell>
          <table:table-cell table:formula="of:=[.C188]-[.D188]" office:value-type="float" office:value="17953" calcext:value-type="float">
            <text:p>17953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eclosure_iter'2</text:p>
          </table:table-cell>
          <table:table-cell office:value-type="float" office:value="18048" calcext:value-type="float">
            <text:p>18048</text:p>
          </table:table-cell>
          <table:table-cell office:value-type="float" office:value="12032" calcext:value-type="float">
            <text:p>12032</text:p>
          </table:table-cell>
          <table:table-cell table:formula="of:=[.C189]-[.D189]" office:value-type="float" office:value="6016" calcext:value-type="float">
            <text:p>601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cb0</text:p>
          </table:table-cell>
          <table:table-cell office:value-type="float" office:value="19194" calcext:value-type="float">
            <text:p>19194</text:p>
          </table:table-cell>
          <table:table-cell office:value-type="float" office:value="12796" calcext:value-type="float">
            <text:p>12796</text:p>
          </table:table-cell>
          <table:table-cell table:formula="of:=[.C190]-[.D190]" office:value-type="float" office:value="6398" calcext:value-type="float">
            <text:p>6398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810</text:p>
          </table:table-cell>
          <table:table-cell office:value-type="float" office:value="19644" calcext:value-type="float">
            <text:p>19644</text:p>
          </table:table-cell>
          <table:table-cell office:value-type="float" office:value="13096" calcext:value-type="float">
            <text:p>13096</text:p>
          </table:table-cell>
          <table:table-cell table:formula="of:=[.C191]-[.D191]" office:value-type="float" office:value="6548" calcext:value-type="float">
            <text:p>6548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eek_token</text:p>
          </table:table-cell>
          <table:table-cell office:value-type="float" office:value="20898" calcext:value-type="float">
            <text:p>20898</text:p>
          </table:table-cell>
          <table:table-cell office:value-type="float" office:value="13932" calcext:value-type="float">
            <text:p>13932</text:p>
          </table:table-cell>
          <table:table-cell table:formula="of:=[.C192]-[.D192]" office:value-type="float" office:value="6966" calcext:value-type="float">
            <text:p>6966</text:p>
          </table:table-cell>
        </table:table-row>
        <table:table-row table:style-name="ro1">
          <table:table-cell office:value-type="string" calcext:value-type="string">
            <text:p>/opt/build/glibc/glibc-2.24/libio/vsnprintf.c</text:p>
          </table:table-cell>
          <table:table-cell office:value-type="string" calcext:value-type="string">
            <text:p>vsnprintf</text:p>
          </table:table-cell>
          <table:table-cell office:value-type="float" office:value="20988" calcext:value-type="float">
            <text:p>20988</text:p>
          </table:table-cell>
          <table:table-cell office:value-type="float" office:value="13992" calcext:value-type="float">
            <text:p>13992</text:p>
          </table:table-cell>
          <table:table-cell table:formula="of:=[.C193]-[.D193]" office:value-type="float" office:value="6996" calcext:value-type="float">
            <text:p>6996</text:p>
          </table:table-cell>
        </table:table-row>
        <table:table-row table:style-name="ro1">
          <table:table-cell office:value-type="string" calcext:value-type="string">
            <text:p>/opt/build/glibc/glibc-2.24/locale/loadlocale.c</text:p>
          </table:table-cell>
          <table:table-cell office:value-type="string" calcext:value-type="string">
            <text:p>_nl_intern_locale_data</text:p>
          </table:table-cell>
          <table:table-cell office:value-type="float" office:value="21297" calcext:value-type="float">
            <text:p>21297</text:p>
          </table:table-cell>
          <table:table-cell office:value-type="float" office:value="14198" calcext:value-type="float">
            <text:p>14198</text:p>
          </table:table-cell>
          <table:table-cell table:formula="of:=[.C194]-[.D194]" office:value-type="float" office:value="7099" calcext:value-type="float">
            <text:p>7099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</text:p>
          </table:table-cell>
          <table:table-cell office:value-type="float" office:value="21780" calcext:value-type="float">
            <text:p>21780</text:p>
          </table:table-cell>
          <table:table-cell office:value-type="float" office:value="14520" calcext:value-type="float">
            <text:p>14520</text:p>
          </table:table-cell>
          <table:table-cell table:formula="of:=[.C195]-[.D195]" office:value-type="float" office:value="7260" calcext:value-type="float">
            <text:p>726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align_limit_to_full_utf8_characters</text:p>
          </table:table-cell>
          <table:table-cell office:value-type="float" office:value="21780" calcext:value-type="float">
            <text:p>21780</text:p>
          </table:table-cell>
          <table:table-cell office:value-type="float" office:value="14520" calcext:value-type="float">
            <text:p>14520</text:p>
          </table:table-cell>
          <table:table-cell table:formula="of:=[.C196]-[.D196]" office:value-type="float" office:value="7260" calcext:value-type="float">
            <text:p>7260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node.part.0'2</text:p>
          </table:table-cell>
          <table:table-cell office:value-type="float" office:value="22533" calcext:value-type="float">
            <text:p>22533</text:p>
          </table:table-cell>
          <table:table-cell office:value-type="float" office:value="15022" calcext:value-type="float">
            <text:p>15022</text:p>
          </table:table-cell>
          <table:table-cell table:formula="of:=[.C197]-[.D197]" office:value-type="float" office:value="7511" calcext:value-type="float">
            <text:p>7511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build_wcs_buffer</text:p>
          </table:table-cell>
          <table:table-cell office:value-type="float" office:value="22599" calcext:value-type="float">
            <text:p>22599</text:p>
          </table:table-cell>
          <table:table-cell office:value-type="float" office:value="15066" calcext:value-type="float">
            <text:p>15066</text:p>
          </table:table-cell>
          <table:table-cell table:formula="of:=[.C198]-[.D198]" office:value-type="float" office:value="7533" calcext:value-type="float">
            <text:p>7533</text:p>
          </table:table-cell>
        </table:table-row>
        <table:table-row table:style-name="ro1">
          <table:table-cell office:value-type="string" calcext:value-type="string">
            <text:p>/home/ykuznetsov/klish-2.1.3/lub/bintree/bintree_findnext.c</text:p>
          </table:table-cell>
          <table:table-cell office:value-type="string" calcext:value-type="string">
            <text:p>lub_bintree_findnext</text:p>
          </table:table-cell>
          <table:table-cell office:value-type="float" office:value="23229" calcext:value-type="float">
            <text:p>23229</text:p>
          </table:table-cell>
          <table:table-cell office:value-type="float" office:value="2134" calcext:value-type="float">
            <text:p>2134</text:p>
          </table:table-cell>
          <table:table-cell table:formula="of:=[.C199]-[.D199]" office:value-type="float" office:value="21095" calcext:value-type="float">
            <text:p>21095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new</text:p>
          </table:table-cell>
          <table:table-cell office:value-type="float" office:value="24533" calcext:value-type="float">
            <text:p>24533</text:p>
          </table:table-cell>
          <table:table-cell office:value-type="float" office:value="1729" calcext:value-type="float">
            <text:p>1729</text:p>
          </table:table-cell>
          <table:table-cell table:formula="of:=[.C200]-[.D200]" office:value-type="float" office:value="22804" calcext:value-type="float">
            <text:p>22804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find_next_completion</text:p>
          </table:table-cell>
          <table:table-cell office:value-type="float" office:value="25060" calcext:value-type="float">
            <text:p>25060</text:p>
          </table:table-cell>
          <table:table-cell office:value-type="float" office:value="0" calcext:value-type="float">
            <text:p>0</text:p>
          </table:table-cell>
          <table:table-cell table:formula="of:=[.C201]-[.D201]" office:value-type="float" office:value="25060" calcext:value-type="float">
            <text:p>2506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96e0</text:p>
          </table:table-cell>
          <table:table-cell office:value-type="float" office:value="25140" calcext:value-type="float">
            <text:p>25140</text:p>
          </table:table-cell>
          <table:table-cell office:value-type="float" office:value="16760" calcext:value-type="float">
            <text:p>16760</text:p>
          </table:table-cell>
          <table:table-cell table:formula="of:=[.C202]-[.D202]" office:value-type="float" office:value="8380" calcext:value-type="float">
            <text:p>8380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node_set_insert</text:p>
          </table:table-cell>
          <table:table-cell office:value-type="float" office:value="25257" calcext:value-type="float">
            <text:p>25257</text:p>
          </table:table-cell>
          <table:table-cell office:value-type="float" office:value="16838" calcext:value-type="float">
            <text:p>16838</text:p>
          </table:table-cell>
          <table:table-cell table:formula="of:=[.C203]-[.D203]" office:value-type="float" office:value="8419" calcext:value-type="float">
            <text:p>8419</text:p>
          </table:table-cell>
        </table:table-row>
        <table:table-row table:style-name="ro1">
          <table:table-cell office:value-type="string" calcext:value-type="string">
            <text:p>/opt/build/glibc/glibc-2.24/elf/dl-deps.c</text:p>
          </table:table-cell>
          <table:table-cell office:value-type="string" calcext:value-type="string">
            <text:p>_dl_map_object_deps</text:p>
          </table:table-cell>
          <table:table-cell office:value-type="float" office:value="27285" calcext:value-type="float">
            <text:p>27285</text:p>
          </table:table-cell>
          <table:table-cell office:value-type="float" office:value="18190" calcext:value-type="float">
            <text:p>18190</text:p>
          </table:table-cell>
          <table:table-cell table:formula="of:=[.C204]-[.D204]" office:value-type="float" office:value="9095" calcext:value-type="float">
            <text:p>9095</text:p>
          </table:table-cell>
        </table:table-row>
        <table:table-row table:style-name="ro1">
          <table:table-cell office:value-type="string" calcext:value-type="string">
            <text:p>/opt/build/glibc/glibc-2.24/ctype/../include/ctype.h</text:p>
          </table:table-cell>
          <table:table-cell office:value-type="string" calcext:value-type="string">
            <text:p>__ctype_b_loc</text:p>
          </table:table-cell>
          <table:table-cell office:value-type="float" office:value="27315" calcext:value-type="float">
            <text:p>27315</text:p>
          </table:table-cell>
          <table:table-cell office:value-type="float" office:value="2925" calcext:value-type="float">
            <text:p>2925</text:p>
          </table:table-cell>
          <table:table-cell table:formula="of:=[.C205]-[.D205]" office:value-type="float" office:value="24390" calcext:value-type="float">
            <text:p>24390</text:p>
          </table:table-cell>
        </table:table-row>
        <table:table-row table:style-name="ro1">
          <table:table-cell office:value-type="string" calcext:value-type="string">
            <text:p>/opt/build/glibc/glibc-2.24/libio/fileops.c</text:p>
          </table:table-cell>
          <table:table-cell office:value-type="string" calcext:value-type="string">
            <text:p>_IO_file_overflow@@GLIBC_2.2.5</text:p>
          </table:table-cell>
          <table:table-cell office:value-type="float" office:value="27938" calcext:value-type="float">
            <text:p>27938</text:p>
          </table:table-cell>
          <table:table-cell office:value-type="float" office:value="15322" calcext:value-type="float">
            <text:p>15322</text:p>
          </table:table-cell>
          <table:table-cell table:formula="of:=[.C206]-[.D206]" office:value-type="float" office:value="12616" calcext:value-type="float">
            <text:p>12616</text:p>
          </table:table-cell>
        </table:table-row>
        <table:table-row table:style-name="ro1">
          <table:table-cell office:value-type="string" calcext:value-type="string">
            <text:p>/opt/build/glibc/glibc-2.24/elf/../sysdeps/x86_64/dl-trampoline.h</text:p>
          </table:table-cell>
          <table:table-cell office:value-type="string" calcext:value-type="string">
            <text:p>_dl_runtime_resolve_fxsave'2</text:p>
          </table:table-cell>
          <table:table-cell office:value-type="float" office:value="28000" calcext:value-type="float">
            <text:p>28000</text:p>
          </table:table-cell>
          <table:table-cell office:value-type="float" office:value="16548" calcext:value-type="float">
            <text:p>16548</text:p>
          </table:table-cell>
          <table:table-cell table:formula="of:=[.C207]-[.D207]" office:value-type="float" office:value="11452" calcext:value-type="float">
            <text:p>11452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570</text:p>
          </table:table-cell>
          <table:table-cell office:value-type="float" office:value="28473" calcext:value-type="float">
            <text:p>28473</text:p>
          </table:table-cell>
          <table:table-cell office:value-type="float" office:value="18982" calcext:value-type="float">
            <text:p>18982</text:p>
          </table:table-cell>
          <table:table-cell table:formula="of:=[.C208]-[.D208]" office:value-type="float" office:value="9491" calcext:value-type="float">
            <text:p>949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5c0</text:p>
          </table:table-cell>
          <table:table-cell office:value-type="float" office:value="29040" calcext:value-type="float">
            <text:p>29040</text:p>
          </table:table-cell>
          <table:table-cell office:value-type="float" office:value="19360" calcext:value-type="float">
            <text:p>19360</text:p>
          </table:table-cell>
          <table:table-cell table:formula="of:=[.C209]-[.D209]"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calloc</text:p>
          </table:table-cell>
          <table:table-cell office:value-type="float" office:value="30051" calcext:value-type="float">
            <text:p>30051</text:p>
          </table:table-cell>
          <table:table-cell office:value-type="float" office:value="20078" calcext:value-type="float">
            <text:p>20078</text:p>
          </table:table-cell>
          <table:table-cell table:formula="of:=[.C210]-[.D210]" office:value-type="float" office:value="9973" calcext:value-type="float">
            <text:p>9973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decode</text:p>
          </table:table-cell>
          <table:table-cell office:value-type="float" office:value="30091" calcext:value-type="float">
            <text:p>30091</text:p>
          </table:table-cell>
          <table:table-cell office:value-type="float" office:value="6777" calcext:value-type="float">
            <text:p>6777</text:p>
          </table:table-cell>
          <table:table-cell table:formula="of:=[.C211]-[.D211]" office:value-type="float" office:value="23314" calcext:value-type="float">
            <text:p>23314</text:p>
          </table:table-cell>
        </table:table-row>
        <table:table-row table:style-name="ro1">
          <table:table-cell office:value-type="string" calcext:value-type="string">
            <text:p>/opt/build/glibc/glibc-2.24/elf/dl-load.c</text:p>
          </table:table-cell>
          <table:table-cell office:value-type="string" calcext:value-type="string">
            <text:p>_dl_map_object</text:p>
          </table:table-cell>
          <table:table-cell office:value-type="float" office:value="31317" calcext:value-type="float">
            <text:p>31317</text:p>
          </table:table-cell>
          <table:table-cell office:value-type="float" office:value="20878" calcext:value-type="float">
            <text:p>20878</text:p>
          </table:table-cell>
          <table:table-cell table:formula="of:=[.C212]-[.D212]" office:value-type="float" office:value="10439" calcext:value-type="float">
            <text:p>10439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reate_token_tree.isra.13</text:p>
          </table:table-cell>
          <table:table-cell office:value-type="float" office:value="33501" calcext:value-type="float">
            <text:p>33501</text:p>
          </table:table-cell>
          <table:table-cell office:value-type="float" office:value="22334" calcext:value-type="float">
            <text:p>22334</text:p>
          </table:table-cell>
          <table:table-cell table:formula="of:=[.C213]-[.D213]" office:value-type="float" office:value="11167" calcext:value-type="float">
            <text:p>11167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utf8_nsyms.isra.2</text:p>
          </table:table-cell>
          <table:table-cell office:value-type="float" office:value="36517" calcext:value-type="float">
            <text:p>36517</text:p>
          </table:table-cell>
          <table:table-cell office:value-type="float" office:value="0" calcext:value-type="float">
            <text:p>0</text:p>
          </table:table-cell>
          <table:table-cell table:formula="of:=[.C214]-[.D214]" office:value-type="float" office:value="36517" calcext:value-type="float">
            <text:p>36517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node_set_merge</text:p>
          </table:table-cell>
          <table:table-cell office:value-type="float" office:value="37743" calcext:value-type="float">
            <text:p>37743</text:p>
          </table:table-cell>
          <table:table-cell office:value-type="float" office:value="25162" calcext:value-type="float">
            <text:p>25162</text:p>
          </table:table-cell>
          <table:table-cell table:formula="of:=[.C215]-[.D215]" office:value-type="float" office:value="12581" calcext:value-type="float">
            <text:p>12581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reorder</text:p>
          </table:table-cell>
          <table:table-cell office:value-type="float" office:value="37800" calcext:value-type="float">
            <text:p>37800</text:p>
          </table:table-cell>
          <table:table-cell office:value-type="float" office:value="25200" calcext:value-type="float">
            <text:p>25200</text:p>
          </table:table-cell>
          <table:table-cell table:formula="of:=[.C216]-[.D216]" office:value-type="float" office:value="12600" calcext:value-type="float">
            <text:p>1260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catn</text:p>
          </table:table-cell>
          <table:table-cell office:value-type="float" office:value="38480" calcext:value-type="float">
            <text:p>38480</text:p>
          </table:table-cell>
          <table:table-cell office:value-type="float" office:value="19483" calcext:value-type="float">
            <text:p>19483</text:p>
          </table:table-cell>
          <table:table-cell table:formula="of:=[.C217]-[.D217]" office:value-type="float" office:value="18997" calcext:value-type="float">
            <text:p>18997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wordcount</text:p>
          </table:table-cell>
          <table:table-cell office:value-type="float" office:value="38746" calcext:value-type="float">
            <text:p>38746</text:p>
          </table:table-cell>
          <table:table-cell office:value-type="float" office:value="587" calcext:value-type="float">
            <text:p>587</text:p>
          </table:table-cell>
          <table:table-cell table:formula="of:=[.C218]-[.D218]" office:value-type="float" office:value="38159" calcext:value-type="float">
            <text:p>38159</text:p>
          </table:table-cell>
        </table:table-row>
        <table:table-row table:style-name="ro1">
          <table:table-cell office:value-type="string" calcext:value-type="string">
            <text:p>/opt/build/glibc/glibc-2.24/libio/fileops.c</text:p>
          </table:table-cell>
          <table:table-cell office:value-type="string" calcext:value-type="string">
            <text:p>_IO_file_xsputn@@GLIBC_2.2.5</text:p>
          </table:table-cell>
          <table:table-cell office:value-type="float" office:value="38753" calcext:value-type="float">
            <text:p>38753</text:p>
          </table:table-cell>
          <table:table-cell office:value-type="float" office:value="1287" calcext:value-type="float">
            <text:p>1287</text:p>
          </table:table-cell>
          <table:table-cell table:formula="of:=[.C219]-[.D219]" office:value-type="float" office:value="37466" calcext:value-type="float">
            <text:p>37466</text:p>
          </table:table-cell>
        </table:table-row>
        <table:table-row table:style-name="ro1">
          <table:table-cell office:value-type="string" calcext:value-type="string">
            <text:p>/opt/build/glibc/glibc-2.24/string/../sysdeps/x86_64/strchr.S</text:p>
          </table:table-cell>
          <table:table-cell office:value-type="string" calcext:value-type="string">
            <text:p>strchrnul</text:p>
          </table:table-cell>
          <table:table-cell office:value-type="float" office:value="38880" calcext:value-type="float">
            <text:p>38880</text:p>
          </table:table-cell>
          <table:table-cell office:value-type="float" office:value="13620" calcext:value-type="float">
            <text:p>13620</text:p>
          </table:table-cell>
          <table:table-cell table:formula="of:=[.C220]-[.D220]" office:value-type="float" office:value="25260" calcext:value-type="float">
            <text:p>2526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ostorder</text:p>
          </table:table-cell>
          <table:table-cell office:value-type="float" office:value="39360" calcext:value-type="float">
            <text:p>39360</text:p>
          </table:table-cell>
          <table:table-cell office:value-type="float" office:value="26240" calcext:value-type="float">
            <text:p>26240</text:p>
          </table:table-cell>
          <table:table-cell table:formula="of:=[.C221]-[.D221]" office:value-type="float" office:value="13120" calcext:value-type="float">
            <text:p>13120</text:p>
          </table:table-cell>
        </table:table-row>
        <table:table-row table:style-name="ro1">
          <table:table-cell office:value-type="string" calcext:value-type="string">
            <text:p>/opt/build/glibc/glibc-2.24/stdlib/getenv.c</text:p>
          </table:table-cell>
          <table:table-cell office:value-type="string" calcext:value-type="string">
            <text:p>getenv</text:p>
          </table:table-cell>
          <table:table-cell office:value-type="float" office:value="39830" calcext:value-type="float">
            <text:p>39830</text:p>
          </table:table-cell>
          <table:table-cell office:value-type="float" office:value="24976" calcext:value-type="float">
            <text:p>24976</text:p>
          </table:table-cell>
          <table:table-cell table:formula="of:=[.C222]-[.D222]" office:value-type="float" office:value="14854" calcext:value-type="float">
            <text:p>1485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edb0</text:p>
          </table:table-cell>
          <table:table-cell office:value-type="float" office:value="41913" calcext:value-type="float">
            <text:p>41913</text:p>
          </table:table-cell>
          <table:table-cell office:value-type="float" office:value="27942" calcext:value-type="float">
            <text:p>27942</text:p>
          </table:table-cell>
          <table:table-cell table:formula="of:=[.C223]-[.D223]" office:value-type="float" office:value="13971" calcext:value-type="float">
            <text:p>13971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acquire_state_context</text:p>
          </table:table-cell>
          <table:table-cell office:value-type="float" office:value="44610" calcext:value-type="float">
            <text:p>44610</text:p>
          </table:table-cell>
          <table:table-cell office:value-type="float" office:value="29740" calcext:value-type="float">
            <text:p>29740</text:p>
          </table:table-cell>
          <table:table-cell table:formula="of:=[.C224]-[.D224]" office:value-type="float" office:value="14870" calcext:value-type="float">
            <text:p>14870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realloc</text:p>
          </table:table-cell>
          <table:table-cell office:value-type="float" office:value="44667" calcext:value-type="float">
            <text:p>44667</text:p>
          </table:table-cell>
          <table:table-cell office:value-type="float" office:value="22350" calcext:value-type="float">
            <text:p>22350</text:p>
          </table:table-cell>
          <table:table-cell table:formula="of:=[.C225]-[.D225]" office:value-type="float" office:value="22317" calcext:value-type="float">
            <text:p>22317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dfa_add_node</text:p>
          </table:table-cell>
          <table:table-cell office:value-type="float" office:value="45486" calcext:value-type="float">
            <text:p>45486</text:p>
          </table:table-cell>
          <table:table-cell office:value-type="float" office:value="30324" calcext:value-type="float">
            <text:p>30324</text:p>
          </table:table-cell>
          <table:table-cell table:formula="of:=[.C226]-[.D226]" office:value-type="float" office:value="15162" calcext:value-type="float">
            <text:p>15162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c30</text:p>
          </table:table-cell>
          <table:table-cell office:value-type="float" office:value="45510" calcext:value-type="float">
            <text:p>45510</text:p>
          </table:table-cell>
          <table:table-cell office:value-type="float" office:value="30340" calcext:value-type="float">
            <text:p>30340</text:p>
          </table:table-cell>
          <table:table-cell table:formula="of:=[.C227]-[.D227]" office:value-type="float" office:value="15170" calcext:value-type="float">
            <text:p>1517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eclosure_iter</text:p>
          </table:table-cell>
          <table:table-cell office:value-type="float" office:value="47304" calcext:value-type="float">
            <text:p>47304</text:p>
          </table:table-cell>
          <table:table-cell office:value-type="float" office:value="31536" calcext:value-type="float">
            <text:p>31536</text:p>
          </table:table-cell>
          <table:table-cell table:formula="of:=[.C228]-[.D228]" office:value-type="float" office:value="15768" calcext:value-type="float">
            <text:p>15768</text:p>
          </table:table-cell>
        </table:table-row>
        <table:table-row table:style-name="ro1">
          <table:table-cell office:value-type="string" calcext:value-type="string">
            <text:p>/opt/build/glibc/glibc-2.24/libio/genops.c</text:p>
          </table:table-cell>
          <table:table-cell office:value-type="string" calcext:value-type="string">
            <text:p>_IO_default_xsputn</text:p>
          </table:table-cell>
          <table:table-cell office:value-type="float" office:value="50760" calcext:value-type="float">
            <text:p>50760</text:p>
          </table:table-cell>
          <table:table-cell office:value-type="float" office:value="33847" calcext:value-type="float">
            <text:p>33847</text:p>
          </table:table-cell>
          <table:table-cell table:formula="of:=[.C229]-[.D229]" office:value-type="float" office:value="16913" calcext:value-type="float">
            <text:p>16913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internal</text:p>
          </table:table-cell>
          <table:table-cell office:value-type="float" office:value="52824" calcext:value-type="float">
            <text:p>52824</text:p>
          </table:table-cell>
          <table:table-cell office:value-type="float" office:value="35216" calcext:value-type="float">
            <text:p>35216</text:p>
          </table:table-cell>
          <table:table-cell table:formula="of:=[.C230]-[.D230]" office:value-type="float" office:value="17608" calcext:value-type="float">
            <text:p>17608</text:p>
          </table:table-cell>
        </table:table-row>
        <table:table-row table:style-name="ro1">
          <table:table-cell office:value-type="string" calcext:value-type="string">
            <text:p>/opt/build/glibc/glibc-2.24/iconv/gconv_simple.c</text:p>
          </table:table-cell>
          <table:table-cell office:value-type="string" calcext:value-type="string">
            <text:p>__gconv_btwoc_ascii</text:p>
          </table:table-cell>
          <table:table-cell office:value-type="float" office:value="53760" calcext:value-type="float">
            <text:p>53760</text:p>
          </table:table-cell>
          <table:table-cell office:value-type="float" office:value="35840" calcext:value-type="float">
            <text:p>35840</text:p>
          </table:table-cell>
          <table:table-cell table:formula="of:=[.C231]-[.D231]" office:value-type="float" office:value="17920" calcext:value-type="float">
            <text:p>17920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chardata_handler</text:p>
          </table:table-cell>
          <table:table-cell office:value-type="float" office:value="54729" calcext:value-type="float">
            <text:p>54729</text:p>
          </table:table-cell>
          <table:table-cell office:value-type="float" office:value="36486" calcext:value-type="float">
            <text:p>36486</text:p>
          </table:table-cell>
          <table:table-cell table:formula="of:=[.C232]-[.D232]" office:value-type="float" office:value="18243" calcext:value-type="float">
            <text:p>18243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strcpy-sse2-unaligned.S</text:p>
          </table:table-cell>
          <table:table-cell office:value-type="string" calcext:value-type="string">
            <text:p>__strncpy_sse2_unaligned</text:p>
          </table:table-cell>
          <table:table-cell office:value-type="float" office:value="63854" calcext:value-type="float">
            <text:p>63854</text:p>
          </table:table-cell>
          <table:table-cell office:value-type="float" office:value="38677" calcext:value-type="float">
            <text:p>38677</text:p>
          </table:table-cell>
          <table:table-cell table:formula="of:=[.C233]-[.D233]" office:value-type="float" office:value="25177" calcext:value-type="float">
            <text:p>25177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7580</text:p>
          </table:table-cell>
          <table:table-cell office:value-type="float" office:value="64056" calcext:value-type="float">
            <text:p>64056</text:p>
          </table:table-cell>
          <table:table-cell office:value-type="float" office:value="42704" calcext:value-type="float">
            <text:p>42704</text:p>
          </table:table-cell>
          <table:table-cell table:formula="of:=[.C234]-[.D234]" office:value-type="float" office:value="21352" calcext:value-type="float">
            <text:p>21352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free_node'2</text:p>
          </table:table-cell>
          <table:table-cell office:value-type="float" office:value="70455" calcext:value-type="float">
            <text:p>70455</text:p>
          </table:table-cell>
          <table:table-cell office:value-type="float" office:value="46970" calcext:value-type="float">
            <text:p>46970</text:p>
          </table:table-cell>
          <table:table-cell table:formula="of:=[.C235]-[.D235]" office:value-type="float" office:value="23485" calcext:value-type="float">
            <text:p>23485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fetch_attr</text:p>
          </table:table-cell>
          <table:table-cell office:value-type="float" office:value="70881" calcext:value-type="float">
            <text:p>70881</text:p>
          </table:table-cell>
          <table:table-cell office:value-type="float" office:value="47254" calcext:value-type="float">
            <text:p>47254</text:p>
          </table:table-cell>
          <table:table-cell table:formula="of:=[.C236]-[.D236]" office:value-type="float" office:value="23627" calcext:value-type="float">
            <text:p>23627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strcat-sse2-unaligned.S</text:p>
          </table:table-cell>
          <table:table-cell office:value-type="string" calcext:value-type="string">
            <text:p>__strcat_sse2_unaligned</text:p>
          </table:table-cell>
          <table:table-cell office:value-type="float" office:value="71448" calcext:value-type="float">
            <text:p>71448</text:p>
          </table:table-cell>
          <table:table-cell office:value-type="float" office:value="48054" calcext:value-type="float">
            <text:p>48054</text:p>
          </table:table-cell>
          <table:table-cell table:formula="of:=[.C237]-[.D237]" office:value-type="float" office:value="23394" calcext:value-type="float">
            <text:p>23394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realloc</text:p>
          </table:table-cell>
          <table:table-cell office:value-type="float" office:value="74360" calcext:value-type="float">
            <text:p>74360</text:p>
          </table:table-cell>
          <table:table-cell office:value-type="float" office:value="39266" calcext:value-type="float">
            <text:p>39266</text:p>
          </table:table-cell>
          <table:table-cell table:formula="of:=[.C238]-[.D238]" office:value-type="float" office:value="35094" calcext:value-type="float">
            <text:p>35094</text:p>
          </table:table-cell>
        </table:table-row>
        <table:table-row table:style-name="ro1">
          <table:table-cell office:value-type="string" calcext:value-type="string">
            <text:p>/opt/build/glibc/glibc-2.24/string/strdup.c</text:p>
          </table:table-cell>
          <table:table-cell office:value-type="string" calcext:value-type="string">
            <text:p>strdup</text:p>
          </table:table-cell>
          <table:table-cell office:value-type="float" office:value="77173" calcext:value-type="float">
            <text:p>77173</text:p>
          </table:table-cell>
          <table:table-cell office:value-type="float" office:value="45952" calcext:value-type="float">
            <text:p>45952</text:p>
          </table:table-cell>
          <table:table-cell table:formula="of:=[.C239]-[.D239]" office:value-type="float" office:value="31221" calcext:value-type="float">
            <text:p>31221</text:p>
          </table:table-cell>
        </table:table-row>
        <table:table-row table:style-name="ro1">
          <table:table-cell office:value-type="string" calcext:value-type="string">
            <text:p>/opt/build/glibc/glibc-2.24/elf/../elf/dl-runtime.c</text:p>
          </table:table-cell>
          <table:table-cell office:value-type="string" calcext:value-type="string">
            <text:p>_dl_fixup</text:p>
          </table:table-cell>
          <table:table-cell office:value-type="float" office:value="79920" calcext:value-type="float">
            <text:p>79920</text:p>
          </table:table-cell>
          <table:table-cell office:value-type="float" office:value="47804" calcext:value-type="float">
            <text:p>47804</text:p>
          </table:table-cell>
          <table:table-cell table:formula="of:=[.C240]-[.D240]" office:value-type="float" office:value="32116" calcext:value-type="float">
            <text:p>3211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e2f0</text:p>
          </table:table-cell>
          <table:table-cell office:value-type="float" office:value="82152" calcext:value-type="float">
            <text:p>82152</text:p>
          </table:table-cell>
          <table:table-cell office:value-type="float" office:value="54768" calcext:value-type="float">
            <text:p>54768</text:p>
          </table:table-cell>
          <table:table-cell table:formula="of:=[.C241]-[.D241]" office:value-type="float" office:value="27384" calcext:value-type="float">
            <text:p>27384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multiarch/memmove-vec-unaligned-erms.S</text:p>
          </table:table-cell>
          <table:table-cell office:value-type="string" calcext:value-type="string">
            <text:p>memcpy@GLIBC_2.2.5</text:p>
          </table:table-cell>
          <table:table-cell office:value-type="float" office:value="87690" calcext:value-type="float">
            <text:p>87690</text:p>
          </table:table-cell>
          <table:table-cell office:value-type="float" office:value="53703" calcext:value-type="float">
            <text:p>53703</text:p>
          </table:table-cell>
          <table:table-cell table:formula="of:=[.C242]-[.D242]" office:value-type="float" office:value="33987" calcext:value-type="float">
            <text:p>33987</text:p>
          </table:table-cell>
        </table:table-row>
        <table:table-row table:style-name="ro1">
          <table:table-cell office:value-type="string" calcext:value-type="string">
            <text:p>/opt/build/glibc/glibc-2.24/ctype/../include/ctype.h</text:p>
          </table:table-cell>
          <table:table-cell office:value-type="string" calcext:value-type="string">
            <text:p>__ctype_tolower_loc</text:p>
          </table:table-cell>
          <table:table-cell office:value-type="float" office:value="87927" calcext:value-type="float">
            <text:p>87927</text:p>
          </table:table-cell>
          <table:table-cell office:value-type="float" office:value="10164" calcext:value-type="float">
            <text:p>10164</text:p>
          </table:table-cell>
          <table:table-cell table:formula="of:=[.C243]-[.D243]" office:value-type="float" office:value="77763" calcext:value-type="float">
            <text:p>77763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f970</text:p>
          </table:table-cell>
          <table:table-cell office:value-type="float" office:value="89772" calcext:value-type="float">
            <text:p>89772</text:p>
          </table:table-cell>
          <table:table-cell office:value-type="float" office:value="59848" calcext:value-type="float">
            <text:p>59848</text:p>
          </table:table-cell>
          <table:table-cell table:formula="of:=[.C244]-[.D244]" office:value-type="float" office:value="29924" calcext:value-type="float">
            <text:p>29924</text:p>
          </table:table-cell>
        </table:table-row>
        <table:table-row table:style-name="ro1"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check_match</text:p>
          </table:table-cell>
          <table:table-cell office:value-type="float" office:value="90417" calcext:value-type="float">
            <text:p>90417</text:p>
          </table:table-cell>
          <table:table-cell office:value-type="float" office:value="56628" calcext:value-type="float">
            <text:p>56628</text:p>
          </table:table-cell>
          <table:table-cell table:formula="of:=[.C245]-[.D245]" office:value-type="float" office:value="33789" calcext:value-type="float">
            <text:p>3378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8190</text:p>
          </table:table-cell>
          <table:table-cell office:value-type="float" office:value="97284" calcext:value-type="float">
            <text:p>97284</text:p>
          </table:table-cell>
          <table:table-cell office:value-type="float" office:value="64856" calcext:value-type="float">
            <text:p>64856</text:p>
          </table:table-cell>
          <table:table-cell table:formula="of:=[.C246]-[.D246]" office:value-type="float" office:value="32428" calcext:value-type="float">
            <text:p>32428</text:p>
          </table:table-cell>
        </table:table-row>
        <table:table-row table:style-name="ro1">
          <table:table-cell office:value-type="string" calcext:value-type="string">
            <text:p>/home/ykuznetsov/klish-2.1.3/lub/bintree/bintree_splay.c</text:p>
          </table:table-cell>
          <table:table-cell office:value-type="string" calcext:value-type="string">
            <text:p>lub_bintree_splay</text:p>
          </table:table-cell>
          <table:table-cell office:value-type="float" office:value="98819" calcext:value-type="float">
            <text:p>98819</text:p>
          </table:table-cell>
          <table:table-cell office:value-type="float" office:value="24927" calcext:value-type="float">
            <text:p>24927</text:p>
          </table:table-cell>
          <table:table-cell table:formula="of:=[.C247]-[.D247]" office:value-type="float" office:value="73892" calcext:value-type="float">
            <text:p>73892</text:p>
          </table:table-cell>
        </table:table-row>
        <table:table-row table:style-name="ro1">
          <table:table-cell office:value-type="string" calcext:value-type="string">
            <text:p>/opt/build/glibc/glibc-2.24/elf/dl-profstub.c</text:p>
          </table:table-cell>
          <table:table-cell office:value-type="string" calcext:value-type="string">
            <text:p>_dl_mcount_wrapper_check</text:p>
          </table:table-cell>
          <table:table-cell office:value-type="float" office:value="107280" calcext:value-type="float">
            <text:p>107280</text:p>
          </table:table-cell>
          <table:table-cell office:value-type="float" office:value="71520" calcext:value-type="float">
            <text:p>71520</text:p>
          </table:table-cell>
          <table:table-cell table:formula="of:=[.C248]-[.D248]" office:value-type="float" office:value="35760" calcext:value-type="float">
            <text:p>35760</text:p>
          </table:table-cell>
        </table:table-row>
        <table:table-row table:style-name="ro1">
          <table:table-cell office:value-type="string" calcext:value-type="string">
            <text:p>/opt/build/glibc/glibc-2.24/elf/dl-misc.c</text:p>
          </table:table-cell>
          <table:table-cell office:value-type="string" calcext:value-type="string">
            <text:p>_dl_name_match_p</text:p>
          </table:table-cell>
          <table:table-cell office:value-type="float" office:value="113274" calcext:value-type="float">
            <text:p>113274</text:p>
          </table:table-cell>
          <table:table-cell office:value-type="float" office:value="74499" calcext:value-type="float">
            <text:p>74499</text:p>
          </table:table-cell>
          <table:table-cell table:formula="of:=[.C249]-[.D249]" office:value-type="float" office:value="38775" calcext:value-type="float">
            <text:p>38775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130</text:p>
          </table:table-cell>
          <table:table-cell office:value-type="float" office:value="121065" calcext:value-type="float">
            <text:p>121065</text:p>
          </table:table-cell>
          <table:table-cell office:value-type="float" office:value="81350" calcext:value-type="float">
            <text:p>81350</text:p>
          </table:table-cell>
          <table:table-cell table:formula="of:=[.C250]-[.D250]" office:value-type="float" office:value="39715" calcext:value-type="float">
            <text:p>39715</text:p>
          </table:table-cell>
        </table:table-row>
        <table:table-row table:style-name="ro1">
          <table:table-cell office:value-type="string" calcext:value-type="string">
            <text:p>/opt/build/glibc/glibc-2.24/elf/dl-addr.c</text:p>
          </table:table-cell>
          <table:table-cell office:value-type="string" calcext:value-type="string">
            <text:p>_dl_addr</text:p>
          </table:table-cell>
          <table:table-cell office:value-type="float" office:value="169701" calcext:value-type="float">
            <text:p>169701</text:p>
          </table:table-cell>
          <table:table-cell office:value-type="float" office:value="113134" calcext:value-type="float">
            <text:p>113134</text:p>
          </table:table-cell>
          <table:table-cell table:formula="of:=[.C251]-[.D251]" office:value-type="float" office:value="56567" calcext:value-type="float">
            <text:p>56567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strcmp-sse2-unaligned.S</text:p>
          </table:table-cell>
          <table:table-cell office:value-type="string" calcext:value-type="string">
            <text:p>__strcmp_sse2_unaligned</text:p>
          </table:table-cell>
          <table:table-cell office:value-type="float" office:value="172514" calcext:value-type="float">
            <text:p>172514</text:p>
          </table:table-cell>
          <table:table-cell office:value-type="float" office:value="115635" calcext:value-type="float">
            <text:p>115635</text:p>
          </table:table-cell>
          <table:table-cell table:formula="of:=[.C252]-[.D252]" office:value-type="float" office:value="56879" calcext:value-type="float">
            <text:p>56879</text:p>
          </table:table-cell>
        </table:table-row>
        <table:table-row table:style-name="ro1">
          <table:table-cell office:value-type="string" calcext:value-type="string">
            <text:p>/opt/build/glibc/glibc-2.24/string/../sysdeps/x86_64/strlen.S</text:p>
          </table:table-cell>
          <table:table-cell office:value-type="string" calcext:value-type="string">
            <text:p>strlen</text:p>
          </table:table-cell>
          <table:table-cell office:value-type="float" office:value="176864" calcext:value-type="float">
            <text:p>176864</text:p>
          </table:table-cell>
          <table:table-cell office:value-type="float" office:value="96906" calcext:value-type="float">
            <text:p>96906</text:p>
          </table:table-cell>
          <table:table-cell table:formula="of:=[.C253]-[.D253]" office:value-type="float" office:value="79958" calcext:value-type="float">
            <text:p>79958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extword</text:p>
          </table:table-cell>
          <table:table-cell office:value-type="float" office:value="189816" calcext:value-type="float">
            <text:p>189816</text:p>
          </table:table-cell>
          <table:table-cell office:value-type="float" office:value="18568" calcext:value-type="float">
            <text:p>18568</text:p>
          </table:table-cell>
          <table:table-cell table:formula="of:=[.C254]-[.D254]" office:value-type="float" office:value="171248" calcext:value-type="float">
            <text:p>171248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float" office:value="210702" calcext:value-type="float">
            <text:p>210702</text:p>
          </table:table-cell>
          <table:table-cell office:value-type="float" office:value="133671" calcext:value-type="float">
            <text:p>133671</text:p>
          </table:table-cell>
          <table:table-cell table:formula="of:=[.C255]-[.D255]" office:value-type="float" office:value="77031" calcext:value-type="float">
            <text:p>77031</text:p>
          </table:table-cell>
        </table:table-row>
        <table:table-row table:style-name="ro1">
          <table:table-cell office:value-type="string" calcext:value-type="string">
            <text:p>/opt/build/glibc/glibc-2.24/stdio-common/vfprintf.c</text:p>
          </table:table-cell>
          <table:table-cell office:value-type="string" calcext:value-type="string">
            <text:p>vfprintf</text:p>
          </table:table-cell>
          <table:table-cell office:value-type="float" office:value="216969" calcext:value-type="float">
            <text:p>216969</text:p>
          </table:table-cell>
          <table:table-cell office:value-type="float" office:value="67583" calcext:value-type="float">
            <text:p>67583</text:p>
          </table:table-cell>
          <table:table-cell table:formula="of:=[.C256]-[.D256]" office:value-type="float" office:value="149386" calcext:value-type="float">
            <text:p>149386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make_node</text:p>
          </table:table-cell>
          <table:table-cell office:value-type="float" office:value="229302" calcext:value-type="float">
            <text:p>229302</text:p>
          </table:table-cell>
          <table:table-cell office:value-type="float" office:value="152868" calcext:value-type="float">
            <text:p>152868</text:p>
          </table:table-cell>
          <table:table-cell table:formula="of:=[.C257]-[.D257]" office:value-type="float" office:value="76434" calcext:value-type="float">
            <text:p>76434</text:p>
          </table:table-cell>
        </table:table-row>
        <table:table-row table:style-name="ro1"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tolower</text:p>
          </table:table-cell>
          <table:table-cell office:value-type="float" office:value="233740" calcext:value-type="float">
            <text:p>233740</text:p>
          </table:table-cell>
          <table:table-cell office:value-type="float" office:value="27112" calcext:value-type="float">
            <text:p>27112</text:p>
          </table:table-cell>
          <table:table-cell table:formula="of:=[.C258]-[.D258]" office:value-type="float" office:value="206628" calcext:value-type="float">
            <text:p>206628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_consolidate</text:p>
          </table:table-cell>
          <table:table-cell office:value-type="float" office:value="272668" calcext:value-type="float">
            <text:p>272668</text:p>
          </table:table-cell>
          <table:table-cell office:value-type="float" office:value="180717" calcext:value-type="float">
            <text:p>180717</text:p>
          </table:table-cell>
          <table:table-cell table:formula="of:=[.C259]-[.D259]" office:value-type="float" office:value="91951" calcext:value-type="float">
            <text:p>9195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a2f0</text:p>
          </table:table-cell>
          <table:table-cell office:value-type="float" office:value="282174" calcext:value-type="float">
            <text:p>282174</text:p>
          </table:table-cell>
          <table:table-cell office:value-type="float" office:value="188116" calcext:value-type="float">
            <text:p>188116</text:p>
          </table:table-cell>
          <table:table-cell table:formula="of:=[.C260]-[.D260]" office:value-type="float" office:value="94058" calcext:value-type="float">
            <text:p>94058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cmp</text:p>
          </table:table-cell>
          <table:table-cell office:value-type="float" office:value="314947" calcext:value-type="float">
            <text:p>314947</text:p>
          </table:table-cell>
          <table:table-cell office:value-type="float" office:value="39142" calcext:value-type="float">
            <text:p>39142</text:p>
          </table:table-cell>
          <table:table-cell table:formula="of:=[.C261]-[.D261]" office:value-type="float" office:value="275805" calcext:value-type="float">
            <text:p>275805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float" office:value="325612" calcext:value-type="float">
            <text:p>325612</text:p>
          </table:table-cell>
          <table:table-cell office:value-type="float" office:value="213684" calcext:value-type="float">
            <text:p>213684</text:p>
          </table:table-cell>
          <table:table-cell table:formula="of:=[.C262]-[.D262]" office:value-type="float" office:value="111928" calcext:value-type="float">
            <text:p>111928</text:p>
          </table:table-cell>
        </table:table-row>
        <table:table-row table:style-name="ro1"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float" office:value="326424" calcext:value-type="float">
            <text:p>326424</text:p>
          </table:table-cell>
          <table:table-cell office:value-type="float" office:value="217616" calcext:value-type="float">
            <text:p>217616</text:p>
          </table:table-cell>
          <table:table-cell table:formula="of:=[.C263]-[.D263]" office:value-type="float" office:value="108808" calcext:value-type="float">
            <text:p>108808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float" office:value="392748" calcext:value-type="float">
            <text:p>392748</text:p>
          </table:table-cell>
          <table:table-cell office:value-type="float" office:value="261832" calcext:value-type="float">
            <text:p>261832</text:p>
          </table:table-cell>
          <table:table-cell table:formula="of:=[.C264]-[.D264]" office:value-type="float" office:value="130916" calcext:value-type="float">
            <text:p>130916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float" office:value="402051" calcext:value-type="float">
            <text:p>402051</text:p>
          </table:table-cell>
          <table:table-cell office:value-type="float" office:value="268034" calcext:value-type="float">
            <text:p>268034</text:p>
          </table:table-cell>
          <table:table-cell table:formula="of:=[.C265]-[.D265]" office:value-type="float" office:value="134017" calcext:value-type="float">
            <text:p>134017</text:p>
          </table:table-cell>
        </table:table-row>
        <table:table-row table:style-name="ro1"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float" office:value="428374" calcext:value-type="float">
            <text:p>428374</text:p>
          </table:table-cell>
          <table:table-cell office:value-type="float" office:value="266110" calcext:value-type="float">
            <text:p>266110</text:p>
          </table:table-cell>
          <table:table-cell table:formula="of:=[.C266]-[.D266]" office:value-type="float" office:value="162264" calcext:value-type="float">
            <text:p>16226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float" office:value="435885" calcext:value-type="float">
            <text:p>435885</text:p>
          </table:table-cell>
          <table:table-cell office:value-type="float" office:value="290590" calcext:value-type="float">
            <text:p>290590</text:p>
          </table:table-cell>
          <table:table-cell table:formula="of:=[.C267]-[.D267]" office:value-type="float" office:value="145295" calcext:value-type="float">
            <text:p>145295</text:p>
          </table:table-cell>
        </table:table-row>
        <table:table-row table:style-name="ro1"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float" office:value="463848" calcext:value-type="float">
            <text:p>463848</text:p>
          </table:table-cell>
          <table:table-cell office:value-type="float" office:value="309232" calcext:value-type="float">
            <text:p>309232</text:p>
          </table:table-cell>
          <table:table-cell table:formula="of:=[.C268]-[.D268]" office:value-type="float" office:value="154616" calcext:value-type="float">
            <text:p>154616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float" office:value="633778" calcext:value-type="float">
            <text:p>633778</text:p>
          </table:table-cell>
          <table:table-cell office:value-type="float" office:value="376994" calcext:value-type="float">
            <text:p>376994</text:p>
          </table:table-cell>
          <table:table-cell table:formula="of:=[.C269]-[.D269]" office:value-type="float" office:value="256784" calcext:value-type="float">
            <text:p>25678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float" office:value="662259" calcext:value-type="float">
            <text:p>662259</text:p>
          </table:table-cell>
          <table:table-cell office:value-type="float" office:value="441506" calcext:value-type="float">
            <text:p>441506</text:p>
          </table:table-cell>
          <table:table-cell table:formula="of:=[.C270]-[.D270]" office:value-type="float" office:value="220753" calcext:value-type="float">
            <text:p>220753</text:p>
          </table:table-cell>
        </table:table-row>
        <table:table-row table:style-name="ro1"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float" office:value="747516" calcext:value-type="float">
            <text:p>747516</text:p>
          </table:table-cell>
          <table:table-cell office:value-type="float" office:value="475226" calcext:value-type="float">
            <text:p>475226</text:p>
          </table:table-cell>
          <table:table-cell table:formula="of:=[.C271]-[.D271]" office:value-type="float" office:value="272290" calcext:value-type="float">
            <text:p>272290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float" office:value="894649" calcext:value-type="float">
            <text:p>894649</text:p>
          </table:table-cell>
          <table:table-cell office:value-type="float" office:value="551056" calcext:value-type="float">
            <text:p>551056</text:p>
          </table:table-cell>
          <table:table-cell table:formula="of:=[.C272]-[.D272]" office:value-type="float" office:value="343593" calcext:value-type="float">
            <text:p>343593</text:p>
          </table:table-cell>
        </table:table-row>
        <table:table-row table:style-name="ro1"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float" office:value="1146924" calcext:value-type="float">
            <text:p>1146924</text:p>
          </table:table-cell>
          <table:table-cell office:value-type="float" office:value="764616" calcext:value-type="float">
            <text:p>764616</text:p>
          </table:table-cell>
          <table:table-cell table:formula="of:=[.C273]-[.D273]" office:value-type="float" office:value="382308" calcext:value-type="float">
            <text:p>382308</text:p>
          </table:table-cell>
        </table:table-row>
        <table:table-row table:style-name="ro1"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float" office:value="1253760" calcext:value-type="float">
            <text:p>1253760</text:p>
          </table:table-cell>
          <table:table-cell office:value-type="float" office:value="835840" calcext:value-type="float">
            <text:p>835840</text:p>
          </table:table-cell>
          <table:table-cell table:formula="of:=[.C274]-[.D274]" office:value-type="float" office:value="417920" calcext:value-type="float">
            <text:p>417920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float" office:value="1945991" calcext:value-type="float">
            <text:p>1945991</text:p>
          </table:table-cell>
          <table:table-cell office:value-type="float" office:value="1240144" calcext:value-type="float">
            <text:p>1240144</text:p>
          </table:table-cell>
          <table:table-cell table:formula="of:=[.C275]-[.D275]" office:value-type="float" office:value="705847" calcext:value-type="float">
            <text:p>705847</text:p>
          </table:table-cell>
        </table:table-row>
      </table:table>
      <table:table table:name="report_include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ostorder</text:p>
          </table:table-cell>
          <table:table-cell office:value-type="float" office:value="50337" calcext:value-type="float">
            <text:p>50337</text:p>
          </table:table-cell>
          <table:table-cell office:value-type="float" office:value="50782" calcext:value-type="float">
            <text:p>50782</text:p>
          </table:table-cell>
          <table:table-cell table:formula="of:=[.C1]-[.D1]" office:value-type="float" office:value="-445" calcext:value-type="float">
            <text:p>-445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Free</text:p>
          </table:table-cell>
          <table:table-cell office:value-type="float" office:value="51856" calcext:value-type="float">
            <text:p>51856</text:p>
          </table:table-cell>
          <table:table-cell office:value-type="float" office:value="51933" calcext:value-type="float">
            <text:p>51933</text:p>
          </table:table-cell>
          <table:table-cell table:formula="of:=[.C2]-[.D2]"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build_wcs_buffer</text:p>
          </table:table-cell>
          <table:table-cell table:number-columns-repeated="2" office:value-type="float" office:value="52175" calcext:value-type="float">
            <text:p>52175</text:p>
          </table:table-cell>
          <table:table-cell table:formula="of:=[.C3]-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fetch_attr</text:p>
          </table:table-cell>
          <table:table-cell office:value-type="float" office:value="56216" calcext:value-type="float">
            <text:p>56216</text:p>
          </table:table-cell>
          <table:table-cell office:value-type="float" office:value="113030" calcext:value-type="float">
            <text:p>113030</text:p>
          </table:table-cell>
          <table:table-cell table:formula="of:=[.C4]-[.D4]" office:value-type="float" office:value="-56814" calcext:value-type="float">
            <text:p>-56814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strcmp-sse2-unaligned.S</text:p>
          </table:table-cell>
          <table:table-cell office:value-type="string" calcext:value-type="string">
            <text:p>__strcmp_sse2_unaligned</text:p>
          </table:table-cell>
          <table:table-cell office:value-type="float" office:value="56681" calcext:value-type="float">
            <text:p>56681</text:p>
          </table:table-cell>
          <table:table-cell office:value-type="float" office:value="115635" calcext:value-type="float">
            <text:p>115635</text:p>
          </table:table-cell>
          <table:table-cell table:formula="of:=[.C5]-[.D5]" office:value-type="float" office:value="-58954" calcext:value-type="float">
            <text:p>-58954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cat</text:p>
          </table:table-cell>
          <table:table-cell office:value-type="float" office:value="67751" calcext:value-type="float">
            <text:p>67751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67751" calcext:value-type="float">
            <text:p>6775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5686938</text:p>
          </table:table-cell>
          <table:table-cell office:value-type="float" office:value="78290" calcext:value-type="float">
            <text:p>78290</text:p>
          </table:table-cell>
          <table:table-cell office:value-type="float" office:value="78304" calcext:value-type="float">
            <text:p>78304</text:p>
          </table:table-cell>
          <table:table-cell table:formula="of:=[.C7]-[.D7]"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free_dfa_content</text:p>
          </table:table-cell>
          <table:table-cell office:value-type="float" office:value="86334" calcext:value-type="float">
            <text:p>86334</text:p>
          </table:table-cell>
          <table:table-cell office:value-type="float" office:value="86298" calcext:value-type="float">
            <text:p>86298</text:p>
          </table:table-cell>
          <table:table-cell table:formula="of:=[.C8]-[.D8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gfree</text:p>
          </table:table-cell>
          <table:table-cell office:value-type="float" office:value="87439" calcext:value-type="float">
            <text:p>87439</text:p>
          </table:table-cell>
          <table:table-cell office:value-type="float" office:value="87417" calcext:value-type="float">
            <text:p>87417</text:p>
          </table:table-cell>
          <table:table-cell table:formula="of:=[.C9]-[.D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delete</text:p>
          </table:table-cell>
          <table:table-cell office:value-type="float" office:value="97234" calcext:value-type="float">
            <text:p>97234</text:p>
          </table:table-cell>
          <table:table-cell office:value-type="float" office:value="97231" calcext:value-type="float">
            <text:p>97231</text:p>
          </table:table-cell>
          <table:table-cell table:formula="of:=[.C10]-[.D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opt/build/glibc/glibc-2.24/elf/dl-addr.c</text:p>
          </table:table-cell>
          <table:table-cell office:value-type="string" calcext:value-type="string">
            <text:p>_dl_addr</text:p>
          </table:table-cell>
          <table:table-cell table:number-columns-repeated="2" office:value-type="float" office:value="117106" calcext:value-type="float">
            <text:p>117106</text:p>
          </table:table-cell>
          <table:table-cell table:formula="of:=[.C11]-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malloc/arena.c</text:p>
          </table:table-cell>
          <table:table-cell office:value-type="string" calcext:value-type="string">
            <text:p>ptmalloc_init.part.5</text:p>
          </table:table-cell>
          <table:table-cell table:number-columns-repeated="2" office:value-type="float" office:value="117860" calcext:value-type="float">
            <text:p>117860</text:p>
          </table:table-cell>
          <table:table-cell table:formula="of:=[.C12]-[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posix/regex_internal.c</text:p>
          </table:table-cell>
          <table:table-cell office:value-type="string" calcext:value-type="string">
            <text:p>re_acquire_state_context</text:p>
          </table:table-cell>
          <table:table-cell office:value-type="float" office:value="118620" calcext:value-type="float">
            <text:p>118620</text:p>
          </table:table-cell>
          <table:table-cell office:value-type="float" office:value="118546" calcext:value-type="float">
            <text:p>118546</text:p>
          </table:table-cell>
          <table:table-cell table:formula="of:=[.C13]-[.D13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opt/build/glibc/glibc-2.24/malloc/hooks.c</text:p>
          </table:table-cell>
          <table:table-cell office:value-type="string" calcext:value-type="string">
            <text:p>malloc_hook_ini</text:p>
          </table:table-cell>
          <table:table-cell table:number-columns-repeated="2" office:value-type="float" office:value="120044" calcext:value-type="float">
            <text:p>120044</text:p>
          </table:table-cell>
          <table:table-cell table:formula="of:=[.C14]-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intl/../intl/l10nflist.c</text:p>
          </table:table-cell>
          <table:table-cell office:value-type="string" calcext:value-type="string">
            <text:p>_nl_normalize_codeset</text:p>
          </table:table-cell>
          <table:table-cell table:number-columns-repeated="2" office:value-type="float" office:value="120348" calcext:value-type="float">
            <text:p>120348</text:p>
          </table:table-cell>
          <table:table-cell table:formula="of:=[.C15]-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pt/build/glibc/glibc-2.24/string/../sysdeps/x86_64/strlen.S</text:p>
          </table:table-cell>
          <table:table-cell office:value-type="string" calcext:value-type="string">
            <text:p>strlen</text:p>
          </table:table-cell>
          <table:table-cell office:value-type="float" office:value="128878" calcext:value-type="float">
            <text:p>128878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128878" calcext:value-type="float">
            <text:p>128878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clish_shell_startup</text:p>
          </table:table-cell>
          <table:table-cell office:value-type="float" office:value="129298" calcext:value-type="float">
            <text:p>129298</text:p>
          </table:table-cell>
          <table:table-cell office:value-type="float" office:value="65260" calcext:value-type="float">
            <text:p>65260</text:p>
          </table:table-cell>
          <table:table-cell table:formula="of:=[.C17]-[.D17]" office:value-type="float" office:value="64038" calcext:value-type="float">
            <text:p>64038</text:p>
          </table:table-cell>
        </table:table-row>
        <table:table-row table:style-name="ro1">
          <table:table-cell office:value-type="string" calcext:value-type="string">
            <text:p>/home/ykuznetsov/klish-2.1.3/clish/shell/shell_new.c</text:p>
          </table:table-cell>
          <table:table-cell office:value-type="string" calcext:value-type="string">
            <text:p>clish_shell_delete</text:p>
          </table:table-cell>
          <table:table-cell office:value-type="float" office:value="191629" calcext:value-type="float">
            <text:p>191629</text:p>
          </table:table-cell>
          <table:table-cell office:value-type="float" office:value="191721" calcext:value-type="float">
            <text:p>191721</text:p>
          </table:table-cell>
          <table:table-cell table:formula="of:=[.C18]-[.D18]"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wordcount</text:p>
          </table:table-cell>
          <table:table-cell office:value-type="float" office:value="201710" calcext:value-type="float">
            <text:p>201710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201710" calcext:value-type="float">
            <text:p>20171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eclosure_iter'2</text:p>
          </table:table-cell>
          <table:table-cell office:value-type="float" office:value="202989" calcext:value-type="float">
            <text:p>202989</text:p>
          </table:table-cell>
          <table:table-cell office:value-type="float" office:value="133400" calcext:value-type="float">
            <text:p>133400</text:p>
          </table:table-cell>
          <table:table-cell table:formula="of:=[.C20]-[.D20]" office:value-type="float" office:value="69589" calcext:value-type="float">
            <text:p>6958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130</text:p>
          </table:table-cell>
          <table:table-cell office:value-type="float" office:value="207042" calcext:value-type="float">
            <text:p>207042</text:p>
          </table:table-cell>
          <table:table-cell office:value-type="float" office:value="141452" calcext:value-type="float">
            <text:p>141452</text:p>
          </table:table-cell>
          <table:table-cell table:formula="of:=[.C21]-[.D21]" office:value-type="float" office:value="65590" calcext:value-type="float">
            <text:p>6559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extword</text:p>
          </table:table-cell>
          <table:table-cell office:value-type="float" office:value="208260" calcext:value-type="float">
            <text:p>208260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208260" calcext:value-type="float">
            <text:p>208260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action</text:p>
          </table:table-cell>
          <table:table-cell office:value-type="float" office:value="208341" calcext:value-type="float">
            <text:p>208341</text:p>
          </table:table-cell>
          <table:table-cell office:value-type="float" office:value="141824" calcext:value-type="float">
            <text:p>141824</text:p>
          </table:table-cell>
          <table:table-cell table:formula="of:=[.C23]-[.D23]" office:value-type="float" office:value="66517" calcext:value-type="float">
            <text:p>66517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resolve_prefix</text:p>
          </table:table-cell>
          <table:table-cell office:value-type="float" office:value="210448" calcext:value-type="float">
            <text:p>210448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210448" calcext:value-type="float">
            <text:p>210448</text:p>
          </table:table-cell>
        </table:table-row>
        <table:table-row table:style-name="ro1">
          <table:table-cell office:value-type="string" calcext:value-type="string">
            <text:p>/opt/build/glibc/glibc-2.24/elf/dl-deps.c</text:p>
          </table:table-cell>
          <table:table-cell office:value-type="string" calcext:value-type="string">
            <text:p>openaux</text:p>
          </table:table-cell>
          <table:table-cell office:value-type="float" office:value="211887" calcext:value-type="float">
            <text:p>211887</text:p>
          </table:table-cell>
          <table:table-cell office:value-type="float" office:value="141258" calcext:value-type="float">
            <text:p>141258</text:p>
          </table:table-cell>
          <table:table-cell table:formula="of:=[.C25]-[.D25]" office:value-type="float" office:value="70629" calcext:value-type="float">
            <text:p>70629</text:p>
          </table:table-cell>
        </table:table-row>
        <table:table-row table:style-name="ro1">
          <table:table-cell office:value-type="string" calcext:value-type="string">
            <text:p>/opt/build/glibc/glibc-2.24/locale/loadarchive.c</text:p>
          </table:table-cell>
          <table:table-cell office:value-type="string" calcext:value-type="string">
            <text:p>_nl_load_locale_from_archive</text:p>
          </table:table-cell>
          <table:table-cell office:value-type="float" office:value="217860" calcext:value-type="float">
            <text:p>217860</text:p>
          </table:table-cell>
          <table:table-cell office:value-type="float" office:value="145240" calcext:value-type="float">
            <text:p>145240</text:p>
          </table:table-cell>
          <table:table-cell table:formula="of:=[.C26]-[.D26]" office:value-type="float" office:value="72620" calcext:value-type="float">
            <text:p>72620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resolve_command</text:p>
          </table:table-cell>
          <table:table-cell office:value-type="float" office:value="219270" calcext:value-type="float">
            <text:p>219270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219270" calcext:value-type="float">
            <text:p>219270</text:p>
          </table:table-cell>
        </table:table-row>
        <table:table-row table:style-name="ro1">
          <table:table-cell office:value-type="string" calcext:value-type="string">
            <text:p>/home/ykuznetsov/klish-2.1.3/clish/shell/shell_command.c</text:p>
          </table:table-cell>
          <table:table-cell office:value-type="string" calcext:value-type="string">
            <text:p>clish_shell_resolve_command</text:p>
          </table:table-cell>
          <table:table-cell office:value-type="float" office:value="224555" calcext:value-type="float">
            <text:p>224555</text:p>
          </table:table-cell>
          <table:table-cell office:value-type="float" office:value="0" calcext:value-type="float">
            <text:p>0</text:p>
          </table:table-cell>
          <table:table-cell table:formula="of:=[.C28]-[.D28]" office:value-type="float" office:value="224555" calcext:value-type="float">
            <text:p>224555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printf</text:p>
          </table:table-cell>
          <table:table-cell office:value-type="float" office:value="228769" calcext:value-type="float">
            <text:p>228769</text:p>
          </table:table-cell>
          <table:table-cell office:value-type="float" office:value="0" calcext:value-type="float">
            <text:p>0</text:p>
          </table:table-cell>
          <table:table-cell table:formula="of:=[.C29]-[.D29]" office:value-type="float" office:value="228769" calcext:value-type="float">
            <text:p>228769</text:p>
          </table:table-cell>
        </table:table-row>
        <table:table-row table:style-name="ro1">
          <table:table-cell office:value-type="string" calcext:value-type="string">
            <text:p>/opt/build/glibc/glibc-2.24/elf/dl-load.c</text:p>
          </table:table-cell>
          <table:table-cell office:value-type="string" calcext:value-type="string">
            <text:p>_dl_map_object</text:p>
          </table:table-cell>
          <table:table-cell office:value-type="float" office:value="229995" calcext:value-type="float">
            <text:p>229995</text:p>
          </table:table-cell>
          <table:table-cell office:value-type="float" office:value="153426" calcext:value-type="float">
            <text:p>153426</text:p>
          </table:table-cell>
          <table:table-cell table:formula="of:=[.C30]-[.D30]" office:value-type="float" office:value="76569" calcext:value-type="float">
            <text:p>7656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5570</text:p>
          </table:table-cell>
          <table:table-cell office:value-type="float" office:value="231420" calcext:value-type="float">
            <text:p>231420</text:p>
          </table:table-cell>
          <table:table-cell office:value-type="float" office:value="157240" calcext:value-type="float">
            <text:p>157240</text:p>
          </table:table-cell>
          <table:table-cell table:formula="of:=[.C31]-[.D31]" office:value-type="float" office:value="74180" calcext:value-type="float">
            <text:p>74180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dup</text:p>
          </table:table-cell>
          <table:table-cell office:value-type="float" office:value="232464" calcext:value-type="float">
            <text:p>232464</text:p>
          </table:table-cell>
          <table:table-cell office:value-type="float" office:value="129825" calcext:value-type="float">
            <text:p>129825</text:p>
          </table:table-cell>
          <table:table-cell table:formula="of:=[.C32]-[.D32]" office:value-type="float" office:value="102639" calcext:value-type="float">
            <text:p>102639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node_get_name</text:p>
          </table:table-cell>
          <table:table-cell office:value-type="float" office:value="241770" calcext:value-type="float">
            <text:p>241770</text:p>
          </table:table-cell>
          <table:table-cell office:value-type="float" office:value="161180" calcext:value-type="float">
            <text:p>161180</text:p>
          </table:table-cell>
          <table:table-cell table:formula="of:=[.C33]-[.D33]" office:value-type="float" office:value="80590" calcext:value-type="float">
            <text:p>80590</text:p>
          </table:table-cell>
        </table:table-row>
        <table:table-row table:style-name="ro1">
          <table:table-cell office:value-type="string" calcext:value-type="string">
            <text:p>/opt/build/glibc/glibc-2.24/libio/vsnprintf.c</text:p>
          </table:table-cell>
          <table:table-cell office:value-type="string" calcext:value-type="string">
            <text:p>vsnprintf</text:p>
          </table:table-cell>
          <table:table-cell office:value-type="float" office:value="247323" calcext:value-type="float">
            <text:p>247323</text:p>
          </table:table-cell>
          <table:table-cell office:value-type="float" office:value="164882" calcext:value-type="float">
            <text:p>164882</text:p>
          </table:table-cell>
          <table:table-cell table:formula="of:=[.C34]-[.D34]" office:value-type="float" office:value="82441" calcext:value-type="float">
            <text:p>82441</text:p>
          </table:table-cell>
        </table:table-row>
        <table:table-row table:style-name="ro1">
          <table:table-cell office:value-type="string" calcext:value-type="string">
            <text:p>/home/ykuznetsov/klish-2.1.3/tinyrl/vt100/vt100.c</text:p>
          </table:table-cell>
          <table:table-cell office:value-type="string" calcext:value-type="string">
            <text:p>tinyrl_vt100_vprintf</text:p>
          </table:table-cell>
          <table:table-cell office:value-type="float" office:value="253650" calcext:value-type="float">
            <text:p>253650</text:p>
          </table:table-cell>
          <table:table-cell office:value-type="float" office:value="0" calcext:value-type="float">
            <text:p>0</text:p>
          </table:table-cell>
          <table:table-cell table:formula="of:=[.C35]-[.D35]" office:value-type="float" office:value="253650" calcext:value-type="float">
            <text:p>253650</text:p>
          </table:table-cell>
        </table:table-row>
        <table:table-row table:style-name="ro1">
          <table:table-cell office:value-type="string" calcext:value-type="string">
            <text:p>/opt/build/glibc/glibc-2.24/elf/dl-deps.c</text:p>
          </table:table-cell>
          <table:table-cell office:value-type="string" calcext:value-type="string">
            <text:p>_dl_map_object_deps</text:p>
          </table:table-cell>
          <table:table-cell office:value-type="float" office:value="254313" calcext:value-type="float">
            <text:p>254313</text:p>
          </table:table-cell>
          <table:table-cell office:value-type="float" office:value="169682" calcext:value-type="float">
            <text:p>169682</text:p>
          </table:table-cell>
          <table:table-cell table:formula="of:=[.C36]-[.D36]" office:value-type="float" office:value="84631" calcext:value-type="float">
            <text:p>84631</text:p>
          </table:table-cell>
        </table:table-row>
        <table:table-row table:style-name="ro1">
          <table:table-cell office:value-type="string" calcext:value-type="string">
            <text:p>/opt/build/glibc/glibc-2.24/stdio-common/snprintf.c</text:p>
          </table:table-cell>
          <table:table-cell office:value-type="string" calcext:value-type="string">
            <text:p>snprintf</text:p>
          </table:table-cell>
          <table:table-cell office:value-type="float" office:value="254955" calcext:value-type="float">
            <text:p>254955</text:p>
          </table:table-cell>
          <table:table-cell office:value-type="float" office:value="169970" calcext:value-type="float">
            <text:p>169970</text:p>
          </table:table-cell>
          <table:table-cell table:formula="of:=[.C37]-[.D37]" office:value-type="float" office:value="84985" calcext:value-type="float">
            <text:p>84985</text:p>
          </table:table-cell>
        </table:table-row>
        <table:table-row table:style-name="ro1">
          <table:table-cell office:value-type="string" calcext:value-type="string">
            <text:p>/home/ykuznetsov/klish-2.1.3/lub/argv/argv.c</text:p>
          </table:table-cell>
          <table:table-cell office:value-type="string" calcext:value-type="string">
            <text:p>lub_argv_new</text:p>
          </table:table-cell>
          <table:table-cell office:value-type="float" office:value="260418" calcext:value-type="float">
            <text:p>260418</text:p>
          </table:table-cell>
          <table:table-cell office:value-type="float" office:value="0" calcext:value-type="float">
            <text:p>0</text:p>
          </table:table-cell>
          <table:table-cell table:formula="of:=[.C38]-[.D38]" office:value-type="float" office:value="260418" calcext:value-type="float">
            <text:p>260418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cb0</text:p>
          </table:table-cell>
          <table:table-cell office:value-type="float" office:value="260586" calcext:value-type="float">
            <text:p>260586</text:p>
          </table:table-cell>
          <table:table-cell office:value-type="float" office:value="173610" calcext:value-type="float">
            <text:p>173610</text:p>
          </table:table-cell>
          <table:table-cell table:formula="of:=[.C39]-[.D39]" office:value-type="float" office:value="86976" calcext:value-type="float">
            <text:p>86976</text:p>
          </table:table-cell>
        </table:table-row>
        <table:table-row table:style-name="ro1">
          <table:table-cell office:value-type="string" calcext:value-type="string">
            <text:p>/opt/build/glibc/glibc-2.24/locale/findlocale.c</text:p>
          </table:table-cell>
          <table:table-cell office:value-type="string" calcext:value-type="string">
            <text:p>_nl_find_locale</text:p>
          </table:table-cell>
          <table:table-cell office:value-type="float" office:value="260718" calcext:value-type="float">
            <text:p>260718</text:p>
          </table:table-cell>
          <table:table-cell office:value-type="float" office:value="173812" calcext:value-type="float">
            <text:p>173812</text:p>
          </table:table-cell>
          <table:table-cell table:formula="of:=[.C40]-[.D40]" office:value-type="float" office:value="86906" calcext:value-type="float">
            <text:p>8690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4c30</text:p>
          </table:table-cell>
          <table:table-cell office:value-type="float" office:value="272847" calcext:value-type="float">
            <text:p>272847</text:p>
          </table:table-cell>
          <table:table-cell office:value-type="float" office:value="181784" calcext:value-type="float">
            <text:p>181784</text:p>
          </table:table-cell>
          <table:table-cell table:formula="of:=[.C41]-[.D41]" office:value-type="float" office:value="91063" calcext:value-type="float">
            <text:p>91063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_consolidate</text:p>
          </table:table-cell>
          <table:table-cell office:value-type="float" office:value="274612" calcext:value-type="float">
            <text:p>274612</text:p>
          </table:table-cell>
          <table:table-cell office:value-type="float" office:value="182013" calcext:value-type="float">
            <text:p>182013</text:p>
          </table:table-cell>
          <table:table-cell table:formula="of:=[.C42]-[.D42]" office:value-type="float" office:value="92599" calcext:value-type="float">
            <text:p>92599</text:p>
          </table:table-cell>
        </table:table-row>
        <table:table-row table:style-name="ro1">
          <table:table-cell office:value-type="string" calcext:value-type="string">
            <text:p>/opt/build/glibc/glibc-2.24/locale/setlocale.c</text:p>
          </table:table-cell>
          <table:table-cell office:value-type="string" calcext:value-type="string">
            <text:p>setlocale</text:p>
          </table:table-cell>
          <table:table-cell office:value-type="float" office:value="277773" calcext:value-type="float">
            <text:p>277773</text:p>
          </table:table-cell>
          <table:table-cell office:value-type="float" office:value="185182" calcext:value-type="float">
            <text:p>185182</text:p>
          </table:table-cell>
          <table:table-cell table:formula="of:=[.C43]-[.D43]" office:value-type="float" office:value="92591" calcext:value-type="float">
            <text:p>9259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Create_MM</text:p>
          </table:table-cell>
          <table:table-cell office:value-type="float" office:value="291018" calcext:value-type="float">
            <text:p>291018</text:p>
          </table:table-cell>
          <table:table-cell office:value-type="float" office:value="193764" calcext:value-type="float">
            <text:p>193764</text:p>
          </table:table-cell>
          <table:table-cell table:formula="of:=[.C44]-[.D44]" office:value-type="float" office:value="97254" calcext:value-type="float">
            <text:p>9725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rCreate</text:p>
          </table:table-cell>
          <table:table-cell office:value-type="float" office:value="291108" calcext:value-type="float">
            <text:p>291108</text:p>
          </table:table-cell>
          <table:table-cell office:value-type="float" office:value="193824" calcext:value-type="float">
            <text:p>193824</text:p>
          </table:table-cell>
          <table:table-cell table:formula="of:=[.C45]-[.D45]" office:value-type="float" office:value="97284" calcext:value-type="float">
            <text:p>97284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redisplay</text:p>
          </table:table-cell>
          <table:table-cell office:value-type="float" office:value="296296" calcext:value-type="float">
            <text:p>296296</text:p>
          </table:table-cell>
          <table:table-cell office:value-type="float" office:value="0" calcext:value-type="float">
            <text:p>0</text:p>
          </table:table-cell>
          <table:table-cell table:formula="of:=[.C46]-[.D46]" office:value-type="float" office:value="296296" calcext:value-type="float">
            <text:p>29629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a2f0</text:p>
          </table:table-cell>
          <table:table-cell office:value-type="float" office:value="303954" calcext:value-type="float">
            <text:p>303954</text:p>
          </table:table-cell>
          <table:table-cell office:value-type="float" office:value="202636" calcext:value-type="float">
            <text:p>202636</text:p>
          </table:table-cell>
          <table:table-cell table:formula="of:=[.C47]-[.D47]" office:value-type="float" office:value="101318" calcext:value-type="float">
            <text:p>101318</text:p>
          </table:table-cell>
        </table:table-row>
        <table:table-row table:style-name="ro1">
          <table:table-cell office:value-type="string" calcext:value-type="string">
            <text:p>/home/ykuznetsov/klish-2.1.3/lub/ctype/ctype.c</text:p>
          </table:table-cell>
          <table:table-cell office:value-type="string" calcext:value-type="string">
            <text:p>lub_ctype_tolower</text:p>
          </table:table-cell>
          <table:table-cell office:value-type="float" office:value="309520" calcext:value-type="float">
            <text:p>309520</text:p>
          </table:table-cell>
          <table:table-cell office:value-type="float" office:value="0" calcext:value-type="float">
            <text:p>0</text:p>
          </table:table-cell>
          <table:table-cell table:formula="of:=[.C48]-[.D48]" office:value-type="float" office:value="309520" calcext:value-type="float">
            <text:p>309520</text:p>
          </table:table-cell>
        </table:table-row>
        <table:table-row table:style-name="ro1">
          <table:table-cell office:value-type="string" calcext:value-type="string">
            <text:p>/opt/build/glibc/glibc-2.24/string/../sysdeps/x86_64/multiarch/../strcmp.S</text:p>
          </table:table-cell>
          <table:table-cell office:value-type="string" calcext:value-type="string">
            <text:p>strcmp</text:p>
          </table:table-cell>
          <table:table-cell office:value-type="float" office:value="325612" calcext:value-type="float">
            <text:p>325612</text:p>
          </table:table-cell>
          <table:table-cell office:value-type="float" office:value="213684" calcext:value-type="float">
            <text:p>213684</text:p>
          </table:table-cell>
          <table:table-cell table:formula="of:=[.C49]-[.D49]" office:value-type="float" office:value="111928" calcext:value-type="float">
            <text:p>111928</text:p>
          </table:table-cell>
        </table:table-row>
        <table:table-row table:style-name="ro1">
          <table:table-cell office:value-type="string" calcext:value-type="string">
            <text:p>/opt/build/glibc/glibc-2.24/locale/coll-lookup.c</text:p>
          </table:table-cell>
          <table:table-cell office:value-type="string" calcext:value-type="string">
            <text:p>__collseq_table_lookup</text:p>
          </table:table-cell>
          <table:table-cell office:value-type="float" office:value="326424" calcext:value-type="float">
            <text:p>326424</text:p>
          </table:table-cell>
          <table:table-cell office:value-type="float" office:value="217616" calcext:value-type="float">
            <text:p>217616</text:p>
          </table:table-cell>
          <table:table-cell table:formula="of:=[.C50]-[.D50]" office:value-type="float" office:value="108808" calcext:value-type="float">
            <text:p>108808</text:p>
          </table:table-cell>
        </table:table-row>
        <table:table-row table:style-name="ro1">
          <table:table-cell office:value-type="string" calcext:value-type="string">
            <text:p>/opt/build/glibc/glibc-2.24/elf/dl-misc.c</text:p>
          </table:table-cell>
          <table:table-cell office:value-type="string" calcext:value-type="string">
            <text:p>_dl_name_match_p</text:p>
          </table:table-cell>
          <table:table-cell office:value-type="float" office:value="350445" calcext:value-type="float">
            <text:p>350445</text:p>
          </table:table-cell>
          <table:table-cell office:value-type="float" office:value="230687" calcext:value-type="float">
            <text:p>230687</text:p>
          </table:table-cell>
          <table:table-cell table:formula="of:=[.C51]-[.D51]" office:value-type="float" office:value="119758" calcext:value-type="float">
            <text:p>119758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realloc</text:p>
          </table:table-cell>
          <table:table-cell office:value-type="float" office:value="361166" calcext:value-type="float">
            <text:p>361166</text:p>
          </table:table-cell>
          <table:table-cell office:value-type="float" office:value="210302" calcext:value-type="float">
            <text:p>210302</text:p>
          </table:table-cell>
          <table:table-cell table:formula="of:=[.C52]-[.D52]" office:value-type="float" office:value="150864" calcext:value-type="float">
            <text:p>15086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calc_eclosure_iter</text:p>
          </table:table-cell>
          <table:table-cell office:value-type="float" office:value="383307" calcext:value-type="float">
            <text:p>383307</text:p>
          </table:table-cell>
          <table:table-cell office:value-type="float" office:value="255514" calcext:value-type="float">
            <text:p>255514</text:p>
          </table:table-cell>
          <table:table-cell table:formula="of:=[.C53]-[.D53]" office:value-type="float" office:value="127793" calcext:value-type="float">
            <text:p>127793</text:p>
          </table:table-cell>
        </table:table-row>
        <table:table-row table:style-name="ro1">
          <table:table-cell office:value-type="string" calcext:value-type="string">
            <text:p>/opt/build/glibc/glibc-2.24/elf/dl-open.c</text:p>
          </table:table-cell>
          <table:table-cell office:value-type="string" calcext:value-type="string">
            <text:p>dl_open_worker</text:p>
          </table:table-cell>
          <table:table-cell office:value-type="float" office:value="396066" calcext:value-type="float">
            <text:p>396066</text:p>
          </table:table-cell>
          <table:table-cell office:value-type="float" office:value="264356" calcext:value-type="float">
            <text:p>264356</text:p>
          </table:table-cell>
          <table:table-cell table:formula="of:=[.C54]-[.D54]" office:value-type="float" office:value="131710" calcext:value-type="float">
            <text:p>131710</text:p>
          </table:table-cell>
        </table:table-row>
        <table:table-row table:style-name="ro1">
          <table:table-cell office:value-type="string" calcext:value-type="string">
            <text:p>/opt/build/glibc/glibc-2.24/elf/dl-open.c</text:p>
          </table:table-cell>
          <table:table-cell office:value-type="string" calcext:value-type="string">
            <text:p>_dl_open</text:p>
          </table:table-cell>
          <table:table-cell office:value-type="float" office:value="396492" calcext:value-type="float">
            <text:p>396492</text:p>
          </table:table-cell>
          <table:table-cell office:value-type="float" office:value="264640" calcext:value-type="float">
            <text:p>264640</text:p>
          </table:table-cell>
          <table:table-cell table:formula="of:=[.C55]-[.D55]" office:value-type="float" office:value="131852" calcext:value-type="float">
            <text:p>131852</text:p>
          </table:table-cell>
        </table:table-row>
        <table:table-row table:style-name="ro1">
          <table:table-cell office:value-type="string" calcext:value-type="string">
            <text:p>/opt/build/glibc/glibc-2.24/dlfcn/dlopen.c</text:p>
          </table:table-cell>
          <table:table-cell office:value-type="string" calcext:value-type="string">
            <text:p>dlopen_doit</text:p>
          </table:table-cell>
          <table:table-cell office:value-type="float" office:value="396579" calcext:value-type="float">
            <text:p>396579</text:p>
          </table:table-cell>
          <table:table-cell office:value-type="float" office:value="264698" calcext:value-type="float">
            <text:p>264698</text:p>
          </table:table-cell>
          <table:table-cell table:formula="of:=[.C56]-[.D56]" office:value-type="float" office:value="131881" calcext:value-type="float">
            <text:p>131881</text:p>
          </table:table-cell>
        </table:table-row>
        <table:table-row table:style-name="ro1">
          <table:table-cell office:value-type="string" calcext:value-type="string">
            <text:p>/opt/build/glibc/glibc-2.24/dlfcn/dlopen.c</text:p>
          </table:table-cell>
          <table:table-cell office:value-type="string" calcext:value-type="string">
            <text:p>dlopen@@GLIBC_2.2.5</text:p>
          </table:table-cell>
          <table:table-cell office:value-type="float" office:value="396942" calcext:value-type="float">
            <text:p>396942</text:p>
          </table:table-cell>
          <table:table-cell office:value-type="float" office:value="264940" calcext:value-type="float">
            <text:p>264940</text:p>
          </table:table-cell>
          <table:table-cell table:formula="of:=[.C57]-[.D57]" office:value-type="float" office:value="132002" calcext:value-type="float">
            <text:p>132002</text:p>
          </table:table-cell>
        </table:table-row>
        <table:table-row table:style-name="ro1">
          <table:table-cell office:value-type="string" calcext:value-type="string">
            <text:p>/opt/build/glibc/glibc-2.24/dlfcn/dlerror.c</text:p>
          </table:table-cell>
          <table:table-cell office:value-type="string" calcext:value-type="string">
            <text:p>_dlerror_run</text:p>
          </table:table-cell>
          <table:table-cell office:value-type="float" office:value="407311" calcext:value-type="float">
            <text:p>407311</text:p>
          </table:table-cell>
          <table:table-cell office:value-type="float" office:value="272652" calcext:value-type="float">
            <text:p>272652</text:p>
          </table:table-cell>
          <table:table-cell table:formula="of:=[.C58]-[.D58]" office:value-type="float" office:value="134659" calcext:value-type="float">
            <text:p>13465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f290</text:p>
          </table:table-cell>
          <table:table-cell office:value-type="float" office:value="435885" calcext:value-type="float">
            <text:p>435885</text:p>
          </table:table-cell>
          <table:table-cell office:value-type="float" office:value="290590" calcext:value-type="float">
            <text:p>290590</text:p>
          </table:table-cell>
          <table:table-cell table:formula="of:=[.C59]-[.D59]" office:value-type="float" office:value="145295" calcext:value-type="float">
            <text:p>145295</text:p>
          </table:table-cell>
        </table:table-row>
        <table:table-row table:style-name="ro1">
          <table:table-cell office:value-type="string" calcext:value-type="string">
            <text:p>/opt/build/glibc/glibc-2.24/stdio-common/vfprintf.c</text:p>
          </table:table-cell>
          <table:table-cell office:value-type="string" calcext:value-type="string">
            <text:p>vfprintf</text:p>
          </table:table-cell>
          <table:table-cell office:value-type="float" office:value="451271" calcext:value-type="float">
            <text:p>451271</text:p>
          </table:table-cell>
          <table:table-cell office:value-type="float" office:value="159439" calcext:value-type="float">
            <text:p>159439</text:p>
          </table:table-cell>
          <table:table-cell table:formula="of:=[.C60]-[.D60]" office:value-type="float" office:value="291832" calcext:value-type="float">
            <text:p>291832</text:p>
          </table:table-cell>
        </table:table-row>
        <table:table-row table:style-name="ro1">
          <table:table-cell office:value-type="string" calcext:value-type="string">
            <text:p>/home/ykuznetsov/klish-2.1.3/clish/plugin/plugin.c</text:p>
          </table:table-cell>
          <table:table-cell office:value-type="string" calcext:value-type="string">
            <text:p>clish_plugin_load</text:p>
          </table:table-cell>
          <table:table-cell office:value-type="float" office:value="463425" calcext:value-type="float">
            <text:p>463425</text:p>
          </table:table-cell>
          <table:table-cell office:value-type="float" office:value="309384" calcext:value-type="float">
            <text:p>309384</text:p>
          </table:table-cell>
          <table:table-cell table:formula="of:=[.C61]-[.D61]" office:value-type="float" office:value="154041" calcext:value-type="float">
            <text:p>154041</text:p>
          </table:table-cell>
        </table:table-row>
        <table:table-row table:style-name="ro1">
          <table:table-cell office:value-type="string" calcext:value-type="string">
            <text:p>/home/ykuznetsov/klish-2.1.3/clish/shell/shell_plugin.c</text:p>
          </table:table-cell>
          <table:table-cell office:value-type="string" calcext:value-type="string">
            <text:p>clish_shell_load_plugins</text:p>
          </table:table-cell>
          <table:table-cell office:value-type="float" office:value="465414" calcext:value-type="float">
            <text:p>465414</text:p>
          </table:table-cell>
          <table:table-cell office:value-type="float" office:value="310710" calcext:value-type="float">
            <text:p>310710</text:p>
          </table:table-cell>
          <table:table-cell table:formula="of:=[.C62]-[.D62]" office:value-type="float" office:value="154704" calcext:value-type="float">
            <text:p>154704</text:p>
          </table:table-cell>
        </table:table-row>
        <table:table-row table:style-name="ro1">
          <table:table-cell office:value-type="string" calcext:value-type="string">
            <text:p>/opt/build/glibc/glibc-2.24/elf/dl-error.c</text:p>
          </table:table-cell>
          <table:table-cell office:value-type="string" calcext:value-type="string">
            <text:p>_dl_catch_error'2</text:p>
          </table:table-cell>
          <table:table-cell office:value-type="float" office:value="469740" calcext:value-type="float">
            <text:p>469740</text:p>
          </table:table-cell>
          <table:table-cell office:value-type="float" office:value="313472" calcext:value-type="float">
            <text:p>313472</text:p>
          </table:table-cell>
          <table:table-cell table:formula="of:=[.C63]-[.D63]" office:value-type="float" office:value="156268" calcext:value-type="float">
            <text:p>156268</text:p>
          </table:table-cell>
        </table:table-row>
        <table:table-row table:style-name="ro1">
          <table:table-cell office:value-type="string" calcext:value-type="string">
            <text:p>/home/ykuznetsov/klish-2.1.3/lub/bintree/bintree_splay.c</text:p>
          </table:table-cell>
          <table:table-cell office:value-type="string" calcext:value-type="string">
            <text:p>lub_bintree_splay</text:p>
          </table:table-cell>
          <table:table-cell office:value-type="float" office:value="529325" calcext:value-type="float">
            <text:p>529325</text:p>
          </table:table-cell>
          <table:table-cell office:value-type="float" office:value="0" calcext:value-type="float">
            <text:p>0</text:p>
          </table:table-cell>
          <table:table-cell table:formula="of:=[.C64]-[.D64]" office:value-type="float" office:value="529325" calcext:value-type="float">
            <text:p>529325</text:p>
          </table:table-cell>
        </table:table-row>
        <table:table-row table:style-name="ro1">
          <table:table-cell office:value-type="string" calcext:value-type="string">
            <text:p>/opt/build/glibc/glibc-2.24/elf/dl-error.c</text:p>
          </table:table-cell>
          <table:table-cell office:value-type="string" calcext:value-type="string">
            <text:p>_dl_catch_error</text:p>
          </table:table-cell>
          <table:table-cell office:value-type="float" office:value="561140" calcext:value-type="float">
            <text:p>561140</text:p>
          </table:table-cell>
          <table:table-cell office:value-type="float" office:value="375193" calcext:value-type="float">
            <text:p>375193</text:p>
          </table:table-cell>
          <table:table-cell table:formula="of:=[.C65]-[.D65]" office:value-type="float" office:value="185947" calcext:value-type="float">
            <text:p>185947</text:p>
          </table:table-cell>
        </table:table-row>
        <table:table-row table:style-name="ro1">
          <table:table-cell office:value-type="string" calcext:value-type="string">
            <text:p>/home/ykuznetsov/klish-2.1.3/clish/shell/shell_new.c</text:p>
          </table:table-cell>
          <table:table-cell office:value-type="string" calcext:value-type="string">
            <text:p>clish_shell_init</text:p>
          </table:table-cell>
          <table:table-cell office:value-type="float" office:value="571632" calcext:value-type="float">
            <text:p>571632</text:p>
          </table:table-cell>
          <table:table-cell office:value-type="float" office:value="381088" calcext:value-type="float">
            <text:p>381088</text:p>
          </table:table-cell>
          <table:table-cell table:formula="of:=[.C66]-[.D66]" office:value-type="float" office:value="190544" calcext:value-type="float">
            <text:p>190544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free_node</text:p>
          </table:table-cell>
          <table:table-cell office:value-type="float" office:value="573078" calcext:value-type="float">
            <text:p>573078</text:p>
          </table:table-cell>
          <table:table-cell office:value-type="float" office:value="382110" calcext:value-type="float">
            <text:p>382110</text:p>
          </table:table-cell>
          <table:table-cell table:formula="of:=[.C67]-[.D67]" office:value-type="float" office:value="190968" calcext:value-type="float">
            <text:p>190968</text:p>
          </table:table-cell>
        </table:table-row>
        <table:table-row table:style-name="ro1">
          <table:table-cell office:value-type="string" calcext:value-type="string">
            <text:p>/home/ykuznetsov/klish-2.1.3/clish/shell/shell_new.c</text:p>
          </table:table-cell>
          <table:table-cell office:value-type="string" calcext:value-type="string">
            <text:p>clish_shell_new</text:p>
          </table:table-cell>
          <table:table-cell office:value-type="float" office:value="576633" calcext:value-type="float">
            <text:p>576633</text:p>
          </table:table-cell>
          <table:table-cell office:value-type="float" office:value="384422" calcext:value-type="float">
            <text:p>384422</text:p>
          </table:table-cell>
          <table:table-cell table:formula="of:=[.C68]-[.D68]" office:value-type="float" office:value="192211" calcext:value-type="float">
            <text:p>192211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doc_release</text:p>
          </table:table-cell>
          <table:table-cell office:value-type="float" office:value="579048" calcext:value-type="float">
            <text:p>579048</text:p>
          </table:table-cell>
          <table:table-cell office:value-type="float" office:value="386090" calcext:value-type="float">
            <text:p>386090</text:p>
          </table:table-cell>
          <table:table-cell table:formula="of:=[.C69]-[.D69]" office:value-type="float" office:value="192958" calcext:value-type="float">
            <text:p>192958</text:p>
          </table:table-cell>
        </table:table-row>
        <table:table-row table:style-name="ro1">
          <table:table-cell office:value-type="string" calcext:value-type="string">
            <text:p>/home/ykuznetsov/klish-2.1.3/lub/bintree/bintree_findnext.c</text:p>
          </table:table-cell>
          <table:table-cell office:value-type="string" calcext:value-type="string">
            <text:p>lub_bintree_findnext</text:p>
          </table:table-cell>
          <table:table-cell office:value-type="float" office:value="581451" calcext:value-type="float">
            <text:p>581451</text:p>
          </table:table-cell>
          <table:table-cell office:value-type="float" office:value="0" calcext:value-type="float">
            <text:p>0</text:p>
          </table:table-cell>
          <table:table-cell table:formula="of:=[.C70]-[.D70]" office:value-type="float" office:value="581451" calcext:value-type="float">
            <text:p>581451</text:p>
          </table:table-cell>
        </table:table-row>
        <table:table-row table:style-name="ro1">
          <table:table-cell office:value-type="string" calcext:value-type="string">
            <text:p>/home/ykuznetsov/klish-2.1.3/clish/command/command.c</text:p>
          </table:table-cell>
          <table:table-cell office:value-type="string" calcext:value-type="string">
            <text:p>clish_command_bt_compare</text:p>
          </table:table-cell>
          <table:table-cell office:value-type="float" office:value="588422" calcext:value-type="float">
            <text:p>588422</text:p>
          </table:table-cell>
          <table:table-cell office:value-type="float" office:value="0" calcext:value-type="float">
            <text:p>0</text:p>
          </table:table-cell>
          <table:table-cell table:formula="of:=[.C71]-[.D71]" office:value-type="float" office:value="588422" calcext:value-type="float">
            <text:p>588422</text:p>
          </table:table-cell>
        </table:table-row>
        <table:table-row table:style-name="ro1">
          <table:table-cell office:value-type="string" calcext:value-type="string">
            <text:p>/opt/build/glibc/glibc-2.24/wcsmbs/btowc.c</text:p>
          </table:table-cell>
          <table:table-cell office:value-type="string" calcext:value-type="string">
            <text:p>btowc</text:p>
          </table:table-cell>
          <table:table-cell office:value-type="float" office:value="592872" calcext:value-type="float">
            <text:p>592872</text:p>
          </table:table-cell>
          <table:table-cell office:value-type="float" office:value="395248" calcext:value-type="float">
            <text:p>395248</text:p>
          </table:table-cell>
          <table:table-cell table:formula="of:=[.C72]-[.D72]" office:value-type="float" office:value="197624" calcext:value-type="float">
            <text:p>197624</text:p>
          </table:table-cell>
        </table:table-row>
        <table:table-row table:style-name="ro1">
          <table:table-cell office:value-type="string" calcext:value-type="string">
            <text:p>/home/ykuznetsov/klish-2.1.3/lub/string/string.c</text:p>
          </table:table-cell>
          <table:table-cell office:value-type="string" calcext:value-type="string">
            <text:p>lub_string_nocasecmp</text:p>
          </table:table-cell>
          <table:table-cell office:value-type="float" office:value="596936" calcext:value-type="float">
            <text:p>596936</text:p>
          </table:table-cell>
          <table:table-cell office:value-type="float" office:value="0" calcext:value-type="float">
            <text:p>0</text:p>
          </table:table-cell>
          <table:table-cell table:formula="of:=[.C73]-[.D73]" office:value-type="float" office:value="596936" calcext:value-type="float">
            <text:p>596936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element_start</text:p>
          </table:table-cell>
          <table:table-cell office:value-type="float" office:value="614340" calcext:value-type="float">
            <text:p>614340</text:p>
          </table:table-cell>
          <table:table-cell office:value-type="float" office:value="408488" calcext:value-type="float">
            <text:p>408488</text:p>
          </table:table-cell>
          <table:table-cell table:formula="of:=[.C74]-[.D74]" office:value-type="float" office:value="205852" calcext:value-type="float">
            <text:p>205852</text:p>
          </table:table-cell>
        </table:table-row>
        <table:table-row table:style-name="ro1">
          <table:table-cell office:value-type="string" calcext:value-type="string">
            <text:p>/home/ykuznetsov/klish-2.1.3/clish/shell/shell_startup.c</text:p>
          </table:table-cell>
          <table:table-cell office:value-type="string" calcext:value-type="string">
            <text:p>clish_shell_prepare</text:p>
          </table:table-cell>
          <table:table-cell office:value-type="float" office:value="679854" calcext:value-type="float">
            <text:p>679854</text:p>
          </table:table-cell>
          <table:table-cell office:value-type="float" office:value="453058" calcext:value-type="float">
            <text:p>453058</text:p>
          </table:table-cell>
          <table:table-cell table:formula="of:=[.C75]-[.D75]" office:value-type="float" office:value="226796" calcext:value-type="float">
            <text:p>226796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param</text:p>
          </table:table-cell>
          <table:table-cell office:value-type="float" office:value="720270" calcext:value-type="float">
            <text:p>720270</text:p>
          </table:table-cell>
          <table:table-cell office:value-type="float" office:value="482606" calcext:value-type="float">
            <text:p>482606</text:p>
          </table:table-cell>
          <table:table-cell table:formula="of:=[.C76]-[.D76]" office:value-type="float" office:value="237664" calcext:value-type="float">
            <text:p>237664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13e60</text:p>
          </table:table-cell>
          <table:table-cell office:value-type="float" office:value="745899" calcext:value-type="float">
            <text:p>745899</text:p>
          </table:table-cell>
          <table:table-cell office:value-type="float" office:value="497266" calcext:value-type="float">
            <text:p>497266</text:p>
          </table:table-cell>
          <table:table-cell table:formula="of:=[.C77]-[.D77]" office:value-type="float" office:value="248633" calcext:value-type="float">
            <text:p>248633</text:p>
          </table:table-cell>
        </table:table-row>
        <table:table-row table:style-name="ro1">
          <table:table-cell office:value-type="string" calcext:value-type="string">
            <text:p>/opt/build/glibc/glibc-2.24/elf/rtld.c</text:p>
          </table:table-cell>
          <table:table-cell office:value-type="string" calcext:value-type="string">
            <text:p>dl_main</text:p>
          </table:table-cell>
          <table:table-cell office:value-type="float" office:value="813192" calcext:value-type="float">
            <text:p>813192</text:p>
          </table:table-cell>
          <table:table-cell office:value-type="float" office:value="542128" calcext:value-type="float">
            <text:p>542128</text:p>
          </table:table-cell>
          <table:table-cell table:formula="of:=[.C78]-[.D78]" office:value-type="float" office:value="271064" calcext:value-type="float">
            <text:p>271064</text:p>
          </table:table-cell>
        </table:table-row>
        <table:table-row table:style-name="ro1">
          <table:table-cell office:value-type="string" calcext:value-type="string">
            <text:p>/opt/build/glibc/glibc-2.24/elf/../elf/dl-sysdep.c</text:p>
          </table:table-cell>
          <table:table-cell office:value-type="string" calcext:value-type="string">
            <text:p>_dl_sysdep_start</text:p>
          </table:table-cell>
          <table:table-cell office:value-type="float" office:value="815220" calcext:value-type="float">
            <text:p>815220</text:p>
          </table:table-cell>
          <table:table-cell office:value-type="float" office:value="543480" calcext:value-type="float">
            <text:p>543480</text:p>
          </table:table-cell>
          <table:table-cell table:formula="of:=[.C79]-[.D79]" office:value-type="float" office:value="271740" calcext:value-type="float">
            <text:p>271740</text:p>
          </table:table-cell>
        </table:table-row>
        <table:table-row table:style-name="ro1">
          <table:table-cell office:value-type="string" calcext:value-type="string">
            <text:p>/opt/build/glibc/glibc-2.24/elf/rtld.c</text:p>
          </table:table-cell>
          <table:table-cell office:value-type="string" calcext:value-type="string">
            <text:p>_dl_start</text:p>
          </table:table-cell>
          <table:table-cell office:value-type="float" office:value="817149" calcext:value-type="float">
            <text:p>817149</text:p>
          </table:table-cell>
          <table:table-cell office:value-type="float" office:value="544766" calcext:value-type="float">
            <text:p>544766</text:p>
          </table:table-cell>
          <table:table-cell table:formula="of:=[.C80]-[.D80]" office:value-type="float" office:value="272383" calcext:value-type="float">
            <text:p>272383</text:p>
          </table:table-cell>
        </table:table-row>
        <table:table-row table:style-name="ro1">
          <table:table-cell office:value-type="string" calcext:value-type="string">
            <text:p>/opt/build/glibc/glibc-2.24/elf/dl-reloc.c</text:p>
          </table:table-cell>
          <table:table-cell office:value-type="string" calcext:value-type="string">
            <text:p>_dl_relocate_object</text:p>
          </table:table-cell>
          <table:table-cell office:value-type="float" office:value="865041" calcext:value-type="float">
            <text:p>865041</text:p>
          </table:table-cell>
          <table:table-cell office:value-type="float" office:value="576694" calcext:value-type="float">
            <text:p>576694</text:p>
          </table:table-cell>
          <table:table-cell table:formula="of:=[.C81]-[.D81]" office:value-type="float" office:value="288347" calcext:value-type="float">
            <text:p>288347</text:p>
          </table:table-cell>
        </table:table-row>
        <table:table-row table:style-name="ro1">
          <table:table-cell office:value-type="string" calcext:value-type="string">
            <text:p>/home/ykuznetsov/klish-2.1.3/clish/view/view.c</text:p>
          </table:table-cell>
          <table:table-cell office:value-type="string" calcext:value-type="string">
            <text:p>clish_view_find_next_completion</text:p>
          </table:table-cell>
          <table:table-cell office:value-type="float" office:value="878018" calcext:value-type="float">
            <text:p>878018</text:p>
          </table:table-cell>
          <table:table-cell office:value-type="float" office:value="0" calcext:value-type="float">
            <text:p>0</text:p>
          </table:table-cell>
          <table:table-cell table:formula="of:=[.C82]-[.D82]" office:value-type="float" office:value="878018" calcext:value-type="float">
            <text:p>878018</text:p>
          </table:table-cell>
        </table:table-row>
        <table:table-row table:style-name="ro1">
          <table:table-cell office:value-type="string" calcext:value-type="string">
            <text:p>/home/ykuznetsov/klish-2.1.3/clish/shell/shell_command.c</text:p>
          </table:table-cell>
          <table:table-cell office:value-type="string" calcext:value-type="string">
            <text:p>clish_shell_find_next_completion</text:p>
          </table:table-cell>
          <table:table-cell office:value-type="float" office:value="894619" calcext:value-type="float">
            <text:p>894619</text:p>
          </table:table-cell>
          <table:table-cell office:value-type="float" office:value="0" calcext:value-type="float">
            <text:p>0</text:p>
          </table:table-cell>
          <table:table-cell table:formula="of:=[.C83]-[.D83]" office:value-type="float" office:value="894619" calcext:value-type="float">
            <text:p>894619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free</text:p>
          </table:table-cell>
          <table:table-cell office:value-type="float" office:value="894649" calcext:value-type="float">
            <text:p>894649</text:p>
          </table:table-cell>
          <table:table-cell office:value-type="float" office:value="551056" calcext:value-type="float">
            <text:p>551056</text:p>
          </table:table-cell>
          <table:table-cell table:formula="of:=[.C84]-[.D84]" office:value-type="float" office:value="343593" calcext:value-type="float">
            <text:p>343593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view</text:p>
          </table:table-cell>
          <table:table-cell office:value-type="float" office:value="907455" calcext:value-type="float">
            <text:p>907455</text:p>
          </table:table-cell>
          <table:table-cell office:value-type="float" office:value="606316" calcext:value-type="float">
            <text:p>606316</text:p>
          </table:table-cell>
          <table:table-cell table:formula="of:=[.C85]-[.D85]" office:value-type="float" office:value="301139" calcext:value-type="float">
            <text:p>301139</text:p>
          </table:table-cell>
        </table:table-row>
        <table:table-row table:style-name="ro1">
          <table:table-cell office:value-type="string" calcext:value-type="string">
            <text:p>/opt/build/glibc/glibc-2.24/elf/../elf/dl-runtime.c</text:p>
          </table:table-cell>
          <table:table-cell office:value-type="string" calcext:value-type="string">
            <text:p>_dl_fixup</text:p>
          </table:table-cell>
          <table:table-cell office:value-type="float" office:value="971180" calcext:value-type="float">
            <text:p>971180</text:p>
          </table:table-cell>
          <table:table-cell office:value-type="float" office:value="590996" calcext:value-type="float">
            <text:p>590996</text:p>
          </table:table-cell>
          <table:table-cell table:formula="of:=[.C86]-[.D86]" office:value-type="float" office:value="380184" calcext:value-type="float">
            <text:p>380184</text:p>
          </table:table-cell>
        </table:table-row>
        <table:table-row table:style-name="ro1">
          <table:table-cell office:value-type="string" calcext:value-type="string">
            <text:p>/opt/build/glibc/glibc-2.24/string/strdup.c</text:p>
          </table:table-cell>
          <table:table-cell office:value-type="string" calcext:value-type="string">
            <text:p>strdup</text:p>
          </table:table-cell>
          <table:table-cell office:value-type="float" office:value="1030715" calcext:value-type="float">
            <text:p>1030715</text:p>
          </table:table-cell>
          <table:table-cell office:value-type="float" office:value="637361" calcext:value-type="float">
            <text:p>637361</text:p>
          </table:table-cell>
          <table:table-cell table:formula="of:=[.C87]-[.D87]" office:value-type="float" office:value="393354" calcext:value-type="float">
            <text:p>393354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free</text:p>
          </table:table-cell>
          <table:table-cell office:value-type="float" office:value="1079282" calcext:value-type="float">
            <text:p>1079282</text:p>
          </table:table-cell>
          <table:table-cell office:value-type="float" office:value="672511" calcext:value-type="float">
            <text:p>672511</text:p>
          </table:table-cell>
          <table:table-cell table:formula="of:=[.C88]-[.D88]" office:value-type="float" office:value="406771" calcext:value-type="float">
            <text:p>406771</text:p>
          </table:table-cell>
        </table:table-row>
        <table:table-row table:style-name="ro1"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do_lookup_x</text:p>
          </table:table-cell>
          <table:table-cell office:value-type="float" office:value="1139197" calcext:value-type="float">
            <text:p>1139197</text:p>
          </table:table-cell>
          <table:table-cell office:value-type="float" office:value="728067" calcext:value-type="float">
            <text:p>728067</text:p>
          </table:table-cell>
          <table:table-cell table:formula="of:=[.C89]-[.D89]" office:value-type="float" office:value="411130" calcext:value-type="float">
            <text:p>41113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7580</text:p>
          </table:table-cell>
          <table:table-cell office:value-type="float" office:value="1142904" calcext:value-type="float">
            <text:p>1142904</text:p>
          </table:table-cell>
          <table:table-cell office:value-type="float" office:value="765848" calcext:value-type="float">
            <text:p>765848</text:p>
          </table:table-cell>
          <table:table-cell table:formula="of:=[.C90]-[.D90]" office:value-type="float" office:value="377056" calcext:value-type="float">
            <text:p>377056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free_node'2</text:p>
          </table:table-cell>
          <table:table-cell office:value-type="float" office:value="1248390" calcext:value-type="float">
            <text:p>1248390</text:p>
          </table:table-cell>
          <table:table-cell office:value-type="float" office:value="832318" calcext:value-type="float">
            <text:p>832318</text:p>
          </table:table-cell>
          <table:table-cell table:formula="of:=[.C91]-[.D91]" office:value-type="float" office:value="416072" calcext:value-type="float">
            <text:p>416072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chardata_handler</text:p>
          </table:table-cell>
          <table:table-cell office:value-type="float" office:value="1327308" calcext:value-type="float">
            <text:p>1327308</text:p>
          </table:table-cell>
          <table:table-cell office:value-type="float" office:value="888044" calcext:value-type="float">
            <text:p>888044</text:p>
          </table:table-cell>
          <table:table-cell table:formula="of:=[.C92]-[.D92]" office:value-type="float" office:value="439264" calcext:value-type="float">
            <text:p>439264</text:p>
          </table:table-cell>
        </table:table-row>
        <table:table-row table:style-name="ro1">
          <table:table-cell office:value-type="string" calcext:value-type="string">
            <text:p>/home/ykuznetsov/klish-2.1.3/clish/shell/shell_tinyrl.c</text:p>
          </table:table-cell>
          <table:table-cell office:value-type="string" calcext:value-type="string">
            <text:p>clish_shell_tinyrl_completion</text:p>
          </table:table-cell>
          <table:table-cell office:value-type="float" office:value="1343586" calcext:value-type="float">
            <text:p>1343586</text:p>
          </table:table-cell>
          <table:table-cell office:value-type="float" office:value="0" calcext:value-type="float">
            <text:p>0</text:p>
          </table:table-cell>
          <table:table-cell table:formula="of:=[.C93]-[.D93]" office:value-type="float" office:value="1343586" calcext:value-type="float">
            <text:p>134358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5686930</text:p>
          </table:table-cell>
          <table:table-cell office:value-type="float" office:value="1362028" calcext:value-type="float">
            <text:p>1362028</text:p>
          </table:table-cell>
          <table:table-cell office:value-type="float" office:value="872421" calcext:value-type="float">
            <text:p>872421</text:p>
          </table:table-cell>
          <table:table-cell table:formula="of:=[.C94]-[.D94]" office:value-type="float" office:value="489607" calcext:value-type="float">
            <text:p>489607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ommand</text:p>
          </table:table-cell>
          <table:table-cell office:value-type="float" office:value="1381344" calcext:value-type="float">
            <text:p>1381344</text:p>
          </table:table-cell>
          <table:table-cell office:value-type="float" office:value="923308" calcext:value-type="float">
            <text:p>923308</text:p>
          </table:table-cell>
          <table:table-cell table:formula="of:=[.C95]-[.D95]" office:value-type="float" office:value="458036" calcext:value-type="float">
            <text:p>458036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complete_with_extensions</text:p>
          </table:table-cell>
          <table:table-cell office:value-type="float" office:value="1442595" calcext:value-type="float">
            <text:p>1442595</text:p>
          </table:table-cell>
          <table:table-cell office:value-type="float" office:value="0" calcext:value-type="float">
            <text:p>0</text:p>
          </table:table-cell>
          <table:table-cell table:formula="of:=[.C96]-[.D96]" office:value-type="float" office:value="1442595" calcext:value-type="float">
            <text:p>1442595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key_tab</text:p>
          </table:table-cell>
          <table:table-cell office:value-type="float" office:value="1445162" calcext:value-type="float">
            <text:p>1445162</text:p>
          </table:table-cell>
          <table:table-cell office:value-type="float" office:value="0" calcext:value-type="float">
            <text:p>0</text:p>
          </table:table-cell>
          <table:table-cell table:formula="of:=[.C97]-[.D97]" office:value-type="float" office:value="1445162" calcext:value-type="float">
            <text:p>1445162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expat_make_node</text:p>
          </table:table-cell>
          <table:table-cell office:value-type="float" office:value="1479522" calcext:value-type="float">
            <text:p>1479522</text:p>
          </table:table-cell>
          <table:table-cell office:value-type="float" office:value="986524" calcext:value-type="float">
            <text:p>986524</text:p>
          </table:table-cell>
          <table:table-cell table:formula="of:=[.C98]-[.D98]" office:value-type="float" office:value="492998" calcext:value-type="float">
            <text:p>492998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do_complete</text:p>
          </table:table-cell>
          <table:table-cell office:value-type="float" office:value="1506043" calcext:value-type="float">
            <text:p>1506043</text:p>
          </table:table-cell>
          <table:table-cell office:value-type="float" office:value="0" calcext:value-type="float">
            <text:p>0</text:p>
          </table:table-cell>
          <table:table-cell table:formula="of:=[.C99]-[.D99]" office:value-type="float" office:value="1506043" calcext:value-type="float">
            <text:p>1506043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</text:p>
          </table:table-cell>
          <table:table-cell office:value-type="float" office:value="1528908" calcext:value-type="float">
            <text:p>1528908</text:p>
          </table:table-cell>
          <table:table-cell office:value-type="float" office:value="1019466" calcext:value-type="float">
            <text:p>1019466</text:p>
          </table:table-cell>
          <table:table-cell table:formula="of:=[.C100]-[.D100]" office:value-type="float" office:value="509442" calcext:value-type="float">
            <text:p>509442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branch</text:p>
          </table:table-cell>
          <table:table-cell office:value-type="float" office:value="1532772" calcext:value-type="float">
            <text:p>1532772</text:p>
          </table:table-cell>
          <table:table-cell office:value-type="float" office:value="1022042" calcext:value-type="float">
            <text:p>1022042</text:p>
          </table:table-cell>
          <table:table-cell table:formula="of:=[.C101]-[.D101]" office:value-type="float" office:value="510730" calcext:value-type="float">
            <text:p>51073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reg_exp</text:p>
          </table:table-cell>
          <table:table-cell office:value-type="float" office:value="1533633" calcext:value-type="float">
            <text:p>1533633</text:p>
          </table:table-cell>
          <table:table-cell office:value-type="float" office:value="1022616" calcext:value-type="float">
            <text:p>1022616</text:p>
          </table:table-cell>
          <table:table-cell table:formula="of:=[.C102]-[.D102]" office:value-type="float" office:value="511017" calcext:value-type="float">
            <text:p>511017</text:p>
          </table:table-cell>
        </table:table-row>
        <table:table-row table:style-name="ro1">
          <table:table-cell office:value-type="string" calcext:value-type="string">
            <text:p>/opt/build/glibc/glibc-2.24/elf/dl-lookup.c</text:p>
          </table:table-cell>
          <table:table-cell office:value-type="string" calcext:value-type="string">
            <text:p>_dl_lookup_symbol_x</text:p>
          </table:table-cell>
          <table:table-cell office:value-type="float" office:value="1567571" calcext:value-type="float">
            <text:p>1567571</text:p>
          </table:table-cell>
          <table:table-cell office:value-type="float" office:value="994177" calcext:value-type="float">
            <text:p>994177</text:p>
          </table:table-cell>
          <table:table-cell table:formula="of:=[.C103]-[.D103]" office:value-type="float" office:value="573394" calcext:value-type="float">
            <text:p>573394</text:p>
          </table:table-cell>
        </table:table-row>
        <table:table-row table:style-name="ro1">
          <table:table-cell office:value-type="string" calcext:value-type="string">
            <text:p>/opt/build/glibc/glibc-2.24/iconv/../iconv/skeleton.c</text:p>
          </table:table-cell>
          <table:table-cell office:value-type="string" calcext:value-type="string">
            <text:p>__gconv_transform_utf8_internal</text:p>
          </table:table-cell>
          <table:table-cell office:value-type="float" office:value="1772397" calcext:value-type="float">
            <text:p>1772397</text:p>
          </table:table-cell>
          <table:table-cell office:value-type="float" office:value="1181598" calcext:value-type="float">
            <text:p>1181598</text:p>
          </table:table-cell>
          <table:table-cell table:formula="of:=[.C104]-[.D104]" office:value-type="float" office:value="590799" calcext:value-type="float">
            <text:p>590799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internal_readline</text:p>
          </table:table-cell>
          <table:table-cell office:value-type="float" office:value="1908849" calcext:value-type="float">
            <text:p>1908849</text:p>
          </table:table-cell>
          <table:table-cell office:value-type="float" office:value="0" calcext:value-type="float">
            <text:p>0</text:p>
          </table:table-cell>
          <table:table-cell table:formula="of:=[.C105]-[.D105]" office:value-type="float" office:value="1908849" calcext:value-type="float">
            <text:p>1908849</text:p>
          </table:table-cell>
        </table:table-row>
        <table:table-row table:style-name="ro1">
          <table:table-cell office:value-type="string" calcext:value-type="string">
            <text:p>/home/ykuznetsov/klish-2.1.3/tinyrl/tinyrl.c</text:p>
          </table:table-cell>
          <table:table-cell office:value-type="string" calcext:value-type="string">
            <text:p>tinyrl_readline</text:p>
          </table:table-cell>
          <table:table-cell office:value-type="float" office:value="1908857" calcext:value-type="float">
            <text:p>1908857</text:p>
          </table:table-cell>
          <table:table-cell office:value-type="float" office:value="0" calcext:value-type="float">
            <text:p>0</text:p>
          </table:table-cell>
          <table:table-cell table:formula="of:=[.C106]-[.D106]" office:value-type="float" office:value="1908857" calcext:value-type="float">
            <text:p>1908857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hildren'2</text:p>
          </table:table-cell>
          <table:table-cell office:value-type="float" office:value="1997064" calcext:value-type="float">
            <text:p>1997064</text:p>
          </table:table-cell>
          <table:table-cell office:value-type="float" office:value="1338404" calcext:value-type="float">
            <text:p>1338404</text:p>
          </table:table-cell>
          <table:table-cell table:formula="of:=[.C107]-[.D107]" office:value-type="float" office:value="658660" calcext:value-type="float">
            <text:p>658660</text:p>
          </table:table-cell>
        </table:table-row>
        <table:table-row table:style-name="ro1">
          <table:table-cell office:value-type="string" calcext:value-type="string">
            <text:p>/home/ykuznetsov/klish-2.1.3/clish/shell/shell_tinyrl.c</text:p>
          </table:table-cell>
          <table:table-cell office:value-type="string" calcext:value-type="string">
            <text:p>clish_shell_execline</text:p>
          </table:table-cell>
          <table:table-cell office:value-type="float" office:value="1997578" calcext:value-type="float">
            <text:p>1997578</text:p>
          </table:table-cell>
          <table:table-cell office:value-type="float" office:value="73257" calcext:value-type="float">
            <text:p>73257</text:p>
          </table:table-cell>
          <table:table-cell table:formula="of:=[.C108]-[.D108]" office:value-type="float" office:value="1924321" calcext:value-type="float">
            <text:p>1924321</text:p>
          </table:table-cell>
        </table:table-row>
        <table:table-row table:style-name="ro1">
          <table:table-cell office:value-type="string" calcext:value-type="string">
            <text:p>/home/ykuznetsov/klish-2.1.3/clish/shell/shell_tinyrl.c</text:p>
          </table:table-cell>
          <table:table-cell office:value-type="string" calcext:value-type="string">
            <text:p>clish_shell_readline</text:p>
          </table:table-cell>
          <table:table-cell office:value-type="float" office:value="1997590" calcext:value-type="float">
            <text:p>1997590</text:p>
          </table:table-cell>
          <table:table-cell office:value-type="float" office:value="73260" calcext:value-type="float">
            <text:p>73260</text:p>
          </table:table-cell>
          <table:table-cell table:formula="of:=[.C109]-[.D109]" office:value-type="float" office:value="1924330" calcext:value-type="float">
            <text:p>1924330</text:p>
          </table:table-cell>
        </table:table-row>
        <table:table-row table:style-name="ro1">
          <table:table-cell office:value-type="string" calcext:value-type="string">
            <text:p>/home/ykuznetsov/klish-2.1.3/clish/shell/shell_loop.c</text:p>
          </table:table-cell>
          <table:table-cell office:value-type="string" calcext:value-type="string">
            <text:p>clish_shell_loop</text:p>
          </table:table-cell>
          <table:table-cell office:value-type="float" office:value="2005061" calcext:value-type="float">
            <text:p>2005061</text:p>
          </table:table-cell>
          <table:table-cell office:value-type="float" office:value="78353" calcext:value-type="float">
            <text:p>78353</text:p>
          </table:table-cell>
          <table:table-cell table:formula="of:=[.C110]-[.D110]" office:value-type="float" office:value="1926708" calcext:value-type="float">
            <text:p>1926708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_int_malloc</text:p>
          </table:table-cell>
          <table:table-cell office:value-type="float" office:value="2221845" calcext:value-type="float">
            <text:p>2221845</text:p>
          </table:table-cell>
          <table:table-cell office:value-type="float" office:value="1422985" calcext:value-type="float">
            <text:p>1422985</text:p>
          </table:table-cell>
          <table:table-cell table:formula="of:=[.C111]-[.D111]" office:value-type="float" office:value="798860" calcext:value-type="float">
            <text:p>798860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expression'2</text:p>
          </table:table-cell>
          <table:table-cell office:value-type="float" office:value="2391378" calcext:value-type="float">
            <text:p>2391378</text:p>
          </table:table-cell>
          <table:table-cell office:value-type="float" office:value="1593324" calcext:value-type="float">
            <text:p>1593324</text:p>
          </table:table-cell>
          <table:table-cell table:formula="of:=[.C112]-[.D112]" office:value-type="float" office:value="798054" calcext:value-type="float">
            <text:p>798054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branch'2</text:p>
          </table:table-cell>
          <table:table-cell office:value-type="float" office:value="2400777" calcext:value-type="float">
            <text:p>2400777</text:p>
          </table:table-cell>
          <table:table-cell office:value-type="float" office:value="1600110" calcext:value-type="float">
            <text:p>1600110</text:p>
          </table:table-cell>
          <table:table-cell table:formula="of:=[.C113]-[.D113]" office:value-type="float" office:value="800667" calcext:value-type="float">
            <text:p>800667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parse_reg_exp'2</text:p>
          </table:table-cell>
          <table:table-cell office:value-type="float" office:value="2406069" calcext:value-type="float">
            <text:p>2406069</text:p>
          </table:table-cell>
          <table:table-cell office:value-type="float" office:value="1603638" calcext:value-type="float">
            <text:p>1603638</text:p>
          </table:table-cell>
          <table:table-cell table:formula="of:=[.C114]-[.D114]" office:value-type="float" office:value="802431" calcext:value-type="float">
            <text:p>802431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internal</text:p>
          </table:table-cell>
          <table:table-cell office:value-type="float" office:value="2651148" calcext:value-type="float">
            <text:p>2651148</text:p>
          </table:table-cell>
          <table:table-cell office:value-type="float" office:value="1769898" calcext:value-type="float">
            <text:p>1769898</text:p>
          </table:table-cell>
          <table:table-cell table:formula="of:=[.C115]-[.D115]" office:value-type="float" office:value="881250" calcext:value-type="float">
            <text:p>881250</text:p>
          </table:table-cell>
        </table:table-row>
        <table:table-row table:style-name="ro1">
          <table:table-cell office:value-type="string" calcext:value-type="string">
            <text:p>/opt/build/glibc/glibc-2.24/malloc/malloc.c</text:p>
          </table:table-cell>
          <table:table-cell office:value-type="string" calcext:value-type="string">
            <text:p>malloc</text:p>
          </table:table-cell>
          <table:table-cell office:value-type="float" office:value="2944670" calcext:value-type="float">
            <text:p>2944670</text:p>
          </table:table-cell>
          <table:table-cell office:value-type="float" office:value="1863193" calcext:value-type="float">
            <text:p>1863193</text:p>
          </table:table-cell>
          <table:table-cell table:formula="of:=[.C116]-[.D116]" office:value-type="float" office:value="1081477" calcext:value-type="float">
            <text:p>1081477</text:p>
          </table:table-cell>
        </table:table-row>
        <table:table-row table:style-name="ro1">
          <table:table-cell office:value-type="string" calcext:value-type="string">
            <text:p>/opt/build/glibc/glibc-2.24/wcsmbs/mbrtowc.c</text:p>
          </table:table-cell>
          <table:table-cell office:value-type="string" calcext:value-type="string">
            <text:p>mbrtowc</text:p>
          </table:table-cell>
          <table:table-cell office:value-type="float" office:value="3041886" calcext:value-type="float">
            <text:p>3041886</text:p>
          </table:table-cell>
          <table:table-cell office:value-type="float" office:value="2027924" calcext:value-type="float">
            <text:p>2027924</text:p>
          </table:table-cell>
          <table:table-cell table:formula="of:=[.C117]-[.D117]" office:value-type="float" office:value="1013962" calcext:value-type="float">
            <text:p>1013962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_iter.isra.24</text:p>
          </table:table-cell>
          <table:table-cell office:value-type="float" office:value="3300708" calcext:value-type="float">
            <text:p>3300708</text:p>
          </table:table-cell>
          <table:table-cell office:value-type="float" office:value="2200472" calcext:value-type="float">
            <text:p>2200472</text:p>
          </table:table-cell>
          <table:table-cell table:formula="of:=[.C118]-[.D118]" office:value-type="float" office:value="1100236" calcext:value-type="float">
            <text:p>1100236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_compile_fastmap</text:p>
          </table:table-cell>
          <table:table-cell office:value-type="float" office:value="3302493" calcext:value-type="float">
            <text:p>3302493</text:p>
          </table:table-cell>
          <table:table-cell office:value-type="float" office:value="2201662" calcext:value-type="float">
            <text:p>2201662</text:p>
          </table:table-cell>
          <table:table-cell table:formula="of:=[.C119]-[.D119]" office:value-type="float" office:value="1100831" calcext:value-type="float">
            <text:p>1100831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8190</text:p>
          </table:table-cell>
          <table:table-cell office:value-type="float" office:value="4055490" calcext:value-type="float">
            <text:p>4055490</text:p>
          </table:table-cell>
          <table:table-cell office:value-type="float" office:value="2709624" calcext:value-type="float">
            <text:p>2709624</text:p>
          </table:table-cell>
          <table:table-cell table:formula="of:=[.C120]-[.D120]" office:value-type="float" office:value="1345866" calcext:value-type="float">
            <text:p>134586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9440</text:p>
          </table:table-cell>
          <table:table-cell office:value-type="float" office:value="4056360" calcext:value-type="float">
            <text:p>4056360</text:p>
          </table:table-cell>
          <table:table-cell office:value-type="float" office:value="2710204" calcext:value-type="float">
            <text:p>2710204</text:p>
          </table:table-cell>
          <table:table-cell table:formula="of:=[.C121]-[.D121]" office:value-type="float" office:value="1346156" calcext:value-type="float">
            <text:p>134615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94a0</text:p>
          </table:table-cell>
          <table:table-cell office:value-type="float" office:value="4186080" calcext:value-type="float">
            <text:p>4186080</text:p>
          </table:table-cell>
          <table:table-cell office:value-type="float" office:value="2796684" calcext:value-type="float">
            <text:p>2796684</text:p>
          </table:table-cell>
          <table:table-cell table:formula="of:=[.C122]-[.D122]" office:value-type="float" office:value="1389396" calcext:value-type="float">
            <text:p>138939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b4f0</text:p>
          </table:table-cell>
          <table:table-cell office:value-type="float" office:value="4204890" calcext:value-type="float">
            <text:p>4204890</text:p>
          </table:table-cell>
          <table:table-cell office:value-type="float" office:value="2809224" calcext:value-type="float">
            <text:p>2809224</text:p>
          </table:table-cell>
          <table:table-cell table:formula="of:=[.C123]-[.D123]" office:value-type="float" office:value="1395666" calcext:value-type="float">
            <text:p>139566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Buffer</text:p>
          </table:table-cell>
          <table:table-cell office:value-type="float" office:value="4206180" calcext:value-type="float">
            <text:p>4206180</text:p>
          </table:table-cell>
          <table:table-cell office:value-type="float" office:value="2810084" calcext:value-type="float">
            <text:p>2810084</text:p>
          </table:table-cell>
          <table:table-cell table:formula="of:=[.C124]-[.D124]" office:value-type="float" office:value="1396096" calcext:value-type="float">
            <text:p>1396096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XML_Parse</text:p>
          </table:table-cell>
          <table:table-cell office:value-type="float" office:value="4243392" calcext:value-type="float">
            <text:p>4243392</text:p>
          </table:table-cell>
          <table:table-cell office:value-type="float" office:value="2835314" calcext:value-type="float">
            <text:p>2835314</text:p>
          </table:table-cell>
          <table:table-cell table:formula="of:=[.C125]-[.D125]" office:value-type="float" office:value="1408078" calcext:value-type="float">
            <text:p>1408078</text:p>
          </table:table-cell>
        </table:table-row>
        <table:table-row table:style-name="ro1">
          <table:table-cell office:value-type="string" calcext:value-type="string">
            <text:p>/home/ykuznetsov/klish-2.1.3/clish/shell/shell_expat.c</text:p>
          </table:table-cell>
          <table:table-cell office:value-type="string" calcext:value-type="string">
            <text:p>clish_xmldoc_read</text:p>
          </table:table-cell>
          <table:table-cell office:value-type="float" office:value="4760403" calcext:value-type="float">
            <text:p>4760403</text:p>
          </table:table-cell>
          <table:table-cell office:value-type="float" office:value="3180736" calcext:value-type="float">
            <text:p>3180736</text:p>
          </table:table-cell>
          <table:table-cell table:formula="of:=[.C126]-[.D126]" office:value-type="float" office:value="1579667" calcext:value-type="float">
            <text:p>1579667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ptype</text:p>
          </table:table-cell>
          <table:table-cell office:value-type="float" office:value="5414289" calcext:value-type="float">
            <text:p>5414289</text:p>
          </table:table-cell>
          <table:table-cell office:value-type="float" office:value="3611760" calcext:value-type="float">
            <text:p>3611760</text:p>
          </table:table-cell>
          <table:table-cell table:formula="of:=[.C127]-[.D127]" office:value-type="float" office:value="1802529" calcext:value-type="float">
            <text:p>1802529</text:p>
          </table:table-cell>
        </table:table-row>
        <table:table-row table:style-name="ro1">
          <table:table-cell office:value-type="string" calcext:value-type="string">
            <text:p>/opt/build/glibc/glibc-2.24/posix/regcomp.c</text:p>
          </table:table-cell>
          <table:table-cell office:value-type="string" calcext:value-type="string">
            <text:p>regcomp</text:p>
          </table:table-cell>
          <table:table-cell office:value-type="float" office:value="5960967" calcext:value-type="float">
            <text:p>5960967</text:p>
          </table:table-cell>
          <table:table-cell office:value-type="float" office:value="3976044" calcext:value-type="float">
            <text:p>3976044</text:p>
          </table:table-cell>
          <table:table-cell table:formula="of:=[.C128]-[.D128]" office:value-type="float" office:value="1984923" calcext:value-type="float">
            <text:p>1984923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_set_pattern</text:p>
          </table:table-cell>
          <table:table-cell office:value-type="float" office:value="6194853" calcext:value-type="float">
            <text:p>6194853</text:p>
          </table:table-cell>
          <table:table-cell office:value-type="float" office:value="4132116" calcext:value-type="float">
            <text:p>4132116</text:p>
          </table:table-cell>
          <table:table-cell table:formula="of:=[.C129]-[.D129]" office:value-type="float" office:value="2062737" calcext:value-type="float">
            <text:p>2062737</text:p>
          </table:table-cell>
        </table:table-row>
        <table:table-row table:style-name="ro1">
          <table:table-cell office:value-type="string" calcext:value-type="string">
            <text:p>/home/ykuznetsov/klish-2.1.3/clish/ptype/ptype.c</text:p>
          </table:table-cell>
          <table:table-cell office:value-type="string" calcext:value-type="string">
            <text:p>clish_ptype_new</text:p>
          </table:table-cell>
          <table:table-cell office:value-type="float" office:value="6236658" calcext:value-type="float">
            <text:p>6236658</text:p>
          </table:table-cell>
          <table:table-cell office:value-type="float" office:value="4160152" calcext:value-type="float">
            <text:p>4160152</text:p>
          </table:table-cell>
          <table:table-cell table:formula="of:=[.C130]-[.D130]" office:value-type="float" office:value="2076506" calcext:value-type="float">
            <text:p>2076506</text:p>
          </table:table-cell>
        </table:table-row>
        <table:table-row table:style-name="ro1">
          <table:table-cell office:value-type="string" calcext:value-type="string">
            <text:p>/home/ykuznetsov/klish-2.1.3/clish/shell/shell_ptype.c</text:p>
          </table:table-cell>
          <table:table-cell office:value-type="string" calcext:value-type="string">
            <text:p>clish_shell_find_create_ptype</text:p>
          </table:table-cell>
          <table:table-cell office:value-type="float" office:value="6265029" calcext:value-type="float">
            <text:p>6265029</text:p>
          </table:table-cell>
          <table:table-cell office:value-type="float" office:value="4178910" calcext:value-type="float">
            <text:p>4178910</text:p>
          </table:table-cell>
          <table:table-cell table:formula="of:=[.C131]-[.D131]" office:value-type="float" office:value="2086119" calcext:value-type="float">
            <text:p>2086119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hildren</text:p>
          </table:table-cell>
          <table:table-cell office:value-type="float" office:value="7035984" calcext:value-type="float">
            <text:p>7035984</text:p>
          </table:table-cell>
          <table:table-cell office:value-type="float" office:value="4695456" calcext:value-type="float">
            <text:p>4695456</text:p>
          </table:table-cell>
          <table:table-cell table:formula="of:=[.C132]-[.D132]" office:value-type="float" office:value="2340528" calcext:value-type="float">
            <text:p>2340528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clish_module</text:p>
          </table:table-cell>
          <table:table-cell office:value-type="float" office:value="7052094" calcext:value-type="float">
            <text:p>7052094</text:p>
          </table:table-cell>
          <table:table-cell office:value-type="float" office:value="4706196" calcext:value-type="float">
            <text:p>4706196</text:p>
          </table:table-cell>
          <table:table-cell table:formula="of:=[.C133]-[.D133]" office:value-type="float" office:value="2345898" calcext:value-type="float">
            <text:p>2345898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node.part.0</text:p>
          </table:table-cell>
          <table:table-cell office:value-type="float" office:value="7082985" calcext:value-type="float">
            <text:p>7082985</text:p>
          </table:table-cell>
          <table:table-cell office:value-type="float" office:value="4726790" calcext:value-type="float">
            <text:p>4726790</text:p>
          </table:table-cell>
          <table:table-cell table:formula="of:=[.C134]-[.D134]" office:value-type="float" office:value="2356195" calcext:value-type="float">
            <text:p>2356195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process_node.part.0'2</text:p>
          </table:table-cell>
          <table:table-cell office:value-type="float" office:value="8997312" calcext:value-type="float">
            <text:p>8997312</text:p>
          </table:table-cell>
          <table:table-cell office:value-type="float" office:value="6010036" calcext:value-type="float">
            <text:p>6010036</text:p>
          </table:table-cell>
          <table:table-cell table:formula="of:=[.C135]-[.D135]" office:value-type="float" office:value="2987276" calcext:value-type="float">
            <text:p>2987276</text:p>
          </table:table-cell>
        </table:table-row>
        <table:table-row table:style-name="ro1">
          <table:table-cell office:value-type="string" calcext:value-type="string">
            <text:p>/opt/build/glibc/glibc-2.24/elf/../sysdeps/x86_64/dl-trampoline.h</text:p>
          </table:table-cell>
          <table:table-cell office:value-type="string" calcext:value-type="string">
            <text:p>_dl_runtime_resolve_fxsave'2</text:p>
          </table:table-cell>
          <table:table-cell office:value-type="float" office:value="9434201" calcext:value-type="float">
            <text:p>9434201</text:p>
          </table:table-cell>
          <table:table-cell office:value-type="float" office:value="4142480" calcext:value-type="float">
            <text:p>4142480</text:p>
          </table:table-cell>
          <table:table-cell table:formula="of:=[.C136]-[.D136]" office:value-type="float" office:value="5291721" calcext:value-type="float">
            <text:p>5291721</text:p>
          </table:table-cell>
        </table:table-row>
        <table:table-row table:style-name="ro1">
          <table:table-cell office:value-type="string" calcext:value-type="string">
            <text:p>/home/ykuznetsov/klish-2.1.3/clish/shell/shell_xml.c</text:p>
          </table:table-cell>
          <table:table-cell office:value-type="string" calcext:value-type="string">
            <text:p>clish_shell_load_scheme</text:p>
          </table:table-cell>
          <table:table-cell office:value-type="float" office:value="12517683" calcext:value-type="float">
            <text:p>12517683</text:p>
          </table:table-cell>
          <table:table-cell office:value-type="float" office:value="8357114" calcext:value-type="float">
            <text:p>8357114</text:p>
          </table:table-cell>
          <table:table-cell table:formula="of:=[.C137]-[.D137]" office:value-type="float" office:value="4160569" calcext:value-type="float">
            <text:p>4160569</text:p>
          </table:table-cell>
        </table:table-row>
        <table:table-row table:style-name="ro1">
          <table:table-cell office:value-type="string" calcext:value-type="string">
            <text:p>/opt/build/glibc/glibc-2.24/elf/../sysdeps/x86_64/dl-trampoline.h</text:p>
          </table:table-cell>
          <table:table-cell office:value-type="string" calcext:value-type="string">
            <text:p>_dl_runtime_resolve_fxsave</text:p>
          </table:table-cell>
          <table:table-cell office:value-type="float" office:value="16675876" calcext:value-type="float">
            <text:p>16675876</text:p>
          </table:table-cell>
          <table:table-cell office:value-type="float" office:value="9933919" calcext:value-type="float">
            <text:p>9933919</text:p>
          </table:table-cell>
          <table:table-cell table:formula="of:=[.C138]-[.D138]" office:value-type="float" office:value="6741957" calcext:value-type="float">
            <text:p>6741957</text:p>
          </table:table-cell>
        </table:table-row>
        <table:table-row table:style-name="ro1">
          <table:table-cell office:value-type="string" calcext:value-type="string">
            <text:p>/home/ykuznetsov/klish-2.1.3/bin/clish.c</text:p>
          </table:table-cell>
          <table:table-cell office:value-type="string" calcext:value-type="string">
            <text:p>main</text:p>
          </table:table-cell>
          <table:table-cell office:value-type="float" office:value="16679676" calcext:value-type="float">
            <text:p>16679676</text:p>
          </table:table-cell>
          <table:table-cell office:value-type="float" office:value="9936469" calcext:value-type="float">
            <text:p>9936469</text:p>
          </table:table-cell>
          <table:table-cell table:formula="of:=[.C139]-[.D139]" office:value-type="float" office:value="6743207" calcext:value-type="float">
            <text:p>6743207</text:p>
          </table:table-cell>
        </table:table-row>
        <table:table-row table:style-name="ro1">
          <table:table-cell office:value-type="string" calcext:value-type="string">
            <text:p>/opt/build/glibc/glibc-2.24/csu/../csu/libc-start.c</text:p>
          </table:table-cell>
          <table:table-cell office:value-type="string" calcext:value-type="string">
            <text:p>(below main)</text:p>
          </table:table-cell>
          <table:table-cell office:value-type="float" office:value="16683417" calcext:value-type="float">
            <text:p>16683417</text:p>
          </table:table-cell>
          <table:table-cell office:value-type="float" office:value="9940008" calcext:value-type="float">
            <text:p>9940008</text:p>
          </table:table-cell>
          <table:table-cell table:formula="of:=[.C140]-[.D140]" office:value-type="float" office:value="6743409" calcext:value-type="float">
            <text:p>6743409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_start</text:p>
          </table:table-cell>
          <table:table-cell office:value-type="float" office:value="16683450" calcext:value-type="float">
            <text:p>16683450</text:p>
          </table:table-cell>
          <table:table-cell office:value-type="float" office:value="9940030" calcext:value-type="float">
            <text:p>9940030</text:p>
          </table:table-cell>
          <table:table-cell table:formula="of:=[.C141]-[.D141]" office:value-type="float" office:value="6743420" calcext:value-type="float">
            <text:p>6743420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office:value-type="string" calcext:value-type="string">
            <text:p>0x0000000000000c20</text:p>
          </table:table-cell>
          <table:table-cell office:value-type="float" office:value="17510604" calcext:value-type="float">
            <text:p>17510604</text:p>
          </table:table-cell>
          <table:table-cell office:value-type="float" office:value="10491466" calcext:value-type="float">
            <text:p>10491466</text:p>
          </table:table-cell>
          <table:table-cell table:formula="of:=[.C142]-[.D142]" office:value-type="float" office:value="7019138" calcext:value-type="float">
            <text:p>7019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7:03:52.683518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4T17:04:38.911823815</dc:date>
    <meta:editing-duration>PT1M57S</meta:editing-duration>
    <meta:editing-cycles>2</meta:editing-cycles>
    <meta:generator>LibreOffice/7.0.4.2$Linux_X86_64 LibreOffice_project/00$Build-2</meta:generator>
    <meta:document-statistic meta:table-count="2" meta:cell-count="2085" meta:object-count="0"/>
  </office:meta>
</office:document-meta>
</file>